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5400000071314C0D1169E25D78.png" manifest:media-type="image/png"/>
  <manifest:file-entry manifest:full-path="Pictures/100002010000015400000121B848AEEBEB402EF1.png" manifest:media-type="image/png"/>
  <manifest:file-entry manifest:full-path="Pictures/100002010000015400000071C4FC017B88D32AE4.png" manifest:media-type="image/png"/>
  <manifest:file-entry manifest:full-path="Pictures/1000020100000154000001212ED8DC178CDFDBD0.png" manifest:media-type="image/png"/>
  <manifest:file-entry manifest:full-path="Pictures/10000201000001570000005E7301EE09CF7E2680.png" manifest:media-type="image/png"/>
  <manifest:file-entry manifest:full-path="Pictures/1000020100000172000001DFC81ED4DE289A79FE.png" manifest:media-type="image/png"/>
  <manifest:file-entry manifest:full-path="Pictures/1000020100000083000000830FF265ED1DFF5158.png" manifest:media-type="image/png"/>
  <manifest:file-entry manifest:full-path="Pictures/1000020100000083000000837A8894380C5F7929.png" manifest:media-type="image/png"/>
  <manifest:file-entry manifest:full-path="Pictures/1000020100000140000001303A27B0F97EB85EEF.png" manifest:media-type="image/png"/>
  <manifest:file-entry manifest:full-path="Pictures/10000201000000830000008389EAF6CD53A9D1AC.png" manifest:media-type="image/png"/>
  <manifest:file-entry manifest:full-path="Pictures/100002010000014D000001DF9EC6CF8746CAE665.png" manifest:media-type="image/png"/>
  <manifest:file-entry manifest:full-path="Pictures/10000201000001ED000000B2CBF3AA0BED35E6D2.png" manifest:media-type="image/png"/>
  <manifest:file-entry manifest:full-path="Pictures/100002010000008300000083A919D68CFB8994ED.png" manifest:media-type="image/png"/>
  <manifest:file-entry manifest:full-path="Pictures/1000020100000083000000835BC58C107840570F.png" manifest:media-type="image/png"/>
  <manifest:file-entry manifest:full-path="Pictures/10000201000001400000013076C31E2EE570CEE8.png" manifest:media-type="image/png"/>
  <manifest:file-entry manifest:full-path="Pictures/100002010000008300000083AFB2E138CD83AF1B.png" manifest:media-type="image/png"/>
  <manifest:file-entry manifest:full-path="Pictures/100002010000004F0000004FBD6894AA200EF39B.png" manifest:media-type="image/png"/>
  <manifest:file-entry manifest:full-path="Pictures/100002010000008300000083FFD9895E5527E9EE.png" manifest:media-type="image/png"/>
  <manifest:file-entry manifest:full-path="Pictures/1000020100000083000000831108D9C7792D8198.png" manifest:media-type="image/png"/>
  <manifest:file-entry manifest:full-path="Pictures/10000201000001ED0000007392CC9B2C0956DE51.png" manifest:media-type="image/png"/>
  <manifest:file-entry manifest:full-path="Pictures/100002010000014000000130327BFEF61CCD7118.png" manifest:media-type="image/png"/>
  <manifest:file-entry manifest:full-path="Pictures/10000201000001E60000005E44AC4F5F264FFC8A.png" manifest:media-type="image/png"/>
  <manifest:file-entry manifest:full-path="Pictures/1000020100000140000001305C84151BDEDEF2AA.png" manifest:media-type="image/png"/>
  <manifest:file-entry manifest:full-path="Pictures/10000201000001400000013068E0A37C96BC5136.png" manifest:media-type="image/png"/>
  <manifest:file-entry manifest:full-path="Pictures/1000020100000172000001DFFC520EA58E070E1A.png" manifest:media-type="image/png"/>
  <manifest:file-entry manifest:full-path="Pictures/100002010000004F0000004F94D58131FD033A09.png" manifest:media-type="image/png"/>
  <manifest:file-entry manifest:full-path="Pictures/100002010000004F0000004F276FF06B46AC1006.png" manifest:media-type="image/png"/>
  <manifest:file-entry manifest:full-path="Pictures/10000201000001400000013041FDB2B5605FD848.png" manifest:media-type="image/png"/>
  <manifest:file-entry manifest:full-path="Pictures/1000020100000172000001DFF29803069918E5BF.png" manifest:media-type="image/png"/>
  <manifest:file-entry manifest:full-path="Pictures/10000201000000D7000000CC135AF5DC5D8109F0.png" manifest:media-type="image/png"/>
  <manifest:file-entry manifest:full-path="Pictures/10000201000000D7000000CC751AEA932F698C28.png" manifest:media-type="image/png"/>
  <manifest:file-entry manifest:full-path="Pictures/100002010000004F0000004F1249E4126F0D735D.png" manifest:media-type="image/png"/>
  <manifest:file-entry manifest:full-path="Pictures/10000201000000D7000000CC48EB0A2387658B69.png" manifest:media-type="image/png"/>
  <manifest:file-entry manifest:full-path="Pictures/100002010000004F0000004FB20626AE166159DA.png" manifest:media-type="image/png"/>
  <manifest:file-entry manifest:full-path="Pictures/100002010000008300000083A6CA7E2A24EAEE2C.png" manifest:media-type="image/png"/>
  <manifest:file-entry manifest:full-path="Pictures/10000201000000D7000000CCBCED97C0B2FD3DB8.png" manifest:media-type="image/png"/>
  <manifest:file-entry manifest:full-path="Pictures/1000020100000083000000830374C8D515339EDA.png" manifest:media-type="image/png"/>
  <manifest:file-entry manifest:full-path="Pictures/10000201000001F90000018AC747F071D0D6EC8D.png" manifest:media-type="image/png"/>
  <manifest:file-entry manifest:full-path="Pictures/1000020100000083000000830BA6EAEC574658F6.png" manifest:media-type="image/png"/>
  <manifest:file-entry manifest:full-path="Pictures/100002010000013C000001DF24C4E7E183A9900C.png" manifest:media-type="image/png"/>
  <manifest:file-entry manifest:full-path="Pictures/100002010000008300000083CEB7F07E1C1F6349.png" manifest:media-type="image/png"/>
  <manifest:file-entry manifest:full-path="Pictures/100002010000008300000083CCFE9302CA959AD1.png" manifest:media-type="image/png"/>
  <manifest:file-entry manifest:full-path="Pictures/100002010000014000000130AA9D5E4300A10599.png" manifest:media-type="image/png"/>
  <manifest:file-entry manifest:full-path="Pictures/1000020100000083000000835333BF6BD70CCE1A.png" manifest:media-type="image/png"/>
  <manifest:file-entry manifest:full-path="Pictures/100002010000015D000001DF00371C6764270363.png" manifest:media-type="image/png"/>
  <manifest:file-entry manifest:full-path="Pictures/10000201000000830000008380E9B97DDBE53D40.png" manifest:media-type="image/png"/>
  <manifest:file-entry manifest:full-path="Pictures/100002010000003400000034FBDF25CBE14B1F2A.png" manifest:media-type="image/png"/>
  <manifest:file-entry manifest:full-path="Pictures/10000201000000830000008304D9DDA9F9DA4673.png" manifest:media-type="image/png"/>
  <manifest:file-entry manifest:full-path="Pictures/100002010000008300000083DF7D5346D32EC17E.png" manifest:media-type="image/png"/>
  <manifest:file-entry manifest:full-path="Pictures/10000201000000830000008347B1F22527B6FC96.png" manifest:media-type="image/png"/>
  <manifest:file-entry manifest:full-path="Pictures/100002010000001600000016C59FE7136CC1FC5C.png" manifest:media-type="image/png"/>
  <manifest:file-entry manifest:full-path="Pictures/100002010000004F0000004FFC230719B0C0FB10.png" manifest:media-type="image/png"/>
  <manifest:file-entry manifest:full-path="Pictures/100002010000008300000083E8CF1AF70ACABD89.png" manifest:media-type="image/png"/>
  <manifest:file-entry manifest:full-path="Pictures/100002010000008300000083461B252680329258.png" manifest:media-type="image/png"/>
  <manifest:file-entry manifest:full-path="Pictures/1000020100000083000000836C0B06DD5C2D9C80.png" manifest:media-type="image/png"/>
  <manifest:file-entry manifest:full-path="Pictures/100002010000008300000083819FDB8A2ADC0617.png" manifest:media-type="image/png"/>
  <manifest:file-entry manifest:full-path="Pictures/100002010000008300000083EE3698A2BD2B7D9A.png" manifest:media-type="image/png"/>
  <manifest:file-entry manifest:full-path="Pictures/100002010000008300000083508BC860AE6C63B5.png" manifest:media-type="image/png"/>
  <manifest:file-entry manifest:full-path="Pictures/100002010000008300000083B7AF454E90456EB8.png" manifest:media-type="image/png"/>
  <manifest:file-entry manifest:full-path="Pictures/1000020100000133000001DFCF5DBCA19663D182.png" manifest:media-type="image/png"/>
  <manifest:file-entry manifest:full-path="Pictures/10000201000001ED000001A639C47C7D4F80431B.png" manifest:media-type="image/png"/>
  <manifest:file-entry manifest:full-path="Pictures/1000020100000083000000838377A5BB0694F08A.png" manifest:media-type="image/png"/>
  <manifest:file-entry manifest:full-path="Pictures/100002010000008300000083DD80E91BDC1F13D9.png" manifest:media-type="image/png"/>
  <manifest:file-entry manifest:full-path="Pictures/100002010000004F0000004F694AD1DCE00DB2CC.png" manifest:media-type="image/png"/>
  <manifest:file-entry manifest:full-path="Pictures/1000020100000133000001DF078E5C6333A69B16.png" manifest:media-type="image/png"/>
  <manifest:file-entry manifest:full-path="Pictures/100002010000014000000130A62610B21523AF4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Calibri" svg:font-family="Calibri"/>
    <style:font-face style:name="Lucida Console1" svg:font-family="'Lucida Console'"/>
    <style:font-face style:name="Times New Roman1" svg:font-family="'Times New Roman'"/>
    <style:font-face style:name="FreeSans" svg:font-family="FreeSans" style:font-family-generic="swiss"/>
    <style:font-face style:name="+mn-cs" svg:font-family="+mn-cs" style:font-pitch="variable"/>
    <style:font-face style:name="+mn-ea" svg:font-family="+mn-ea" style:font-pitch="variable"/>
    <style:font-face style:name="+mn-lt" svg:font-family="+mn-lt" style:font-pitch="variable"/>
    <style:font-face style:name="Calibri2"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Lucida Console" svg:font-family="'Lucida Console'" style:font-pitch="variable"/>
    <style:font-face style:name="Times New Roman" svg:font-family="'Times New Roman'" style:font-pitch="variable"/>
    <style:font-face style:name="Calibri1" svg:font-family="Calibri"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3" style:family="graphic" style:parent-style-name="standard">
      <style:graphic-properties draw:stroke="none" svg:stroke-width="0cm" draw:fill="bitmap" draw:fill-image-name="msFillBitmap_20_4"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4" style:family="graphic" style:parent-style-name="standard">
      <style:graphic-properties draw:stroke="none" svg:stroke-width="0cm" draw:fill="bitmap" draw:fill-image-name="msFillBitmap_20_5"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5"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9" style:family="graphic" style:parent-style-name="standard">
      <style:graphic-properties draw:stroke="solid" svg:stroke-width="0.026cm" svg:stroke-color="#497dba" draw:fill="none" draw:textarea-vertical-align="top" draw:auto-grow-height="false" draw:fit-to-size="false" style:shrink-to-fit="false" fo:min-height="2.978cm" fo:min-width="4.19cm" fo:padding-top="0cm" fo:padding-bottom="0cm" fo:padding-left="0cm" fo:padding-right="0cm" fo:wrap-option="wrap"/>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graphic-properties draw:stroke="none" svg:stroke-width="0cm" draw:fill="solid" draw:fill-color="#000000" draw:textarea-vertical-align="top" draw:auto-grow-height="false" draw:fit-to-size="false" style:shrink-to-fit="false" fo:min-height="0.271cm" fo:min-width="1.544cm" fo:padding-top="0cm" fo:padding-bottom="0cm" fo:padding-left="0cm" fo:padding-right="0cm" fo:wrap-option="wrap"/>
    </style:style>
    <style:style style:name="gr13" style:family="graphic" style:parent-style-name="standard">
      <style:graphic-properties draw:stroke="none" svg:stroke-width="0cm" draw:fill="bitmap" draw:fill-image-name="msFillBitmap_20_9"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5.026cm" fo:min-width="6.196cm" fo:padding-top="0cm" fo:padding-bottom="0cm" fo:padding-left="0cm" fo:padding-right="0cm" fo:wrap-option="wrap" fo:clip="rect(0cm, 0cm, 0cm, 0cm)"/>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5.026cm" fo:min-width="4.424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55cm" fo:min-width="0.733cm" fo:padding-top="0cm" fo:padding-bottom="0cm" fo:padding-left="0cm" fo:padding-right="0cm" fo:wrap-option="wrap" fo:clip="rect(0cm, 0cm, 0cm, 0cm)"/>
    </style:style>
    <style:style style:name="gr25"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331cm" fo:min-width="0.441cm" fo:padding-top="0cm" fo:padding-bottom="0cm" fo:padding-left="0cm" fo:padding-right="0cm" fo:wrap-option="wrap" fo:clip="rect(0cm, 0cm, 0cm, 0cm)"/>
    </style:style>
    <style:style style:name="gr26" style:family="graphic" style:parent-style-name="standard">
      <style:graphic-properties draw:stroke="solid" svg:stroke-width="0.026cm" svg:stroke-color="#497dba" draw:fill="none" draw:textarea-vertical-align="top" draw:auto-grow-height="false" draw:fit-to-size="false" style:shrink-to-fit="false" fo:min-height="0.331cm" fo:min-width="0.441cm" fo:padding-top="0cm" fo:padding-bottom="0cm" fo:padding-left="0cm" fo:padding-right="0cm" fo:wrap-option="wrap"/>
    </style:style>
    <style:style style:name="gr27"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28"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0"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31"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32"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33"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37"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5.026cm" fo:min-width="5.18cm" fo:padding-top="0cm" fo:padding-bottom="0cm" fo:padding-left="0cm" fo:padding-right="0cm" fo:wrap-option="wrap" fo:clip="rect(0cm, 0cm, 0cm, 0cm)"/>
    </style:style>
    <style:style style:name="gr38"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0"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5.026cm" fo:min-width="4.424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4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4.435cm" fo:min-width="6.902cm" fo:padding-top="0cm" fo:padding-bottom="0cm" fo:padding-left="0cm" fo:padding-right="0cm" fo:wrap-option="wrap" fo:clip="rect(0cm, 0cm, 0cm, 0cm)"/>
    </style:style>
    <style:style style:name="gr45"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4.137cm" fo:min-width="7.075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4.218cm" fo:min-width="6.615cm" fo:padding-top="0cm" fo:padding-bottom="0cm" fo:padding-left="0cm" fo:padding-right="0cm" fo:wrap-option="wrap" fo:clip="rect(0cm, 0cm, 0cm, 0cm)"/>
    </style:style>
    <style:style style:name="gr47" style:family="graphic" style:parent-style-name="standard">
      <style:graphic-properties draw:stroke="solid" svg:stroke-width="0.026cm" svg:stroke-color="#497dba" draw:fill="none" draw:textarea-vertical-align="top" draw:auto-grow-height="false" draw:fit-to-size="false" style:shrink-to-fit="false" fo:min-height="4.219cm" fo:min-width="6.616cm" fo:padding-top="0cm" fo:padding-bottom="0cm" fo:padding-left="0cm" fo:padding-right="0cm" fo:wrap-option="wrap"/>
    </style:style>
    <style:style style:name="gr4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9" style:family="graphic" style:parent-style-name="standard">
      <style:graphic-properties draw:stroke="solid" svg:stroke-width="0.071cm" svg:stroke-color="#000000" draw:fill="none" draw:textarea-vertical-align="top" draw:auto-grow-height="false" draw:fit-to-size="false" style:shrink-to-fit="false" fo:min-height="4.219cm" fo:min-width="0.868cm" fo:padding-top="0cm" fo:padding-bottom="0cm" fo:padding-left="0cm" fo:padding-right="0cm" fo:wrap-option="wrap"/>
    </style:style>
    <style:style style:name="gr5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2"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873cm" fo:min-width="6.902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987cm" fo:min-width="4.802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1.654cm" fo:min-width="6.615cm" fo:padding-top="0cm" fo:padding-bottom="0cm" fo:padding-left="0cm" fo:padding-right="0cm" fo:wrap-option="wrap" fo:clip="rect(0cm, 0cm, 0cm, 0cm)"/>
    </style:style>
    <style:style style:name="gr55"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7" style:family="graphic" style:parent-style-name="standard">
      <style:graphic-properties draw:stroke="solid" svg:stroke-width="0.071cm" svg:stroke-color="#000000" draw:fill="none" draw:textarea-vertical-align="top" draw:auto-grow-height="false" draw:fit-to-size="false" style:shrink-to-fit="false" fo:min-height="1.653cm" fo:min-width="0.868cm" fo:padding-top="0cm" fo:padding-bottom="0cm" fo:padding-left="0cm" fo:padding-right="0cm" fo:wrap-option="wrap"/>
    </style:style>
    <style:style style:name="gr5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graphic-properties draw:stroke="none" svg:stroke-width="0cm" draw:fill="solid" draw:fill-color="#000000" draw:textarea-vertical-align="top" draw:auto-grow-height="false" draw:fit-to-size="false" style:shrink-to-fit="false" fo:min-height="3.248cm" fo:min-width="14.914cm" fo:padding-top="0cm" fo:padding-bottom="0cm" fo:padding-left="0cm" fo:padding-right="0cm" fo:wrap-option="wrap"/>
    </style:style>
    <style:style style:name="gr61"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4.717cm" fo:min-width="6.001cm" fo:padding-top="0cm" fo:padding-bottom="0cm" fo:padding-left="0cm" fo:padding-right="0cm" fo:wrap-option="wrap" fo:clip="rect(0cm, 0cm, 0cm, 0cm)"/>
    </style:style>
    <style:style style:name="gr62"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21cm" fo:padding-bottom="0cm" fo:padding-left="0cm" fo:padding-right="0cm" fo:wrap-option="wrap"/>
      <style:paragraph-properties style:writing-mode="lr-tb"/>
    </style:style>
    <style:style style:name="gr63" style:family="graphic" style:parent-style-name="standard">
      <style:graphic-properties draw:stroke="solid" svg:stroke-width="0.071cm" svg:stroke-color="#000000" draw:fill="none" draw:textarea-vertical-align="top" draw:auto-grow-height="false" draw:fit-to-size="false" style:shrink-to-fit="false" fo:min-height="4.462cm" fo:min-width="0.788cm" fo:padding-top="0cm" fo:padding-bottom="0cm" fo:padding-left="0cm" fo:padding-right="0cm" fo:wrap-option="wrap"/>
    </style:style>
    <style:style style:name="gr64"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6.565cm" fo:min-width="6.001cm" fo:padding-top="0cm" fo:padding-bottom="0cm" fo:padding-left="0cm" fo:padding-right="0cm" fo:wrap-option="wrap" fo:clip="rect(0cm, 0cm, 0cm, 0cm)"/>
    </style:style>
    <style:style style:name="gr65"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66" style:family="graphic" style:parent-style-name="standard">
      <style:graphic-properties draw:stroke="solid" svg:stroke-width="0.071cm" svg:stroke-color="#000000" draw:fill="none" draw:textarea-vertical-align="top" draw:auto-grow-height="false" draw:fit-to-size="false" style:shrink-to-fit="false" fo:min-height="6.873cm" fo:min-width="0.788cm" fo:padding-top="0cm" fo:padding-bottom="0cm" fo:padding-left="0cm" fo:padding-right="0cm" fo:wrap-option="wrap"/>
    </style:style>
    <style:style style:name="gr67"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0"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3.861cm" fo:min-width="4.064cm" fo:padding-top="0cm" fo:padding-bottom="0cm" fo:padding-left="0cm" fo:padding-right="0cm" fo:wrap-option="wrap" fo:clip="rect(0cm, 0cm, 0cm, 0cm)"/>
    </style:style>
    <style:style style:name="gr71"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6.079cm" fo:min-width="4.699cm" fo:padding-top="0cm" fo:padding-bottom="0cm" fo:padding-left="0cm" fo:padding-right="0cm" fo:wrap-option="wrap" fo:clip="rect(0cm, 0cm, 0cm, 0cm)"/>
    </style:style>
    <style:style style:name="gr72"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73" style:family="graphic" style:parent-style-name="standard">
      <style:graphic-properties draw:stroke="solid" svg:stroke-width="0.026cm" svg:stroke-color="#497dba" draw:fill="none" draw:textarea-vertical-align="top" draw:auto-grow-height="false" draw:fit-to-size="false" style:shrink-to-fit="false" fo:min-height="3.602cm" fo:min-width="3.801cm" fo:padding-top="0cm" fo:padding-bottom="0cm" fo:padding-left="0cm" fo:padding-right="0cm" fo:wrap-option="wrap"/>
    </style:style>
    <style:style style:name="gr7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3.861cm" fo:min-width="4.064cm" fo:padding-top="0cm" fo:padding-bottom="0cm" fo:padding-left="0cm" fo:padding-right="0cm" fo:wrap-option="wrap" fo:clip="rect(0cm, 0cm, 0cm, 0cm)"/>
    </style:style>
    <style:style style:name="gr76"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6.079cm" fo:min-width="4.699cm" fo:padding-top="0cm" fo:padding-bottom="0cm" fo:padding-left="0cm" fo:padding-right="0cm" fo:wrap-option="wrap" fo:clip="rect(0cm, 0cm, 0cm, 0cm)"/>
    </style:style>
    <style:style style:name="gr77"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7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9" style:family="graphic" style:parent-style-name="standard">
      <style:graphic-properties draw:stroke="none" svg:stroke-width="0cm" draw:fill="solid" draw:fill-color="#000000" draw:textarea-vertical-align="top" draw:auto-grow-height="false" draw:fit-to-size="false" style:shrink-to-fit="false" fo:min-height="0.328cm" fo:min-width="1.401cm" fo:padding-top="0cm" fo:padding-bottom="0cm" fo:padding-left="0cm" fo:padding-right="0cm" fo:wrap-option="wrap"/>
    </style:style>
    <style:style style:name="gr80"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3.865cm" fo:min-width="4.064cm" fo:padding-top="0cm" fo:padding-bottom="0cm" fo:padding-left="0cm" fo:padding-right="0cm" fo:wrap-option="wrap" fo:clip="rect(0cm, 0cm, 0cm, 0cm)"/>
    </style:style>
    <style:style style:name="gr81" style:family="graphic" style:parent-style-name="standard">
      <style:graphic-properties draw:stroke="none" svg:stroke-width="0cm" draw:fill="bitmap" draw:fill-image-name="msFillBitmap_20_115" style:repeat="stretch" draw:textarea-vertical-align="top" draw:auto-grow-height="false" draw:fit-to-size="false" style:shrink-to-fit="false" fo:min-height="6.079cm" fo:min-width="4.437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116"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4" style:family="graphic" style:parent-style-name="standard">
      <style:graphic-properties draw:stroke="none" svg:stroke-width="0cm" draw:fill="solid" draw:fill-color="#000000" draw:textarea-vertical-align="top" draw:auto-grow-height="false" draw:fit-to-size="false" style:shrink-to-fit="false" fo:min-height="3.023cm" fo:min-width="2.429cm" fo:padding-top="0cm" fo:padding-bottom="0cm" fo:padding-left="0cm" fo:padding-right="0cm" fo:wrap-option="wrap"/>
    </style:style>
    <style:style style:name="gr85" style:family="graphic" style:parent-style-name="standard">
      <style:graphic-properties draw:stroke="none" svg:stroke-width="0cm" draw:fill="bitmap" draw:fill-image-name="msFillBitmap_20_117" style:repeat="stretch" draw:textarea-vertical-align="top" draw:auto-grow-height="false" draw:fit-to-size="false" style:shrink-to-fit="false" fo:min-height="3.865cm" fo:min-width="4.064cm" fo:padding-top="0cm" fo:padding-bottom="0cm" fo:padding-left="0cm" fo:padding-right="0cm" fo:wrap-option="wrap" fo:clip="rect(0cm, 0cm, 0cm, 0cm)"/>
    </style:style>
    <style:style style:name="gr86" style:family="graphic" style:parent-style-name="standard">
      <style:graphic-properties draw:stroke="none" svg:stroke-width="0cm" draw:fill="bitmap" draw:fill-image-name="msFillBitmap_20_118" style:repeat="stretch" draw:textarea-vertical-align="top" draw:auto-grow-height="false" draw:fit-to-size="false" style:shrink-to-fit="false" fo:min-height="6.079cm" fo:min-width="4.225cm" fo:padding-top="0cm" fo:padding-bottom="0cm" fo:padding-left="0cm" fo:padding-right="0cm" fo:wrap-option="wrap" fo:clip="rect(0cm, 0cm, 0cm, 0cm)"/>
    </style:style>
    <style:style style:name="gr87" style:family="graphic" style:parent-style-name="standard">
      <style:graphic-properties draw:stroke="none" svg:stroke-width="0cm" draw:fill="bitmap" draw:fill-image-name="msFillBitmap_20_119"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8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9" style:family="graphic" style:parent-style-name="standard">
      <style:graphic-properties draw:stroke="none" svg:stroke-width="0cm" draw:fill="solid" draw:fill-color="#000000" draw:textarea-vertical-align="top" draw:auto-grow-height="false" draw:fit-to-size="false" style:shrink-to-fit="false" fo:min-height="2.228cm" fo:min-width="2.425cm" fo:padding-top="0cm" fo:padding-bottom="0cm" fo:padding-left="0cm" fo:padding-right="0cm" fo:wrap-option="wrap"/>
    </style:style>
    <style:style style:name="gr90" style:family="graphic" style:parent-style-name="standard">
      <style:graphic-properties draw:stroke="none" svg:stroke-width="0cm" draw:fill="bitmap" draw:fill-image-name="msFillBitmap_20_12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91" style:family="graphic" style:parent-style-name="standard">
      <style:graphic-properties draw:stroke="none" svg:stroke-width="0cm" draw:fill="bitmap" draw:fill-image-name="msFillBitmap_20_12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2" style:family="graphic" style:parent-style-name="standard">
      <style:graphic-properties draw:stroke="solid" svg:stroke-width="0.026cm" svg:stroke-color="#497dba" draw:fill="none" draw:textarea-vertical-align="top" draw:auto-grow-height="false" draw:fit-to-size="false" style:shrink-to-fit="false" fo:min-height="1.118cm" fo:min-width="1.118cm" fo:padding-top="0cm" fo:padding-bottom="0cm" fo:padding-left="0cm" fo:padding-right="0cm" fo:wrap-option="wrap"/>
    </style:style>
    <style:style style:name="gr93" style:family="graphic" style:parent-style-name="standard">
      <style:graphic-properties draw:stroke="none" svg:stroke-width="0cm" draw:fill="bitmap" draw:fill-image-name="msFillBitmap_20_12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94" style:family="graphic" style:parent-style-name="standard">
      <style:graphic-properties draw:stroke="none" svg:stroke-width="0cm" draw:fill="bitmap" draw:fill-image-name="msFillBitmap_20_12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12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12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12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12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9" style:family="graphic" style:parent-style-name="standard">
      <style:graphic-properties draw:stroke="solid" svg:stroke-width="0.026cm" svg:stroke-color="#497dba" draw:fill="none" draw:textarea-vertical-align="top" draw:auto-grow-height="false" draw:fit-to-size="false" style:shrink-to-fit="false" fo:min-height="1.118cm" fo:min-width="1.117cm" fo:padding-top="0cm" fo:padding-bottom="0cm" fo:padding-left="0cm" fo:padding-right="0cm" fo:wrap-option="wrap"/>
    </style:style>
    <style:style style:name="gr100" style:family="graphic" style:parent-style-name="standard">
      <style:graphic-properties draw:stroke="none" svg:stroke-width="0cm" draw:fill="bitmap" draw:fill-image-name="msFillBitmap_20_128"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01" style:family="graphic" style:parent-style-name="standard">
      <style:graphic-properties draw:stroke="none" svg:stroke-width="0cm" draw:fill="bitmap" draw:fill-image-name="msFillBitmap_20_12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2" style:family="graphic" style:parent-style-name="standard">
      <style:graphic-properties draw:stroke="none" svg:stroke-width="0cm" draw:fill="bitmap" draw:fill-image-name="msFillBitmap_20_13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3" style:family="graphic" style:parent-style-name="standard">
      <style:graphic-properties draw:stroke="none" svg:stroke-width="0cm" draw:fill="bitmap" draw:fill-image-name="msFillBitmap_20_13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4" style:family="graphic" style:parent-style-name="standard">
      <style:graphic-properties draw:stroke="none" svg:stroke-width="0cm" draw:fill="bitmap" draw:fill-image-name="msFillBitmap_20_13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5" style:family="graphic" style:parent-style-name="standard">
      <style:graphic-properties draw:stroke="none" svg:stroke-width="0cm" draw:fill="bitmap" draw:fill-image-name="msFillBitmap_20_13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6" style:family="graphic" style:parent-style-name="standard">
      <style:graphic-properties draw:stroke="none" svg:stroke-width="0cm" draw:fill="bitmap" draw:fill-image-name="msFillBitmap_20_13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07" style:family="graphic" style:parent-style-name="standard">
      <style:graphic-properties draw:stroke="none" svg:stroke-width="0cm" draw:fill="bitmap" draw:fill-image-name="msFillBitmap_20_13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8" style:family="graphic" style:parent-style-name="standard">
      <style:graphic-properties draw:stroke="none" svg:stroke-width="0cm" draw:fill="bitmap" draw:fill-image-name="msFillBitmap_20_13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9" style:family="graphic" style:parent-style-name="standard">
      <style:graphic-properties draw:stroke="none" svg:stroke-width="0cm" draw:fill="bitmap" draw:fill-image-name="msFillBitmap_20_13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0" style:family="graphic" style:parent-style-name="standard">
      <style:graphic-properties draw:stroke="none" svg:stroke-width="0cm" draw:fill="bitmap" draw:fill-image-name="msFillBitmap_20_14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11" style:family="graphic" style:parent-style-name="standard">
      <style:graphic-properties draw:stroke="none" svg:stroke-width="0cm" draw:fill="bitmap" draw:fill-image-name="msFillBitmap_20_14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2" style:family="graphic" style:parent-style-name="standard">
      <style:graphic-properties draw:stroke="none" svg:stroke-width="0cm" draw:fill="bitmap" draw:fill-image-name="msFillBitmap_20_14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3" style:family="graphic" style:parent-style-name="standard">
      <style:graphic-properties draw:stroke="none" svg:stroke-width="0cm" draw:fill="bitmap" draw:fill-image-name="msFillBitmap_20_14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4" style:family="graphic" style:parent-style-name="standard">
      <style:graphic-properties draw:stroke="none" svg:stroke-width="0cm" draw:fill="bitmap" draw:fill-image-name="msFillBitmap_20_14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5" style:family="graphic" style:parent-style-name="standard">
      <style:graphic-properties draw:stroke="none" svg:stroke-width="0cm" draw:fill="bitmap" draw:fill-image-name="msFillBitmap_20_14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6" style:family="graphic" style:parent-style-name="standard">
      <style:graphic-properties draw:stroke="none" svg:stroke-width="0cm" draw:fill="bitmap" draw:fill-image-name="msFillBitmap_20_146" style:repeat="stretch" draw:textarea-vertical-align="top" draw:auto-grow-height="false" draw:fit-to-size="false" style:shrink-to-fit="false" fo:min-height="1.328cm" fo:min-width="1.327cm" fo:padding-top="0cm" fo:padding-bottom="0cm" fo:padding-left="0cm" fo:padding-right="0cm" fo:wrap-option="wrap" fo:clip="rect(0cm, 0cm, 0cm, 0cm)"/>
    </style:style>
    <style:style style:name="gr117" style:family="graphic" style:parent-style-name="standard">
      <style:graphic-properties draw:stroke="none" svg:stroke-width="0cm" draw:fill="bitmap" draw:fill-image-name="msFillBitmap_20_14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8" style:family="graphic" style:parent-style-name="standard">
      <style:graphic-properties draw:stroke="none" svg:stroke-width="0cm" draw:fill="bitmap" draw:fill-image-name="msFillBitmap_20_148"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19" style:family="graphic" style:parent-style-name="standard">
      <style:graphic-properties draw:stroke="none" svg:stroke-width="0cm" draw:fill="bitmap" draw:fill-image-name="msFillBitmap_20_14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0" style:family="graphic" style:parent-style-name="standard">
      <style:graphic-properties draw:stroke="none" svg:stroke-width="0cm" draw:fill="bitmap" draw:fill-image-name="msFillBitmap_20_150" style:repeat="stretch" draw:textarea-vertical-align="top" draw:auto-grow-height="false" draw:fit-to-size="false" style:shrink-to-fit="false" fo:min-height="1.328cm" fo:min-width="1.327cm" fo:padding-top="0cm" fo:padding-bottom="0cm" fo:padding-left="0cm" fo:padding-right="0cm" fo:wrap-option="wrap" fo:clip="rect(0cm, 0cm, 0cm, 0cm)"/>
    </style:style>
    <style:style style:name="gr121" style:family="graphic" style:parent-style-name="standard">
      <style:graphic-properties draw:stroke="none" svg:stroke-width="0cm" draw:fill="bitmap" draw:fill-image-name="msFillBitmap_20_15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2" style:family="graphic" style:parent-style-name="standard">
      <style:graphic-properties draw:stroke="none" svg:stroke-width="0cm" draw:fill="bitmap" draw:fill-image-name="msFillBitmap_20_152"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3" style:family="graphic" style:parent-style-name="standard">
      <style:graphic-properties draw:stroke="none" svg:stroke-width="0cm" draw:fill="bitmap" draw:fill-image-name="msFillBitmap_20_15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4" style:family="graphic" style:parent-style-name="standard">
      <style:graphic-properties draw:stroke="none" svg:stroke-width="0cm" draw:fill="bitmap" draw:fill-image-name="msFillBitmap_20_154"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5" style:family="graphic" style:parent-style-name="standard">
      <style:graphic-properties draw:stroke="none" svg:stroke-width="0cm" draw:fill="bitmap" draw:fill-image-name="msFillBitmap_20_15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6" style:family="graphic" style:parent-style-name="standard">
      <style:graphic-properties draw:stroke="none" svg:stroke-width="0cm" draw:fill="bitmap" draw:fill-image-name="msFillBitmap_20_156"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7" style:family="graphic" style:parent-style-name="standard">
      <style:graphic-properties draw:stroke="none" svg:stroke-width="0cm" draw:fill="bitmap" draw:fill-image-name="msFillBitmap_20_15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8" style:family="graphic" style:parent-style-name="standard">
      <style:graphic-properties draw:stroke="none" svg:stroke-width="0cm" draw:fill="bitmap" draw:fill-image-name="msFillBitmap_20_15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29" style:family="graphic" style:parent-style-name="standard">
      <style:graphic-properties draw:stroke="none" svg:stroke-width="0cm" draw:fill="bitmap" draw:fill-image-name="msFillBitmap_20_15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0" style:family="graphic" style:parent-style-name="standard">
      <style:graphic-properties draw:stroke="solid" svg:stroke-width="0.026cm" svg:stroke-color="#497dba" draw:fill="none" draw:textarea-vertical-align="top" draw:auto-grow-height="false" draw:fit-to-size="false" style:shrink-to-fit="false" fo:min-height="1.117cm" fo:min-width="1.118cm" fo:padding-top="0cm" fo:padding-bottom="0cm" fo:padding-left="0cm" fo:padding-right="0cm" fo:wrap-option="wrap"/>
    </style:style>
    <style:style style:name="gr131" style:family="graphic" style:parent-style-name="standard">
      <style:graphic-properties draw:stroke="none" svg:stroke-width="0cm" draw:fill="bitmap" draw:fill-image-name="msFillBitmap_20_16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2" style:family="graphic" style:parent-style-name="standard">
      <style:graphic-properties draw:stroke="none" svg:stroke-width="0cm" draw:fill="bitmap" draw:fill-image-name="msFillBitmap_20_16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3"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34"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5"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6"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7"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38"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9"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0"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1" style:family="graphic" style:parent-style-name="standard">
      <style:graphic-properties draw:stroke="solid" svg:stroke-width="0.026cm" svg:stroke-color="#497dba" draw:fill="none" draw:textarea-vertical-align="top" draw:auto-grow-height="false" draw:fit-to-size="false" style:shrink-to-fit="false" fo:min-height="1.117cm" fo:min-width="1.117cm" fo:padding-top="0cm" fo:padding-bottom="0cm" fo:padding-left="0cm" fo:padding-right="0cm" fo:wrap-option="wrap"/>
    </style:style>
    <style:style style:name="gr142"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3"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4"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5" style:family="graphic" style:parent-style-name="standard">
      <style:graphic-properties draw:stroke="none" svg:stroke-width="0cm" draw:fill="bitmap" draw:fill-image-name="msFillBitmap_20_173"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46"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47" style:family="graphic" style:parent-style-name="standard">
      <style:graphic-properties draw:stroke="none" svg:stroke-width="0cm" draw:fill="bitmap" draw:fill-image-name="msFillBitmap_20_175"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48"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9" style:family="graphic" style:parent-style-name="standard">
      <style:graphic-properties draw:stroke="none" svg:stroke-width="0cm" draw:fill="bitmap" draw:fill-image-name="msFillBitmap_20_177"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0" style:family="graphic" style:parent-style-name="standard">
      <style:graphic-properties draw:stroke="none" svg:stroke-width="0cm" draw:fill="bitmap" draw:fill-image-name="msFillBitmap_20_179"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1" style:family="graphic" style:parent-style-name="standard">
      <style:graphic-properties draw:stroke="none" svg:stroke-width="0cm" draw:fill="bitmap" draw:fill-image-name="msFillBitmap_20_18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2" style:family="graphic" style:parent-style-name="standard">
      <style:graphic-properties draw:stroke="none" svg:stroke-width="0cm" draw:fill="bitmap" draw:fill-image-name="msFillBitmap_20_181"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3" style:family="graphic" style:parent-style-name="standard">
      <style:graphic-properties draw:stroke="none" svg:stroke-width="0cm" draw:fill="bitmap" draw:fill-image-name="msFillBitmap_20_18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4" style:family="graphic" style:parent-style-name="standard">
      <style:graphic-properties draw:stroke="none" svg:stroke-width="0cm" draw:fill="bitmap" draw:fill-image-name="msFillBitmap_20_183"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5" style:family="graphic" style:parent-style-name="standard" style:list-style-name="L1">
      <style:graphic-properties draw:stroke="none" svg:stroke-color="#000000" draw:fill="none" draw:fill-color="#ffffff" draw:auto-grow-height="true" draw:auto-grow-width="false" fo:max-height="0cm" fo:min-height="0.512cm"/>
      <style:paragraph-properties style:writing-mode="lr-tb"/>
    </style:style>
    <style:style style:name="gr156" style:family="graphic" style:parent-style-name="standard" style:list-style-name="L1">
      <style:graphic-properties draw:stroke="none" svg:stroke-color="#000000" draw:fill="none" draw:fill-color="#ffffff" draw:auto-grow-height="true" draw:auto-grow-width="false" fo:max-height="0cm" fo:min-height="0.512cm"/>
      <style:paragraph-properties style:writing-mode="lr-tb"/>
    </style:style>
    <style:style style:name="gr157" style:family="graphic" style:parent-style-name="standard">
      <style:graphic-properties draw:stroke="none" svg:stroke-width="0cm" draw:fill="bitmap" draw:fill-image-name="msFillBitmap_20_185"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58" style:family="graphic" style:parent-style-name="standard">
      <style:graphic-properties draw:stroke="none" svg:stroke-width="0cm" draw:fill="bitmap" draw:fill-image-name="msFillBitmap_20_18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59" style:family="graphic" style:parent-style-name="standard">
      <style:graphic-properties draw:stroke="solid" svg:stroke-width="0.026cm" svg:stroke-color="#497dba" draw:fill="none" draw:textarea-vertical-align="top" draw:auto-grow-height="false" draw:fit-to-size="false" style:shrink-to-fit="false" fo:min-height="1.161cm" fo:min-width="1.161cm" fo:padding-top="0cm" fo:padding-bottom="0cm" fo:padding-left="0cm" fo:padding-right="0cm" fo:wrap-option="wrap"/>
    </style:style>
    <style:style style:name="gr160" style:family="graphic" style:parent-style-name="standard">
      <style:graphic-properties draw:stroke="none" svg:stroke-width="0cm" draw:fill="bitmap" draw:fill-image-name="msFillBitmap_20_187"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161" style:family="graphic" style:parent-style-name="standard">
      <style:graphic-properties draw:stroke="none" svg:stroke-width="0cm" draw:fill="bitmap" draw:fill-image-name="msFillBitmap_20_188"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62" style:family="graphic" style:parent-style-name="standard">
      <style:graphic-properties draw:stroke="none" svg:stroke-width="0cm" draw:fill="bitmap" draw:fill-image-name="msFillBitmap_20_189"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63" style:family="graphic" style:parent-style-name="standard">
      <style:graphic-properties draw:stroke="none" svg:stroke-width="0cm" draw:fill="bitmap" draw:fill-image-name="msFillBitmap_20_19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64" style:family="graphic" style:parent-style-name="standard">
      <style:graphic-properties draw:stroke="solid" svg:stroke-width="0.026cm" svg:stroke-color="#497dba" draw:fill="none" draw:textarea-vertical-align="top" draw:auto-grow-height="false" draw:fit-to-size="false" style:shrink-to-fit="false" fo:min-height="1.161cm" fo:min-width="1.162cm" fo:padding-top="0cm" fo:padding-bottom="0cm" fo:padding-left="0cm" fo:padding-right="0cm" fo:wrap-option="wrap"/>
    </style:style>
    <style:style style:name="gr165" style:family="graphic" style:parent-style-name="standard">
      <style:graphic-properties draw:stroke="none" svg:stroke-width="0cm" draw:fill="bitmap" draw:fill-image-name="msFillBitmap_20_191"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66" style:family="graphic" style:parent-style-name="standard">
      <style:graphic-properties draw:stroke="none" svg:stroke-width="0cm" draw:fill="bitmap" draw:fill-image-name="msFillBitmap_20_192"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167" style:family="graphic" style:parent-style-name="standard">
      <style:graphic-properties draw:stroke="none" svg:stroke-width="0cm" draw:fill="bitmap" draw:fill-image-name="msFillBitmap_20_193"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68" style:family="graphic" style:parent-style-name="standard">
      <style:graphic-properties draw:stroke="none" svg:stroke-width="0cm" draw:fill="bitmap" draw:fill-image-name="msFillBitmap_20_19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69" style:family="graphic" style:parent-style-name="standard">
      <style:graphic-properties draw:stroke="none" svg:stroke-width="0cm" draw:fill="bitmap" draw:fill-image-name="msFillBitmap_20_19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70" style:family="graphic" style:parent-style-name="standard" style:list-style-name="L2">
      <style:graphic-properties draw:stroke="none" svg:stroke-width="0cm" draw:fill="bitmap" draw:fill-image-name="msFillBitmap_20_196"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171" style:family="graphic" style:parent-style-name="standard">
      <style:graphic-properties draw:stroke="none" svg:stroke-width="0cm" draw:fill="bitmap" draw:fill-image-name="msFillBitmap_20_197" style:repeat="stretch" draw:textarea-vertical-align="top" draw:auto-grow-height="false" draw:fit-to-size="false" style:shrink-to-fit="false" fo:min-height="1.38cm" fo:min-width="1.38cm" fo:padding-top="0cm" fo:padding-bottom="0cm" fo:padding-left="0cm" fo:padding-right="0cm" fo:wrap-option="wrap" fo:clip="rect(0cm, 0cm, 0cm, 0cm)"/>
    </style:style>
    <style:style style:name="gr172" style:family="graphic" style:parent-style-name="standard">
      <style:graphic-properties draw:stroke="none" svg:stroke-width="0cm" draw:fill="bitmap" draw:fill-image-name="msFillBitmap_20_198"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73" style:family="graphic" style:parent-style-name="standard">
      <style:graphic-properties draw:stroke="none" svg:stroke-width="0cm" draw:fill="bitmap" draw:fill-image-name="msFillBitmap_20_199"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74" style:family="graphic" style:parent-style-name="standard">
      <style:graphic-properties draw:stroke="none" svg:stroke-width="0cm" draw:fill="bitmap" draw:fill-image-name="msFillBitmap_20_200" style:repeat="stretch" draw:textarea-vertical-align="top" draw:auto-grow-height="false" draw:fit-to-size="false" style:shrink-to-fit="false" fo:min-height="1.16cm" fo:min-width="1.16cm" fo:padding-top="0cm" fo:padding-bottom="0cm" fo:padding-left="0cm" fo:padding-right="0cm" fo:wrap-option="wrap" fo:clip="rect(0cm, 0cm, 0cm, 0cm)"/>
    </style:style>
    <style:style style:name="gr175" style:family="graphic" style:parent-style-name="standard">
      <style:graphic-properties draw:stroke="none" svg:stroke-width="0cm" draw:fill="bitmap" draw:fill-image-name="msFillBitmap_20_201" style:repeat="stretch" draw:textarea-vertical-align="top" draw:auto-grow-height="false" draw:fit-to-size="false" style:shrink-to-fit="false" fo:min-height="1.38cm" fo:min-width="1.38cm" fo:padding-top="0cm" fo:padding-bottom="0cm" fo:padding-left="0cm" fo:padding-right="0cm" fo:wrap-option="wrap" fo:clip="rect(0cm, 0cm, 0cm, 0cm)"/>
    </style:style>
    <style:style style:name="gr176" style:family="graphic" style:parent-style-name="standard">
      <style:graphic-properties draw:stroke="none" svg:stroke-width="0cm" draw:fill="bitmap" draw:fill-image-name="msFillBitmap_20_202"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77" style:family="graphic" style:parent-style-name="standard">
      <style:graphic-properties draw:stroke="none" svg:stroke-width="0cm" draw:fill="bitmap" draw:fill-image-name="msFillBitmap_20_203"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78" style:family="graphic" style:parent-style-name="standard">
      <style:graphic-properties draw:stroke="none" svg:stroke-width="0cm" draw:fill="bitmap" draw:fill-image-name="msFillBitmap_20_204"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79" style:family="graphic" style:parent-style-name="standard">
      <style:graphic-properties draw:stroke="none" svg:stroke-width="0cm" draw:fill="bitmap" draw:fill-image-name="msFillBitmap_20_205"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0" style:family="graphic" style:parent-style-name="standard">
      <style:graphic-properties draw:stroke="none" svg:stroke-width="0cm" draw:fill="bitmap" draw:fill-image-name="msFillBitmap_20_206"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1" style:family="graphic" style:parent-style-name="standard">
      <style:graphic-properties draw:stroke="none" svg:stroke-width="0cm" draw:fill="bitmap" draw:fill-image-name="msFillBitmap_20_207"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2" style:family="graphic" style:parent-style-name="standard">
      <style:graphic-properties draw:stroke="none" svg:stroke-width="0cm" draw:fill="bitmap" draw:fill-image-name="msFillBitmap_20_208"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3" style:family="graphic" style:parent-style-name="standard">
      <style:graphic-properties draw:stroke="none" svg:stroke-width="0cm" draw:fill="bitmap" draw:fill-image-name="msFillBitmap_20_209"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4" style:family="graphic" style:parent-style-name="standard">
      <style:graphic-properties draw:stroke="none" svg:stroke-width="0cm" draw:fill="bitmap" draw:fill-image-name="msFillBitmap_20_210" style:repeat="stretch" draw:textarea-vertical-align="top" draw:auto-grow-height="false" draw:fit-to-size="false" style:shrink-to-fit="false" fo:min-height="1.16cm" fo:min-width="1.16cm" fo:padding-top="0cm" fo:padding-bottom="0cm" fo:padding-left="0cm" fo:padding-right="0cm" fo:wrap-option="wrap" fo:clip="rect(0cm, 0cm, 0cm, 0cm)"/>
    </style:style>
    <style:style style:name="gr185" style:family="graphic" style:parent-style-name="standard">
      <style:graphic-properties draw:stroke="none" svg:stroke-width="0cm" draw:fill="bitmap" draw:fill-image-name="msFillBitmap_20_211"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86" style:family="graphic" style:parent-style-name="standard">
      <style:graphic-properties draw:stroke="none" svg:stroke-width="0cm" draw:fill="bitmap" draw:fill-image-name="msFillBitmap_20_212"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87" style:family="graphic" style:parent-style-name="standard">
      <style:graphic-properties draw:stroke="none" svg:stroke-width="0cm" draw:fill="bitmap" draw:fill-image-name="msFillBitmap_20_213"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188" style:family="graphic" style:parent-style-name="standard">
      <style:graphic-properties draw:stroke="none" svg:stroke-width="0cm" draw:fill="bitmap" draw:fill-image-name="msFillBitmap_20_214"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89" style:family="graphic" style:parent-style-name="standard">
      <style:graphic-properties draw:stroke="none" svg:stroke-width="0cm" draw:fill="bitmap" draw:fill-image-name="msFillBitmap_20_21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0" style:family="graphic" style:parent-style-name="standard">
      <style:graphic-properties draw:stroke="none" svg:stroke-width="0cm" draw:fill="bitmap" draw:fill-image-name="msFillBitmap_20_216"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1" style:family="graphic" style:parent-style-name="standard">
      <style:graphic-properties draw:stroke="none" svg:stroke-width="0cm" draw:fill="bitmap" draw:fill-image-name="msFillBitmap_20_217"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92" style:family="graphic" style:parent-style-name="standard">
      <style:graphic-properties draw:stroke="none" svg:stroke-width="0cm" draw:fill="bitmap" draw:fill-image-name="msFillBitmap_20_218"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193" style:family="graphic" style:parent-style-name="standard">
      <style:graphic-properties draw:stroke="none" svg:stroke-width="0cm" draw:fill="bitmap" draw:fill-image-name="msFillBitmap_20_219"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4" style:family="graphic" style:parent-style-name="standard">
      <style:graphic-properties draw:stroke="none" svg:stroke-width="0cm" draw:fill="bitmap" draw:fill-image-name="msFillBitmap_20_22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5" style:family="graphic" style:parent-style-name="standard">
      <style:graphic-properties draw:stroke="none" svg:stroke-width="0cm" draw:fill="bitmap" draw:fill-image-name="msFillBitmap_20_221"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6" style:family="graphic" style:parent-style-name="standard">
      <style:graphic-properties draw:stroke="none" svg:stroke-width="0cm" draw:fill="bitmap" draw:fill-image-name="msFillBitmap_20_22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7" style:family="graphic" style:parent-style-name="standard">
      <style:graphic-properties draw:stroke="none" svg:stroke-width="0cm" draw:fill="bitmap" draw:fill-image-name="msFillBitmap_20_223" style:repeat="stretch" draw:textarea-vertical-align="top" draw:auto-grow-height="false" draw:fit-to-size="false" style:shrink-to-fit="false" fo:min-height="1.381cm" fo:min-width="1.38cm" fo:padding-top="0cm" fo:padding-bottom="0cm" fo:padding-left="0cm" fo:padding-right="0cm" fo:wrap-option="wrap" fo:clip="rect(0cm, 0cm, 0cm, 0cm)"/>
    </style:style>
    <style:style style:name="gr198" style:family="graphic" style:parent-style-name="standard">
      <style:graphic-properties draw:stroke="none" svg:stroke-width="0cm" draw:fill="bitmap" draw:fill-image-name="msFillBitmap_20_22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9" style:family="graphic" style:parent-style-name="standard">
      <style:graphic-properties draw:stroke="solid" svg:stroke-width="0.026cm" svg:stroke-color="#497dba" draw:fill="none" draw:textarea-vertical-align="top" draw:auto-grow-height="false" draw:fit-to-size="false" style:shrink-to-fit="false" fo:min-height="1.162cm" fo:min-width="1.162cm" fo:padding-top="0cm" fo:padding-bottom="0cm" fo:padding-left="0cm" fo:padding-right="0cm" fo:wrap-option="wrap"/>
    </style:style>
    <style:style style:name="gr200" style:family="graphic" style:parent-style-name="standard">
      <style:graphic-properties draw:stroke="none" svg:stroke-width="0cm" draw:fill="bitmap" draw:fill-image-name="msFillBitmap_20_225"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1" style:family="graphic" style:parent-style-name="standard">
      <style:graphic-properties draw:stroke="none" svg:stroke-width="0cm" draw:fill="bitmap" draw:fill-image-name="msFillBitmap_20_22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02" style:family="graphic" style:parent-style-name="standard">
      <style:graphic-properties draw:stroke="solid" svg:stroke-width="0.026cm" svg:stroke-color="#497dba" draw:fill="none" draw:textarea-vertical-align="top" draw:auto-grow-height="false" draw:fit-to-size="false" style:shrink-to-fit="false" fo:min-height="1.162cm" fo:min-width="1.161cm" fo:padding-top="0cm" fo:padding-bottom="0cm" fo:padding-left="0cm" fo:padding-right="0cm" fo:wrap-option="wrap"/>
    </style:style>
    <style:style style:name="gr203" style:family="graphic" style:parent-style-name="standard">
      <style:graphic-properties draw:stroke="none" svg:stroke-width="0cm" draw:fill="bitmap" draw:fill-image-name="msFillBitmap_20_227" style:repeat="stretch" draw:textarea-vertical-align="top" draw:auto-grow-height="false" draw:fit-to-size="false" style:shrink-to-fit="false" fo:min-height="1.381cm" fo:min-width="1.38cm" fo:padding-top="0cm" fo:padding-bottom="0cm" fo:padding-left="0cm" fo:padding-right="0cm" fo:wrap-option="wrap" fo:clip="rect(0cm, 0cm, 0cm, 0cm)"/>
    </style:style>
    <style:style style:name="gr204" style:family="graphic" style:parent-style-name="standard">
      <style:graphic-properties draw:stroke="none" svg:stroke-width="0cm" draw:fill="bitmap" draw:fill-image-name="msFillBitmap_20_228"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5" style:family="graphic" style:parent-style-name="standard">
      <style:graphic-properties draw:stroke="none" svg:stroke-width="0cm" draw:fill="bitmap" draw:fill-image-name="msFillBitmap_20_229"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6" style:family="graphic" style:parent-style-name="standard">
      <style:graphic-properties draw:stroke="none" svg:stroke-width="0cm" draw:fill="bitmap" draw:fill-image-name="msFillBitmap_20_23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7" style:family="graphic" style:parent-style-name="standard">
      <style:graphic-properties draw:stroke="none" svg:stroke-width="0cm" draw:fill="bitmap" draw:fill-image-name="msFillBitmap_20_231"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8" style:family="graphic" style:parent-style-name="standard">
      <style:graphic-properties draw:stroke="none" svg:stroke-width="0cm" draw:fill="bitmap" draw:fill-image-name="msFillBitmap_20_23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9" style:family="graphic" style:parent-style-name="standard">
      <style:graphic-properties draw:stroke="none" svg:stroke-width="0cm" draw:fill="bitmap" draw:fill-image-name="msFillBitmap_20_233"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0" style:family="graphic" style:parent-style-name="standard">
      <style:graphic-properties draw:stroke="none" svg:stroke-width="0cm" draw:fill="bitmap" draw:fill-image-name="msFillBitmap_20_23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1" style:family="graphic" style:parent-style-name="standard">
      <style:graphic-properties draw:stroke="none" svg:stroke-width="0cm" draw:fill="bitmap" draw:fill-image-name="msFillBitmap_20_235"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2" style:family="graphic" style:parent-style-name="standard">
      <style:graphic-properties draw:stroke="none" svg:stroke-width="0cm" draw:fill="bitmap" draw:fill-image-name="msFillBitmap_20_23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3" style:family="graphic" style:parent-style-name="standard">
      <style:graphic-properties draw:stroke="none" svg:stroke-width="0cm" draw:fill="bitmap" draw:fill-image-name="msFillBitmap_20_237"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214" style:family="graphic" style:parent-style-name="standard">
      <style:graphic-properties draw:stroke="none" svg:stroke-width="0cm" draw:fill="bitmap" draw:fill-image-name="msFillBitmap_20_238"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5" style:family="graphic" style:parent-style-name="standard">
      <style:graphic-properties draw:stroke="none" svg:stroke-width="0cm" draw:fill="bitmap" draw:fill-image-name="msFillBitmap_20_239"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216" style:family="graphic" style:parent-style-name="standard">
      <style:graphic-properties draw:stroke="none" svg:stroke-width="0cm" draw:fill="bitmap" draw:fill-image-name="msFillBitmap_20_240"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7" style:family="graphic" style:parent-style-name="standard">
      <style:graphic-properties draw:stroke="none" svg:stroke-width="0cm" draw:fill="bitmap" draw:fill-image-name="msFillBitmap_20_241"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18" style:family="graphic" style:parent-style-name="standard">
      <style:graphic-properties draw:stroke="none" svg:stroke-width="0cm" draw:fill="bitmap" draw:fill-image-name="msFillBitmap_20_24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9" style:family="graphic" style:parent-style-name="standard">
      <style:graphic-properties draw:stroke="none" svg:stroke-width="0cm" draw:fill="bitmap" draw:fill-image-name="msFillBitmap_20_243"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220" style:family="graphic" style:parent-style-name="standard">
      <style:graphic-properties draw:stroke="none" svg:stroke-width="0cm" draw:fill="bitmap" draw:fill-image-name="msFillBitmap_20_244"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221" style:family="graphic" style:parent-style-name="standard">
      <style:graphic-properties draw:stroke="none" svg:stroke-width="0cm" draw:fill="bitmap" draw:fill-image-name="msFillBitmap_20_24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2" style:family="graphic" style:parent-style-name="standard">
      <style:graphic-properties draw:stroke="none" svg:stroke-width="0cm" draw:fill="bitmap" draw:fill-image-name="msFillBitmap_20_246"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3" style:family="graphic" style:parent-style-name="standard">
      <style:graphic-properties draw:stroke="none" svg:stroke-width="0cm" draw:fill="bitmap" draw:fill-image-name="msFillBitmap_20_247"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4" style:family="graphic" style:parent-style-name="standard">
      <style:graphic-properties draw:stroke="none" svg:stroke-width="0cm" draw:fill="bitmap" draw:fill-image-name="msFillBitmap_20_248"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5" style:family="graphic" style:parent-style-name="standard" style:list-style-name="L2">
      <style:graphic-properties draw:stroke="none" svg:stroke-width="0cm" draw:fill="bitmap" draw:fill-image-name="msFillBitmap_20_249" style:repeat="stretch" draw:textarea-vertical-align="top" draw:auto-grow-height="false" draw:fit-to-size="false" style:shrink-to-fit="false" fo:min-height="0.86cm" fo:min-width="0.931cm" fo:padding-top="0cm" fo:padding-bottom="0cm" fo:padding-left="0cm" fo:padding-right="0cm" fo:wrap-option="wrap" fo:clip="rect(0cm, 0cm, 0cm, 0cm)"/>
      <style:paragraph-properties style:writing-mode="lr-tb"/>
    </style:style>
    <style:style style:name="gr226" style:family="graphic" style:parent-style-name="standard" style:list-style-name="L2">
      <style:graphic-properties draw:stroke="none" svg:stroke-width="0cm" draw:fill="bitmap" draw:fill-image-name="msFillBitmap_20_250"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27" style:family="graphic" style:parent-style-name="standard" style:list-style-name="L2">
      <style:graphic-properties draw:stroke="none" svg:stroke-width="0cm" draw:fill="bitmap" draw:fill-image-name="msFillBitmap_20_251"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28" style:family="graphic" style:parent-style-name="standard" style:list-style-name="L2">
      <style:graphic-properties draw:stroke="none" svg:stroke-width="0cm" draw:fill="bitmap" draw:fill-image-name="msFillBitmap_20_252"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29" style:family="graphic" style:parent-style-name="standard" style:list-style-name="L2">
      <style:graphic-properties draw:stroke="none" svg:stroke-width="0cm" draw:fill="bitmap" draw:fill-image-name="msFillBitmap_20_253"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0" style:family="graphic" style:parent-style-name="standard" style:list-style-name="L2">
      <style:graphic-properties draw:stroke="none" svg:stroke-width="0cm" draw:fill="bitmap" draw:fill-image-name="msFillBitmap_20_254"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1" style:family="graphic" style:parent-style-name="standard" style:list-style-name="L2">
      <style:graphic-properties draw:stroke="none" svg:stroke-width="0cm" draw:fill="bitmap" draw:fill-image-name="msFillBitmap_20_255"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2" style:family="graphic" style:parent-style-name="standard" style:list-style-name="L2">
      <style:graphic-properties draw:stroke="none" svg:stroke-width="0cm" draw:fill="bitmap" draw:fill-image-name="msFillBitmap_20_256"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3" style:family="graphic" style:parent-style-name="standard" style:list-style-name="L2">
      <style:graphic-properties draw:stroke="none" svg:stroke-width="0cm" draw:fill="bitmap" draw:fill-image-name="msFillBitmap_20_257"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4" style:family="graphic" style:parent-style-name="standard" style:list-style-name="L2">
      <style:graphic-properties draw:stroke="none" svg:stroke-width="0cm" draw:fill="bitmap" draw:fill-image-name="msFillBitmap_20_258"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5" style:family="graphic" style:parent-style-name="standard" style:list-style-name="L2">
      <style:graphic-properties draw:stroke="none" svg:stroke-width="0cm" draw:fill="bitmap" draw:fill-image-name="msFillBitmap_20_259" style:repeat="stretch" draw:textarea-vertical-align="top" draw:auto-grow-height="false" draw:fit-to-size="false" style:shrink-to-fit="false" fo:min-height="0.86cm" fo:min-width="1.168cm" fo:padding-top="0cm" fo:padding-bottom="0cm" fo:padding-left="0cm" fo:padding-right="0cm" fo:wrap-option="wrap" fo:clip="rect(0cm, 0cm, 0cm, 0cm)"/>
      <style:paragraph-properties style:writing-mode="lr-tb"/>
    </style:style>
    <style:style style:name="gr236" style:family="graphic" style:parent-style-name="standard" style:list-style-name="L2">
      <style:graphic-properties draw:stroke="none" svg:stroke-width="0cm" draw:fill="bitmap" draw:fill-image-name="msFillBitmap_20_260" style:repeat="stretch" draw:textarea-vertical-align="top" draw:auto-grow-height="false" draw:fit-to-size="false" style:shrink-to-fit="false" fo:min-height="0.86cm" fo:min-width="1.12cm" fo:padding-top="0cm" fo:padding-bottom="0cm" fo:padding-left="0cm" fo:padding-right="0cm" fo:wrap-option="wrap" fo:clip="rect(0cm, 0cm, 0cm, 0cm)"/>
      <style:paragraph-properties style:writing-mode="lr-tb"/>
    </style:style>
    <style:style style:name="gr237" style:family="graphic" style:parent-style-name="standard" style:list-style-name="L2">
      <style:graphic-properties draw:stroke="none" svg:stroke-width="0cm" draw:fill="bitmap" draw:fill-image-name="msFillBitmap_20_261" style:repeat="stretch" draw:textarea-vertical-align="top" draw:auto-grow-height="false" draw:fit-to-size="false" style:shrink-to-fit="false" fo:min-height="0.859cm" fo:min-width="1.084cm" fo:padding-top="0cm" fo:padding-bottom="0cm" fo:padding-left="0cm" fo:padding-right="0cm" fo:wrap-option="wrap" fo:clip="rect(0cm, 0cm, 0cm, 0cm)"/>
      <style:paragraph-properties style:writing-mode="lr-tb"/>
    </style:style>
    <style:style style:name="gr238" style:family="graphic" style:parent-style-name="standard" style:list-style-name="L2">
      <style:graphic-properties draw:stroke="none" svg:stroke-width="0cm" draw:fill="bitmap" draw:fill-image-name="msFillBitmap_20_262" style:repeat="stretch" draw:textarea-vertical-align="top" draw:auto-grow-height="false" draw:fit-to-size="false" style:shrink-to-fit="false" fo:min-height="0.859cm" fo:min-width="0.937cm" fo:padding-top="0cm" fo:padding-bottom="0cm" fo:padding-left="0cm" fo:padding-right="0cm" fo:wrap-option="wrap" fo:clip="rect(0cm, 0cm, 0cm, 0cm)"/>
      <style:paragraph-properties style:writing-mode="lr-tb"/>
    </style:style>
    <style:style style:name="gr239" style:family="graphic" style:parent-style-name="standard" style:list-style-name="L2">
      <style:graphic-properties draw:stroke="none" svg:stroke-width="0cm" draw:fill="bitmap" draw:fill-image-name="msFillBitmap_20_263" style:repeat="stretch" draw:textarea-vertical-align="top" draw:auto-grow-height="false" draw:fit-to-size="false" style:shrink-to-fit="false" fo:min-height="0.86cm" fo:min-width="1.08cm" fo:padding-top="0cm" fo:padding-bottom="0cm" fo:padding-left="0cm" fo:padding-right="0cm" fo:wrap-option="wrap" fo:clip="rect(0cm, 0cm, 0cm, 0cm)"/>
      <style:paragraph-properties style:writing-mode="lr-tb"/>
    </style:style>
    <style:style style:name="gr240" style:family="graphic" style:parent-style-name="standard" style:list-style-name="L2">
      <style:graphic-properties draw:stroke="none" svg:stroke-width="0cm" draw:fill="bitmap" draw:fill-image-name="msFillBitmap_20_264" style:repeat="stretch" draw:textarea-vertical-align="top" draw:auto-grow-height="false" draw:fit-to-size="false" style:shrink-to-fit="false" fo:min-height="0.86cm" fo:min-width="0.913cm" fo:padding-top="0cm" fo:padding-bottom="0cm" fo:padding-left="0cm" fo:padding-right="0cm" fo:wrap-option="wrap" fo:clip="rect(0cm, 0cm, 0cm, 0cm)"/>
      <style:paragraph-properties style:writing-mode="lr-tb"/>
    </style:style>
    <style:style style:name="gr241" style:family="graphic" style:parent-style-name="standard" style:list-style-name="L2">
      <style:graphic-properties draw:stroke="none" svg:stroke-width="0cm" draw:fill="bitmap" draw:fill-image-name="msFillBitmap_20_265" style:repeat="stretch" draw:textarea-vertical-align="top" draw:auto-grow-height="false" draw:fit-to-size="false" style:shrink-to-fit="false" fo:min-height="0.86cm" fo:min-width="1.035cm" fo:padding-top="0cm" fo:padding-bottom="0cm" fo:padding-left="0cm" fo:padding-right="0cm" fo:wrap-option="wrap" fo:clip="rect(0cm, 0cm, 0cm, 0cm)"/>
      <style:paragraph-properties style:writing-mode="lr-tb"/>
    </style:style>
    <style:style style:name="gr242" style:family="graphic" style:parent-style-name="standard" style:list-style-name="L2">
      <style:graphic-properties draw:stroke="none" svg:stroke-width="0cm" draw:fill="bitmap" draw:fill-image-name="msFillBitmap_20_266" style:repeat="stretch" draw:textarea-vertical-align="top" draw:auto-grow-height="false" draw:fit-to-size="false" style:shrink-to-fit="false" fo:min-height="0.86cm" fo:min-width="0.914cm" fo:padding-top="0cm" fo:padding-bottom="0cm" fo:padding-left="0cm" fo:padding-right="0cm" fo:wrap-option="wrap" fo:clip="rect(0cm, 0cm, 0cm, 0cm)"/>
      <style:paragraph-properties style:writing-mode="lr-tb"/>
    </style:style>
    <style:style style:name="gr24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5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5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5" style:family="presentation" style:parent-style-name="Title_20_and_20_Content-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6" style:family="presentation" style:parent-style-name="Title_20_and_20_Content-title" style:list-style-name="L2">
      <style:graphic-properties draw:stroke="none" svg:stroke-width="0cm" draw:fill="none" draw:textarea-vertical-align="top" draw:auto-grow-height="true" draw:fit-to-size="false" style:shrink-to-fit="false" fo:min-height="2.5cm" fo:padding-top="0.752cm" fo:padding-bottom="0cm" fo:padding-left="0cm" fo:padding-right="0cm" fo:wrap-option="wrap"/>
      <style:paragraph-properties style:writing-mode="lr-tb"/>
    </style:style>
    <style:style style:name="pr7" style:family="presentation" style:parent-style-name="Title_20_and_20_Content-notes" style:list-style-name="L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8" style:family="presentation" style:parent-style-name="Title_20_and_20_Content-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9" style:family="presentation" style:parent-style-name="Title_20_and_20_Content-title" style:list-style-name="L2">
      <style:graphic-properties draw:stroke="none" svg:stroke-width="0cm" draw:fill="none" draw:textarea-vertical-align="top" draw:auto-grow-height="true" draw:fit-to-size="false" style:shrink-to-fit="false" fo:min-height="1.017cm" fo:padding-top="1.308cm" fo:padding-bottom="0cm" fo:padding-left="0cm" fo:padding-right="0cm" fo:wrap-option="wrap"/>
      <style:paragraph-properties style:writing-mode="lr-tb"/>
    </style:style>
    <style:style style:name="pr10"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1" style:family="presentation" style:parent-style-name="Title_20_and_20_Content-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2" style:family="presentation" style:parent-style-name="Title_20_Only-title" style:list-style-name="L2">
      <style:graphic-properties draw:stroke="none" svg:stroke-width="0cm" draw:fill="none" draw:textarea-vertical-align="top" draw:auto-grow-height="true" draw:fit-to-size="false" style:shrink-to-fit="false" fo:min-height="2.591cm" fo:padding-top="0.223cm" fo:padding-bottom="0cm" fo:padding-left="0cm" fo:padding-right="0cm" fo:wrap-option="wrap"/>
      <style:paragraph-properties style:writing-mode="lr-tb"/>
    </style:style>
    <style:style style:name="pr13" style:family="presentation" style:parent-style-name="Title_20_Only-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4" style:family="presentation" style:parent-style-name="Title_20_Only-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5" style:family="presentation" style:parent-style-name="Title_20_Only-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Title_20_Only-notes">
      <style:graphic-properties draw:fill-color="#ffffff" fo:min-height="13.363cm"/>
      <style:paragraph-properties style:writing-mode="lr-tb"/>
    </style:style>
    <style:style style:name="pr17" style:family="presentation" style:parent-style-name="Title_20_Only-title" style:list-style-name="L2">
      <style:graphic-properties draw:stroke="none" svg:stroke-width="0cm" draw:fill="none" draw:textarea-vertical-align="top" draw:auto-grow-height="true" draw:fit-to-size="false" style:shrink-to-fit="false" fo:min-height="2.5cm" fo:padding-top="0.752cm" fo:padding-bottom="0cm" fo:padding-left="0cm" fo:padding-right="0cm" fo:wrap-option="wrap"/>
      <style:paragraph-properties style:writing-mode="lr-tb"/>
    </style:style>
    <style:style style:name="pr18" style:family="presentation" style:parent-style-name="Title_20_Only-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9" style:family="presentation" style:parent-style-name="Title_20_Only-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20" style:family="presentation" style:parent-style-name="Title_20_Only-title">
      <style:graphic-properties fo:min-height="2.799cm"/>
      <style:paragraph-properties style:writing-mode="lr-tb"/>
    </style:style>
    <style:style style:name="pr21" style:family="presentation" style:parent-style-name="Title_20_Only-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Title_20_Only-title">
      <style:graphic-properties draw:auto-grow-height="true" fo:min-height="2.799cm"/>
      <style:paragraph-properties style:writing-mode="lr-tb"/>
    </style:style>
    <style:style style:name="pr23" style:family="presentation" style:parent-style-name="Title_20_Only-outline1">
      <style:graphic-properties fo:min-height="8.884cm"/>
      <style:paragraph-properties style:writing-mode="lr-tb"/>
    </style:style>
    <style:style style:name="pr24" style:family="presentation" style:parent-style-name="Title_20_Only-notes">
      <style:graphic-properties draw:fill-color="#ffffff" fo:min-height="14.418cm"/>
      <style:paragraph-properties style:writing-mode="lr-tb"/>
    </style:style>
    <style:style style:name="pr25" style:family="presentation" style:parent-style-name="Title_20_Only-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bitmap" draw:fill-image-name="msFillBitmap_20_3" style:repeat="stretch"/>
      <style:paragraph-properties fo:text-align="center" style:font-independent-line-spacing="true"/>
      <style:text-properties fo:font-size="18pt"/>
    </style:style>
    <style:style style:name="P4" style:family="paragraph">
      <loext:graphic-properties draw:fill="bitmap" draw:fill-image-name="msFillBitmap_20_4" style:repeat="stretch"/>
      <style:paragraph-properties fo:text-align="center" style:font-independent-line-spacing="true"/>
      <style:text-properties fo:font-size="18pt"/>
    </style:style>
    <style:style style:name="P5" style:family="paragraph">
      <loext:graphic-properties draw:fill="bitmap" draw:fill-image-name="msFillBitmap_20_5" style:repeat="stretch"/>
      <style:paragraph-properties fo:text-align="center" style:font-independent-line-spacing="true"/>
      <style:text-properties fo:font-size="18pt"/>
    </style:style>
    <style:style style:name="P6" style:family="paragraph">
      <style:paragraph-properties fo:margin-left="0cm" fo:margin-right="0cm" fo:margin-top="0.019cm" fo:margin-bottom="0cm" fo:line-height="100%" fo:text-align="start" fo:text-indent="0cm" style:punctuation-wrap="hanging" style:writing-mode="lr-tb"/>
      <style:text-properties fo:font-size="14.8999996185303pt" fo:hyphenate="false"/>
    </style:style>
    <style:style style:name="P7"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8" style:family="paragraph">
      <loext:graphic-properties draw:fill="none"/>
      <style:paragraph-properties fo:margin-left="0cm" fo:margin-right="0cm" fo:margin-top="0.019cm" fo:margin-bottom="0cm" fo:line-height="100%" fo:text-align="start" fo:text-indent="0cm" style:punctuation-wrap="hanging" style:writing-mode="lr-tb" style:font-independent-line-spacing="true"/>
      <style:text-properties fo:font-size="14.8999996185303pt" fo:hyphenate="false"/>
    </style:style>
    <style:style style:name="P9" style:family="paragraph">
      <loext:graphic-properties draw:fill="bitmap" draw:fill-image-name="msFillBitmap_20_6" style:repeat="stretch"/>
      <style:paragraph-properties fo:text-align="center" style:font-independent-line-spacing="true"/>
      <style:text-properties fo:font-size="18pt"/>
    </style:style>
    <style:style style:name="P10" style:family="paragraph">
      <loext:graphic-properties draw:fill="bitmap" draw:fill-image-name="msFillBitmap_20_7" style:repeat="stretch"/>
      <style:paragraph-properties fo:text-align="center" style:font-independent-line-spacing="true"/>
      <style:text-properties fo:font-size="18pt"/>
    </style:style>
    <style:style style:name="P11" style:family="paragraph">
      <loext:graphic-properties draw:fill="bitmap" draw:fill-image-name="msFillBitmap_20_8" style:repeat="stretch"/>
      <style:paragraph-properties fo:text-align="center" style:font-independent-line-spacing="true"/>
      <style:text-properties fo:font-size="18pt"/>
    </style:style>
    <style:style style:name="P12" style:family="paragraph">
      <loext:graphic-properties draw:fill="none"/>
      <style:paragraph-properties fo:text-align="center" style:font-independent-line-spacing="true"/>
      <style:text-properties fo:font-size="18pt"/>
    </style:style>
    <style:style style:name="P13" style:family="paragraph">
      <style:paragraph-properties fo:margin-left="0.035cm" fo:margin-right="0cm" fo:margin-top="0cm" fo:margin-bottom="0cm" fo:line-height="100%" fo:text-align="start" fo:text-indent="0cm" style:punctuation-wrap="hanging" style:writing-mode="lr-tb"/>
      <style:text-properties fo:font-size="14.8999996185303pt" fo:hyphenate="false"/>
    </style:style>
    <style:style style:name="P14"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5" style:family="paragraph">
      <loext:graphic-properties draw:fill="solid" draw:fill-color="#000000"/>
      <style:paragraph-properties fo:text-align="center" style:font-independent-line-spacing="true"/>
      <style:text-properties fo:font-size="18pt"/>
    </style:style>
    <style:style style:name="P16" style:family="paragraph">
      <loext:graphic-properties draw:fill="bitmap" draw:fill-image-name="msFillBitmap_20_9" style:repeat="stretch"/>
      <style:paragraph-properties fo:text-align="center" style:font-independent-line-spacing="true"/>
      <style:text-properties fo:font-size="18pt"/>
    </style:style>
    <style:style style:name="P17" style:family="paragraph">
      <loext:graphic-properties draw:fill="bitmap" draw:fill-image-name="msFillBitmap_20_11" style:repeat="stretch"/>
      <style:paragraph-properties fo:text-align="center" style:font-independent-line-spacing="true"/>
      <style:text-properties fo:font-size="18pt"/>
    </style:style>
    <style:style style:name="P18" style:family="paragraph">
      <loext:graphic-properties draw:fill="bitmap" draw:fill-image-name="msFillBitmap_20_10" style:repeat="stretch"/>
      <style:paragraph-properties fo:text-align="center" style:font-independent-line-spacing="true"/>
      <style:text-properties fo:font-size="18pt"/>
    </style:style>
    <style:style style:name="P19" style:family="paragraph">
      <loext:graphic-properties draw:fill="bitmap" draw:fill-image-name="msFillBitmap_20_12" style:repeat="stretch"/>
      <style:paragraph-properties fo:text-align="center" style:font-independent-line-spacing="true"/>
      <style:text-properties fo:font-size="18pt"/>
    </style:style>
    <style:style style:name="P20" style:family="paragraph">
      <loext:graphic-properties draw:fill="bitmap" draw:fill-image-name="msFillBitmap_20_13" style:repeat="stretch"/>
      <style:paragraph-properties fo:text-align="center" style:font-independent-line-spacing="true"/>
      <style:text-properties fo:font-size="18pt"/>
    </style:style>
    <style:style style:name="P21" style:family="paragraph">
      <loext:graphic-properties draw:fill="bitmap" draw:fill-image-name="msFillBitmap_20_14" style:repeat="stretch"/>
      <style:paragraph-properties fo:text-align="center" style:font-independent-line-spacing="true"/>
      <style:text-properties fo:font-size="18pt"/>
    </style:style>
    <style:style style:name="P22" style:family="paragraph">
      <style:paragraph-properties fo:margin-left="5.436cm" fo:margin-right="0cm" fo:margin-top="0cm" fo:margin-bottom="0cm" fo:line-height="100%" fo:text-align="center" fo:text-indent="0cm" style:punctuation-wrap="hanging" style:writing-mode="lr-tb"/>
      <style:text-properties fo:font-size="14.8999996185303pt" fo:hyphenate="false"/>
    </style:style>
    <style:style style:name="P23"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24" style:family="paragraph">
      <style:paragraph-properties fo:margin-left="0.035cm" fo:margin-right="0cm" fo:margin-top="0.487cm" fo:margin-bottom="0cm" fo:line-height="100%" fo:text-align="start" fo:text-indent="0cm" style:punctuation-wrap="hanging" style:writing-mode="lr-tb"/>
      <style:text-properties fo:font-size="14.8999996185303pt" fo:hyphenate="false"/>
    </style:style>
    <style:style style:name="P25" style:family="paragraph">
      <style:paragraph-properties fo:margin-left="0cm" fo:margin-right="0cm" fo:margin-top="0.009cm" fo:margin-bottom="0cm" fo:line-height="100%" fo:text-align="start" fo:text-indent="0cm" style:punctuation-wrap="hanging" style:writing-mode="lr-tb"/>
      <style:text-properties fo:font-size="14.8999996185303pt" fo:hyphenate="false"/>
    </style:style>
    <style:style style:name="P26" style:family="paragraph">
      <loext:graphic-properties draw:fill="none"/>
      <style:paragraph-properties fo:margin-left="5.436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27" style:family="paragraph">
      <style:paragraph-properties fo:margin-top="0cm" fo:margin-bottom="0cm" fo:line-height="100%" fo:text-align="start"/>
    </style:style>
    <style:style style:name="P28" style:family="paragraph">
      <loext:graphic-properties draw:fill="none" draw:fill-color="#ffffff"/>
      <style:paragraph-properties fo:margin-top="0cm" fo:margin-bottom="0cm" fo:line-height="100%" fo:text-align="start" style:writing-mode="lr-tb" style:font-independent-line-spacing="true"/>
      <style:text-properties fo:font-size="28.1000003814697pt"/>
    </style:style>
    <style:style style:name="P29" style:family="paragraph">
      <style:paragraph-properties fo:margin-left="0cm" fo:margin-right="0cm" fo:margin-top="0cm" fo:margin-bottom="0cm" fo:line-height="100%" fo:text-align="end" fo:text-indent="0cm" style:punctuation-wrap="hanging" style:writing-mode="lr-tb"/>
      <style:text-properties fo:font-size="18.7000007629395pt" style:font-size-asian="14pt" style:font-size-complex="14pt" fo:hyphenate="false"/>
    </style:style>
    <style:style style:name="P3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8.7000007629395pt" style:font-size-asian="14pt" style:font-size-complex="14pt" fo:hyphenate="false"/>
    </style:style>
    <style:style style:name="P31" style:family="paragraph">
      <style:paragraph-properties fo:margin-left="4.667cm" fo:margin-right="0cm" fo:margin-top="0cm" fo:margin-bottom="0cm" fo:line-height="100%" fo:text-align="start" fo:text-indent="0cm"/>
    </style:style>
    <style:style style:name="P32" style:family="paragraph">
      <loext:graphic-properties draw:fill="none"/>
      <style:paragraph-properties fo:margin-left="4.667cm" fo:margin-right="0cm" fo:margin-top="0cm" fo:margin-bottom="0cm" fo:line-height="100%" fo:text-align="start" fo:text-indent="0cm" style:writing-mode="lr-tb" style:font-independent-line-spacing="true"/>
      <style:text-properties fo:font-size="44pt"/>
    </style:style>
    <style:style style:name="P33" style:family="paragraph">
      <style:paragraph-properties fo:margin-left="0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4" style:family="paragraph">
      <style:paragraph-properties fo:margin-left="0cm" fo:margin-right="2.27cm" fo:margin-top="0.272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5" style:family="paragraph">
      <style:paragraph-properties fo:margin-left="0cm" fo:margin-right="2.27cm" fo:margin-top="0.27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6" style:family="paragraph">
      <style:paragraph-properties fo:margin-left="0.988cm" fo:margin-right="2.27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988cm"/>
          <style:tab-stop style:position="0.99cm"/>
        </style:tab-stops>
      </style:paragraph-properties>
      <style:text-properties fo:font-size="14.8999996185303pt" fo:hyphenate="false"/>
    </style:style>
    <style:style style:name="P38" style:family="paragraph">
      <style:paragraph-properties fo:margin-left="0.035cm" fo:margin-right="0cm" fo:margin-top="0cm" fo:margin-bottom="0cm" fo:line-height="100%" fo:text-align="start" fo:text-indent="0cm" style:punctuation-wrap="hanging" style:writing-mode="lr-tb"/>
      <style:text-properties style:font-name="Arial" fo:font-size="14.8999996185303pt" fo:hyphenate="false"/>
    </style:style>
    <style:style style:name="P3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Arial" fo:font-size="14.8999996185303pt" fo:hyphenate="false"/>
    </style:style>
    <style:style style:name="P40"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style:font-name="Arial" fo:font-size="14.8999996185303pt" fo:hyphenate="false"/>
    </style:style>
    <style:style style:name="P41" style:family="paragraph">
      <style:paragraph-properties fo:margin-top="0cm" fo:margin-bottom="0cm" fo:line-height="100%" fo:text-align="start" style:writing-mode="lr-tb"/>
    </style:style>
    <style:style style:name="P4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8.1000003814697pt" fo:letter-spacing="normal" fo:font-style="normal" style:text-underline-style="none" fo:font-weight="normal" style:font-style-asian="normal" style:font-weight-asian="normal" style:font-style-complex="normal" style:font-weight-complex="normal"/>
    </style:style>
    <style:style style:name="P43" style:family="paragraph">
      <loext:graphic-properties draw:fill="bitmap" draw:fill-image-name="msFillBitmap_20_15" style:repeat="stretch"/>
      <style:paragraph-properties fo:text-align="center" style:font-independent-line-spacing="true"/>
      <style:text-properties fo:font-size="18pt"/>
    </style:style>
    <style:style style:name="P44" style:family="paragraph">
      <loext:graphic-properties draw:fill="bitmap" draw:fill-image-name="msFillBitmap_20_16" style:repeat="stretch"/>
      <style:paragraph-properties fo:text-align="center" style:font-independent-line-spacing="true"/>
      <style:text-properties fo:font-size="18pt"/>
    </style:style>
    <style:style style:name="P45" style:family="paragraph">
      <loext:graphic-properties draw:fill="bitmap" draw:fill-image-name="msFillBitmap_20_17" style:repeat="stretch"/>
      <style:paragraph-properties fo:text-align="center" style:font-independent-line-spacing="true"/>
      <style:text-properties fo:font-size="18pt"/>
    </style:style>
    <style:style style:name="P46" style:family="paragraph">
      <loext:graphic-properties draw:fill="bitmap" draw:fill-image-name="msFillBitmap_20_18" style:repeat="stretch"/>
      <style:paragraph-properties fo:text-align="center" style:font-independent-line-spacing="true"/>
      <style:text-properties fo:font-size="18pt"/>
    </style:style>
    <style:style style:name="P47" style:family="paragraph">
      <loext:graphic-properties draw:fill="bitmap" draw:fill-image-name="msFillBitmap_20_19" style:repeat="stretch"/>
      <style:paragraph-properties fo:text-align="center" style:font-independent-line-spacing="true"/>
      <style:text-properties fo:font-size="18pt"/>
    </style:style>
    <style:style style:name="P48" style:family="paragraph">
      <style:paragraph-properties fo:margin-left="2.048cm" fo:margin-right="0cm" fo:margin-top="0cm" fo:margin-bottom="0cm" fo:line-height="100%" fo:text-align="start" fo:text-indent="0cm"/>
    </style:style>
    <style:style style:name="P49" style:family="paragraph">
      <loext:graphic-properties draw:fill="none"/>
      <style:paragraph-properties fo:margin-left="2.048cm" fo:margin-right="0cm" fo:margin-top="0cm" fo:margin-bottom="0cm" fo:line-height="100%" fo:text-align="start" fo:text-indent="0cm" style:writing-mode="lr-tb" style:font-independent-line-spacing="true"/>
      <style:text-properties fo:font-size="44pt"/>
    </style:style>
    <style:style style:name="P50" style:family="paragraph">
      <loext:graphic-properties draw:fill="bitmap" draw:fill-image-name="msFillBitmap_20_20" style:repeat="stretch"/>
      <style:paragraph-properties fo:text-align="center" style:font-independent-line-spacing="true"/>
      <style:text-properties fo:font-size="18pt"/>
    </style:style>
    <style:style style:name="P51" style:family="paragraph">
      <loext:graphic-properties draw:fill="bitmap" draw:fill-image-name="msFillBitmap_20_21" style:repeat="stretch"/>
      <style:paragraph-properties fo:text-align="center" style:font-independent-line-spacing="true"/>
      <style:text-properties fo:font-size="18pt"/>
    </style:style>
    <style:style style:name="P52" style:family="paragraph">
      <loext:graphic-properties draw:fill="bitmap" draw:fill-image-name="msFillBitmap_20_22" style:repeat="stretch"/>
      <style:paragraph-properties fo:text-align="center" style:font-independent-line-spacing="true"/>
      <style:text-properties fo:font-size="18pt"/>
    </style:style>
    <style:style style:name="P53" style:family="paragraph">
      <loext:graphic-properties draw:fill="bitmap" draw:fill-image-name="msFillBitmap_20_23" style:repeat="stretch"/>
      <style:paragraph-properties fo:text-align="center" style:font-independent-line-spacing="true"/>
      <style:text-properties fo:font-size="18pt"/>
    </style:style>
    <style:style style:name="P54" style:family="paragraph">
      <loext:graphic-properties draw:fill="bitmap" draw:fill-image-name="msFillBitmap_20_24" style:repeat="stretch"/>
      <style:paragraph-properties fo:text-align="center" style:font-independent-line-spacing="true"/>
      <style:text-properties fo:font-size="18pt"/>
    </style:style>
    <style:style style:name="P55" style:family="paragraph">
      <loext:graphic-properties draw:fill="bitmap" draw:fill-image-name="msFillBitmap_20_25" style:repeat="stretch"/>
      <style:paragraph-properties fo:text-align="center" style:font-independent-line-spacing="true"/>
      <style:text-properties fo:font-size="18pt"/>
    </style:style>
    <style:style style:name="P56" style:family="paragraph">
      <loext:graphic-properties draw:fill="bitmap" draw:fill-image-name="msFillBitmap_20_26" style:repeat="stretch"/>
      <style:paragraph-properties fo:text-align="center" style:font-independent-line-spacing="true"/>
      <style:text-properties fo:font-size="18pt"/>
    </style:style>
    <style:style style:name="P57" style:family="paragraph">
      <loext:graphic-properties draw:fill="bitmap" draw:fill-image-name="msFillBitmap_20_27" style:repeat="stretch"/>
      <style:paragraph-properties fo:text-align="center" style:font-independent-line-spacing="true"/>
      <style:text-properties fo:font-size="18pt"/>
    </style:style>
    <style:style style:name="P58" style:family="paragraph">
      <loext:graphic-properties draw:fill="bitmap" draw:fill-image-name="msFillBitmap_20_28" style:repeat="stretch"/>
      <style:paragraph-properties fo:text-align="center" style:font-independent-line-spacing="true"/>
      <style:text-properties fo:font-size="18pt"/>
    </style:style>
    <style:style style:name="P59" style:family="paragraph">
      <loext:graphic-properties draw:fill="bitmap" draw:fill-image-name="msFillBitmap_20_29" style:repeat="stretch"/>
      <style:paragraph-properties fo:text-align="center" style:font-independent-line-spacing="true"/>
      <style:text-properties fo:font-size="18pt"/>
    </style:style>
    <style:style style:name="P60" style:family="paragraph">
      <loext:graphic-properties draw:fill="bitmap" draw:fill-image-name="msFillBitmap_20_30" style:repeat="stretch"/>
      <style:paragraph-properties fo:text-align="center" style:font-independent-line-spacing="true"/>
      <style:text-properties fo:font-size="18pt"/>
    </style:style>
    <style:style style:name="P61" style:family="paragraph">
      <loext:graphic-properties draw:fill="bitmap" draw:fill-image-name="msFillBitmap_20_31" style:repeat="stretch"/>
      <style:paragraph-properties fo:text-align="center" style:font-independent-line-spacing="true"/>
      <style:text-properties fo:font-size="18pt"/>
    </style:style>
    <style:style style:name="P62" style:family="paragraph">
      <style:paragraph-properties fo:margin-left="0.035cm" fo:margin-right="0cm" fo:margin-top="0cm" fo:margin-bottom="0cm" fo:line-height="100%" fo:text-align="justify" fo:text-indent="0cm" style:punctuation-wrap="hanging" style:writing-mode="lr-tb"/>
      <style:text-properties fo:font-size="14.8999996185303pt" fo:hyphenate="false"/>
    </style:style>
    <style:style style:name="P63" style:family="paragraph">
      <style:paragraph-properties fo:margin-left="0.035cm" fo:margin-right="2.097cm" fo:margin-top="0cm" fo:margin-bottom="0cm" fo:line-height="100%" fo:text-align="justify" fo:text-indent="0cm" style:punctuation-wrap="hanging" style:writing-mode="lr-tb"/>
      <style:text-properties fo:font-size="14.8999996185303pt" fo:hyphenate="false"/>
    </style:style>
    <style:style style:name="P64" style:family="paragraph">
      <loext:graphic-properties draw:fill="none"/>
      <style:paragraph-properties fo:margin-left="0.035cm" fo:margin-right="0cm" fo:margin-top="0cm" fo:margin-bottom="0cm" fo:line-height="100%" fo:text-align="justify" fo:text-indent="0cm" style:punctuation-wrap="hanging" style:writing-mode="lr-tb" style:font-independent-line-spacing="true"/>
      <style:text-properties fo:font-size="14.8999996185303pt" fo:hyphenate="false"/>
    </style:style>
    <style:style style:name="P65" style:family="paragraph">
      <loext:graphic-properties draw:fill="bitmap" draw:fill-image-name="msFillBitmap_20_32" style:repeat="stretch"/>
      <style:paragraph-properties fo:text-align="center" style:font-independent-line-spacing="true"/>
      <style:text-properties fo:font-size="18pt"/>
    </style:style>
    <style:style style:name="P66" style:family="paragraph">
      <loext:graphic-properties draw:fill="bitmap" draw:fill-image-name="msFillBitmap_20_33" style:repeat="stretch"/>
      <style:paragraph-properties fo:text-align="center" style:font-independent-line-spacing="true"/>
      <style:text-properties fo:font-size="18pt"/>
    </style:style>
    <style:style style:name="P67" style:family="paragraph">
      <loext:graphic-properties draw:fill="bitmap" draw:fill-image-name="msFillBitmap_20_34" style:repeat="stretch"/>
      <style:paragraph-properties fo:text-align="center" style:font-independent-line-spacing="true"/>
      <style:text-properties fo:font-size="18pt"/>
    </style:style>
    <style:style style:name="P68" style:family="paragraph">
      <style:paragraph-properties fo:margin-left="0.242cm" fo:margin-right="0cm" fo:margin-top="0.566cm" fo:margin-bottom="0cm" fo:line-height="100%" fo:text-align="start" fo:text-indent="0cm" style:punctuation-wrap="hanging" style:writing-mode="lr-tb"/>
      <style:text-properties fo:font-size="14.8999996185303pt" fo:hyphenate="false"/>
    </style:style>
    <style:style style:name="P69" style:family="paragraph">
      <loext:graphic-properties draw:fill="none"/>
      <style:paragraph-properties fo:margin-left="0.242cm" fo:margin-right="0cm" fo:margin-top="0.566cm" fo:margin-bottom="0cm" fo:line-height="100%" fo:text-align="start" fo:text-indent="0cm" style:punctuation-wrap="hanging" style:writing-mode="lr-tb" style:font-independent-line-spacing="true"/>
      <style:text-properties fo:font-size="14.8999996185303pt" fo:hyphenate="false"/>
    </style:style>
    <style:style style:name="P70" style:family="paragraph">
      <style:paragraph-properties fo:margin-left="4.625cm" fo:margin-right="0cm" fo:margin-top="0cm" fo:margin-bottom="0cm" fo:line-height="100%" fo:text-align="start" fo:text-indent="0cm"/>
    </style:style>
    <style:style style:name="P71" style:family="paragraph">
      <loext:graphic-properties draw:fill="none"/>
      <style:paragraph-properties fo:margin-left="4.625cm" fo:margin-right="0cm" fo:margin-top="0cm" fo:margin-bottom="0cm" fo:line-height="100%" fo:text-align="start" fo:text-indent="0cm" style:writing-mode="lr-tb" style:font-independent-line-spacing="true"/>
      <style:text-properties fo:font-size="44pt"/>
    </style:style>
    <style:style style:name="P72" style:family="paragraph">
      <loext:graphic-properties draw:fill="bitmap" draw:fill-image-name="msFillBitmap_20_37" style:repeat="stretch"/>
      <style:paragraph-properties fo:text-align="center" style:font-independent-line-spacing="true"/>
      <style:text-properties fo:font-size="18pt"/>
    </style:style>
    <style:style style:name="P73" style:family="paragraph">
      <style:paragraph-properties fo:margin-left="0.24cm" fo:margin-right="0cm" fo:margin-top="0.21cm" fo:margin-bottom="0cm" fo:line-height="100%" fo:text-align="justify" fo:text-indent="0cm" style:punctuation-wrap="hanging" style:writing-mode="lr-tb"/>
      <style:text-properties fo:font-size="14pt" style:font-size-asian="14pt" style:font-size-complex="14pt" fo:hyphenate="false"/>
    </style:style>
    <style:style style:name="P74" style:family="paragraph">
      <style:paragraph-properties fo:margin-left="0.24cm" fo:margin-right="0cm" fo:margin-top="0cm" fo:margin-bottom="0cm" fo:line-height="100%" fo:text-align="justify" fo:text-indent="0cm" style:punctuation-wrap="hanging" style:writing-mode="lr-tb"/>
      <style:text-properties fo:font-size="14pt" style:font-size-asian="14pt" style:font-size-complex="14pt" fo:hyphenate="false"/>
    </style:style>
    <style:style style:name="P75" style:family="paragraph">
      <style:paragraph-properties fo:margin-left="0.24cm" fo:margin-right="2.526cm" fo:margin-top="0cm" fo:margin-bottom="0cm" fo:line-height="100%" fo:text-align="justify" fo:text-indent="0cm" style:punctuation-wrap="hanging" style:writing-mode="lr-tb"/>
      <style:text-properties fo:font-size="14pt" style:font-size-asian="14pt" style:font-size-complex="14pt" fo:hyphenate="false"/>
    </style:style>
    <style:style style:name="P76" style:family="paragraph">
      <loext:graphic-properties draw:fill="none"/>
      <style:paragraph-properties fo:margin-left="0.24cm" fo:margin-right="0cm" fo:margin-top="0.21cm" fo:margin-bottom="0cm" fo:line-height="100%" fo:text-align="justify" fo:text-indent="0cm" style:punctuation-wrap="hanging" style:writing-mode="lr-tb" style:font-independent-line-spacing="true"/>
      <style:text-properties fo:font-size="14pt" style:font-size-asian="14pt" style:font-size-complex="14pt" fo:hyphenate="false"/>
    </style:style>
    <style:style style:name="P77" style:family="paragraph">
      <loext:graphic-properties draw:fill="bitmap" draw:fill-image-name="msFillBitmap_20_40" style:repeat="stretch"/>
      <style:paragraph-properties fo:text-align="center" style:font-independent-line-spacing="true"/>
      <style:text-properties fo:font-size="18pt"/>
    </style:style>
    <style:style style:name="P78" style:family="paragraph">
      <style:paragraph-properties fo:margin-left="0.24cm" fo:margin-right="0cm" fo:margin-top="0.566cm" fo:margin-bottom="0cm" fo:line-height="100%" fo:text-align="start" fo:text-indent="0cm" style:punctuation-wrap="hanging" style:writing-mode="lr-tb"/>
      <style:text-properties fo:font-size="18pt" fo:hyphenate="false"/>
    </style:style>
    <style:style style:name="P79" style:family="paragraph">
      <loext:graphic-properties draw:fill="none"/>
      <style:paragraph-properties fo:margin-left="0.24cm" fo:margin-right="0cm" fo:margin-top="0.566cm" fo:margin-bottom="0cm" fo:line-height="100%" fo:text-align="start" fo:text-indent="0cm" style:punctuation-wrap="hanging" style:writing-mode="lr-tb" style:font-independent-line-spacing="true"/>
      <style:text-properties fo:font-size="18pt" fo:hyphenate="false"/>
    </style:style>
    <style:style style:name="P80" style:family="paragraph">
      <loext:graphic-properties draw:fill="none" draw:fill-color="#ffffff"/>
      <style:paragraph-properties style:writing-mode="lr-tb"/>
    </style:style>
    <style:style style:name="P81" style:family="paragraph">
      <loext:graphic-properties draw:fill="none"/>
      <style:paragraph-properties fo:margin-top="0cm" fo:margin-bottom="0cm" fo:line-height="100%" fo:text-align="start" style:writing-mode="lr-tb" style:font-independent-line-spacing="true"/>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name-complex="Calibri" style:font-size-complex="44pt" style:font-style-complex="normal" style:font-weight-complex="normal"/>
    </style:style>
    <style:style style:name="P82" style:family="paragraph">
      <style:paragraph-properties fo:margin-left="0.035cm" fo:margin-right="0cm" fo:margin-top="0cm" fo:margin-bottom="0cm" fo:line-height="100%" fo:text-align="start" fo:text-indent="0cm" style:punctuation-wrap="hanging" style:writing-mode="lr-tb"/>
      <style:text-properties fo:font-size="18pt" fo:hyphenate="false"/>
    </style:style>
    <style:style style:name="P83"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8pt" fo:hyphenate="false"/>
    </style:style>
    <style:style style:name="P84" style:family="paragraph">
      <loext:graphic-properties draw:fill="bitmap" draw:fill-image-name="msFillBitmap_20_108" style:repeat="stretch"/>
      <style:paragraph-properties fo:text-align="center" style:font-independent-line-spacing="true"/>
      <style:text-properties fo:font-size="18pt"/>
    </style:style>
    <style:style style:name="P85" style:family="paragraph">
      <loext:graphic-properties draw:fill="bitmap" draw:fill-image-name="msFillBitmap_20_109" style:repeat="stretch"/>
      <style:paragraph-properties fo:text-align="center" style:font-independent-line-spacing="true"/>
      <style:text-properties fo:font-size="18pt"/>
    </style:style>
    <style:style style:name="P86" style:family="paragraph">
      <loext:graphic-properties draw:fill="bitmap" draw:fill-image-name="msFillBitmap_20_110" style:repeat="stretch"/>
      <style:paragraph-properties fo:text-align="center" style:font-independent-line-spacing="true"/>
      <style:text-properties fo:font-size="18pt"/>
    </style:style>
    <style:style style:name="P87" style:family="paragraph">
      <loext:graphic-properties draw:fill="bitmap" draw:fill-image-name="msFillBitmap_20_111" style:repeat="stretch"/>
      <style:paragraph-properties fo:text-align="center" style:font-independent-line-spacing="true"/>
      <style:text-properties fo:font-size="18pt"/>
    </style:style>
    <style:style style:name="P88" style:family="paragraph">
      <loext:graphic-properties draw:fill="bitmap" draw:fill-image-name="msFillBitmap_20_112" style:repeat="stretch"/>
      <style:paragraph-properties fo:text-align="center" style:font-independent-line-spacing="true"/>
      <style:text-properties fo:font-size="18pt"/>
    </style:style>
    <style:style style:name="P89" style:family="paragraph">
      <loext:graphic-properties draw:fill="bitmap" draw:fill-image-name="msFillBitmap_20_113" style:repeat="stretch"/>
      <style:paragraph-properties fo:text-align="center" style:font-independent-line-spacing="true"/>
      <style:text-properties fo:font-size="18pt"/>
    </style:style>
    <style:style style:name="P90" style:family="paragraph">
      <loext:graphic-properties draw:fill="bitmap" draw:fill-image-name="msFillBitmap_20_114" style:repeat="stretch"/>
      <style:paragraph-properties fo:text-align="center" style:font-independent-line-spacing="true"/>
      <style:text-properties fo:font-size="18pt"/>
    </style:style>
    <style:style style:name="P91" style:family="paragraph">
      <loext:graphic-properties draw:fill="bitmap" draw:fill-image-name="msFillBitmap_20_115" style:repeat="stretch"/>
      <style:paragraph-properties fo:text-align="center" style:font-independent-line-spacing="true"/>
      <style:text-properties fo:font-size="18pt"/>
    </style:style>
    <style:style style:name="P92" style:family="paragraph">
      <loext:graphic-properties draw:fill="bitmap" draw:fill-image-name="msFillBitmap_20_116" style:repeat="stretch"/>
      <style:paragraph-properties fo:text-align="center" style:font-independent-line-spacing="true"/>
      <style:text-properties fo:font-size="18pt"/>
    </style:style>
    <style:style style:name="P93" style:family="paragraph">
      <loext:graphic-properties draw:fill="bitmap" draw:fill-image-name="msFillBitmap_20_117" style:repeat="stretch"/>
      <style:paragraph-properties fo:text-align="center" style:font-independent-line-spacing="true"/>
      <style:text-properties fo:font-size="18pt"/>
    </style:style>
    <style:style style:name="P94" style:family="paragraph">
      <loext:graphic-properties draw:fill="bitmap" draw:fill-image-name="msFillBitmap_20_118" style:repeat="stretch"/>
      <style:paragraph-properties fo:text-align="center" style:font-independent-line-spacing="true"/>
      <style:text-properties fo:font-size="18pt"/>
    </style:style>
    <style:style style:name="P95" style:family="paragraph">
      <loext:graphic-properties draw:fill="bitmap" draw:fill-image-name="msFillBitmap_20_119" style:repeat="stretch"/>
      <style:paragraph-properties fo:text-align="center" style:font-independent-line-spacing="true"/>
      <style:text-properties fo:font-size="18pt"/>
    </style:style>
    <style:style style:name="P96" style:family="paragraph">
      <loext:graphic-properties draw:fill-color="#ffffff"/>
      <style:paragraph-properties style:writing-mode="lr-tb"/>
      <style:text-properties fo:font-size="31.2000007629395pt"/>
    </style:style>
    <style:style style:name="P97" style:family="paragraph">
      <style:paragraph-properties fo:margin-left="5.484cm" fo:margin-right="0cm" fo:margin-top="0cm" fo:margin-bottom="0cm" fo:line-height="100%" fo:text-align="start" fo:text-indent="0cm"/>
    </style:style>
    <style:style style:name="P98" style:family="paragraph">
      <loext:graphic-properties draw:fill="none"/>
      <style:paragraph-properties fo:margin-left="5.484cm" fo:margin-right="0cm" fo:margin-top="0cm" fo:margin-bottom="0cm" fo:line-height="100%" fo:text-align="start" fo:text-indent="0cm" style:writing-mode="lr-tb" style:font-independent-line-spacing="true"/>
      <style:text-properties fo:font-size="44pt"/>
    </style:style>
    <style:style style:name="P99" style:family="paragraph">
      <loext:graphic-properties draw:fill="bitmap" draw:fill-image-name="msFillBitmap_20_120" style:repeat="stretch"/>
      <style:paragraph-properties fo:text-align="center" style:font-independent-line-spacing="true"/>
      <style:text-properties fo:font-size="18pt"/>
    </style:style>
    <style:style style:name="P100" style:family="paragraph">
      <loext:graphic-properties draw:fill="bitmap" draw:fill-image-name="msFillBitmap_20_121" style:repeat="stretch"/>
      <style:paragraph-properties fo:text-align="center" style:font-independent-line-spacing="true"/>
      <style:text-properties fo:font-size="18pt"/>
    </style:style>
    <style:style style:name="P101" style:family="paragraph">
      <loext:graphic-properties draw:fill="bitmap" draw:fill-image-name="msFillBitmap_20_122" style:repeat="stretch"/>
      <style:paragraph-properties fo:text-align="center" style:font-independent-line-spacing="true"/>
      <style:text-properties fo:font-size="18pt"/>
    </style:style>
    <style:style style:name="P102" style:family="paragraph">
      <loext:graphic-properties draw:fill="bitmap" draw:fill-image-name="msFillBitmap_20_123" style:repeat="stretch"/>
      <style:paragraph-properties fo:text-align="center" style:font-independent-line-spacing="true"/>
      <style:text-properties fo:font-size="18pt"/>
    </style:style>
    <style:style style:name="P103" style:family="paragraph">
      <loext:graphic-properties draw:fill="bitmap" draw:fill-image-name="msFillBitmap_20_124" style:repeat="stretch"/>
      <style:paragraph-properties fo:text-align="center" style:font-independent-line-spacing="true"/>
      <style:text-properties fo:font-size="18pt"/>
    </style:style>
    <style:style style:name="P104" style:family="paragraph">
      <loext:graphic-properties draw:fill="bitmap" draw:fill-image-name="msFillBitmap_20_125" style:repeat="stretch"/>
      <style:paragraph-properties fo:text-align="center" style:font-independent-line-spacing="true"/>
      <style:text-properties fo:font-size="18pt"/>
    </style:style>
    <style:style style:name="P105" style:family="paragraph">
      <loext:graphic-properties draw:fill="bitmap" draw:fill-image-name="msFillBitmap_20_126" style:repeat="stretch"/>
      <style:paragraph-properties fo:text-align="center" style:font-independent-line-spacing="true"/>
      <style:text-properties fo:font-size="18pt"/>
    </style:style>
    <style:style style:name="P106" style:family="paragraph">
      <loext:graphic-properties draw:fill="bitmap" draw:fill-image-name="msFillBitmap_20_127" style:repeat="stretch"/>
      <style:paragraph-properties fo:text-align="center" style:font-independent-line-spacing="true"/>
      <style:text-properties fo:font-size="18pt"/>
    </style:style>
    <style:style style:name="P107" style:family="paragraph">
      <loext:graphic-properties draw:fill="bitmap" draw:fill-image-name="msFillBitmap_20_128" style:repeat="stretch"/>
      <style:paragraph-properties fo:text-align="center" style:font-independent-line-spacing="true"/>
      <style:text-properties fo:font-size="18pt"/>
    </style:style>
    <style:style style:name="P108" style:family="paragraph">
      <loext:graphic-properties draw:fill="bitmap" draw:fill-image-name="msFillBitmap_20_129" style:repeat="stretch"/>
      <style:paragraph-properties fo:text-align="center" style:font-independent-line-spacing="true"/>
      <style:text-properties fo:font-size="18pt"/>
    </style:style>
    <style:style style:name="P109" style:family="paragraph">
      <loext:graphic-properties draw:fill="bitmap" draw:fill-image-name="msFillBitmap_20_132" style:repeat="stretch"/>
      <style:paragraph-properties fo:text-align="center" style:font-independent-line-spacing="true"/>
      <style:text-properties fo:font-size="18pt"/>
    </style:style>
    <style:style style:name="P110" style:family="paragraph">
      <loext:graphic-properties draw:fill="bitmap" draw:fill-image-name="msFillBitmap_20_133" style:repeat="stretch"/>
      <style:paragraph-properties fo:text-align="center" style:font-independent-line-spacing="true"/>
      <style:text-properties fo:font-size="18pt"/>
    </style:style>
    <style:style style:name="P111" style:family="paragraph">
      <loext:graphic-properties draw:fill="bitmap" draw:fill-image-name="msFillBitmap_20_134" style:repeat="stretch"/>
      <style:paragraph-properties fo:text-align="center" style:font-independent-line-spacing="true"/>
      <style:text-properties fo:font-size="18pt"/>
    </style:style>
    <style:style style:name="P112" style:family="paragraph">
      <loext:graphic-properties draw:fill="bitmap" draw:fill-image-name="msFillBitmap_20_135" style:repeat="stretch"/>
      <style:paragraph-properties fo:text-align="center" style:font-independent-line-spacing="true"/>
      <style:text-properties fo:font-size="18pt"/>
    </style:style>
    <style:style style:name="P113" style:family="paragraph">
      <loext:graphic-properties draw:fill="bitmap" draw:fill-image-name="msFillBitmap_20_136" style:repeat="stretch"/>
      <style:paragraph-properties fo:text-align="center" style:font-independent-line-spacing="true"/>
      <style:text-properties fo:font-size="18pt"/>
    </style:style>
    <style:style style:name="P114" style:family="paragraph">
      <loext:graphic-properties draw:fill="bitmap" draw:fill-image-name="msFillBitmap_20_137" style:repeat="stretch"/>
      <style:paragraph-properties fo:text-align="center" style:font-independent-line-spacing="true"/>
      <style:text-properties fo:font-size="18pt"/>
    </style:style>
    <style:style style:name="P115" style:family="paragraph">
      <loext:graphic-properties draw:fill="bitmap" draw:fill-image-name="msFillBitmap_20_138" style:repeat="stretch"/>
      <style:paragraph-properties fo:text-align="center" style:font-independent-line-spacing="true"/>
      <style:text-properties fo:font-size="18pt"/>
    </style:style>
    <style:style style:name="P116" style:family="paragraph">
      <loext:graphic-properties draw:fill="bitmap" draw:fill-image-name="msFillBitmap_20_139" style:repeat="stretch"/>
      <style:paragraph-properties fo:text-align="center" style:font-independent-line-spacing="true"/>
      <style:text-properties fo:font-size="18pt"/>
    </style:style>
    <style:style style:name="P117" style:family="paragraph">
      <loext:graphic-properties draw:fill="bitmap" draw:fill-image-name="msFillBitmap_20_140" style:repeat="stretch"/>
      <style:paragraph-properties fo:text-align="center" style:font-independent-line-spacing="true"/>
      <style:text-properties fo:font-size="18pt"/>
    </style:style>
    <style:style style:name="P118" style:family="paragraph">
      <loext:graphic-properties draw:fill="bitmap" draw:fill-image-name="msFillBitmap_20_141" style:repeat="stretch"/>
      <style:paragraph-properties fo:text-align="center" style:font-independent-line-spacing="true"/>
      <style:text-properties fo:font-size="18pt"/>
    </style:style>
    <style:style style:name="P119" style:family="paragraph">
      <loext:graphic-properties draw:fill="bitmap" draw:fill-image-name="msFillBitmap_20_142" style:repeat="stretch"/>
      <style:paragraph-properties fo:text-align="center" style:font-independent-line-spacing="true"/>
      <style:text-properties fo:font-size="18pt"/>
    </style:style>
    <style:style style:name="P120" style:family="paragraph">
      <loext:graphic-properties draw:fill="bitmap" draw:fill-image-name="msFillBitmap_20_143" style:repeat="stretch"/>
      <style:paragraph-properties fo:text-align="center" style:font-independent-line-spacing="true"/>
      <style:text-properties fo:font-size="18pt"/>
    </style:style>
    <style:style style:name="P121" style:family="paragraph">
      <loext:graphic-properties draw:fill="bitmap" draw:fill-image-name="msFillBitmap_20_144" style:repeat="stretch"/>
      <style:paragraph-properties fo:text-align="center" style:font-independent-line-spacing="true"/>
      <style:text-properties fo:font-size="18pt"/>
    </style:style>
    <style:style style:name="P122" style:family="paragraph">
      <loext:graphic-properties draw:fill="bitmap" draw:fill-image-name="msFillBitmap_20_145" style:repeat="stretch"/>
      <style:paragraph-properties fo:text-align="center" style:font-independent-line-spacing="true"/>
      <style:text-properties fo:font-size="18pt"/>
    </style:style>
    <style:style style:name="P123" style:family="paragraph">
      <loext:graphic-properties draw:fill="bitmap" draw:fill-image-name="msFillBitmap_20_146" style:repeat="stretch"/>
      <style:paragraph-properties fo:text-align="center" style:font-independent-line-spacing="true"/>
      <style:text-properties fo:font-size="18pt"/>
    </style:style>
    <style:style style:name="P124" style:family="paragraph">
      <loext:graphic-properties draw:fill="bitmap" draw:fill-image-name="msFillBitmap_20_147" style:repeat="stretch"/>
      <style:paragraph-properties fo:text-align="center" style:font-independent-line-spacing="true"/>
      <style:text-properties fo:font-size="18pt"/>
    </style:style>
    <style:style style:name="P125" style:family="paragraph">
      <loext:graphic-properties draw:fill="bitmap" draw:fill-image-name="msFillBitmap_20_148" style:repeat="stretch"/>
      <style:paragraph-properties fo:text-align="center" style:font-independent-line-spacing="true"/>
      <style:text-properties fo:font-size="18pt"/>
    </style:style>
    <style:style style:name="P126" style:family="paragraph">
      <loext:graphic-properties draw:fill="bitmap" draw:fill-image-name="msFillBitmap_20_149" style:repeat="stretch"/>
      <style:paragraph-properties fo:text-align="center" style:font-independent-line-spacing="true"/>
      <style:text-properties fo:font-size="18pt"/>
    </style:style>
    <style:style style:name="P127" style:family="paragraph">
      <loext:graphic-properties draw:fill="bitmap" draw:fill-image-name="msFillBitmap_20_150" style:repeat="stretch"/>
      <style:paragraph-properties fo:text-align="center" style:font-independent-line-spacing="true"/>
      <style:text-properties fo:font-size="18pt"/>
    </style:style>
    <style:style style:name="P128" style:family="paragraph">
      <loext:graphic-properties draw:fill="bitmap" draw:fill-image-name="msFillBitmap_20_151" style:repeat="stretch"/>
      <style:paragraph-properties fo:text-align="center" style:font-independent-line-spacing="true"/>
      <style:text-properties fo:font-size="18pt"/>
    </style:style>
    <style:style style:name="P129" style:family="paragraph">
      <loext:graphic-properties draw:fill="bitmap" draw:fill-image-name="msFillBitmap_20_152" style:repeat="stretch"/>
      <style:paragraph-properties fo:text-align="center" style:font-independent-line-spacing="true"/>
      <style:text-properties fo:font-size="18pt"/>
    </style:style>
    <style:style style:name="P130" style:family="paragraph">
      <loext:graphic-properties draw:fill="bitmap" draw:fill-image-name="msFillBitmap_20_153" style:repeat="stretch"/>
      <style:paragraph-properties fo:text-align="center" style:font-independent-line-spacing="true"/>
      <style:text-properties fo:font-size="18pt"/>
    </style:style>
    <style:style style:name="P131" style:family="paragraph">
      <loext:graphic-properties draw:fill="bitmap" draw:fill-image-name="msFillBitmap_20_154" style:repeat="stretch"/>
      <style:paragraph-properties fo:text-align="center" style:font-independent-line-spacing="true"/>
      <style:text-properties fo:font-size="18pt"/>
    </style:style>
    <style:style style:name="P132" style:family="paragraph">
      <loext:graphic-properties draw:fill="bitmap" draw:fill-image-name="msFillBitmap_20_155" style:repeat="stretch"/>
      <style:paragraph-properties fo:text-align="center" style:font-independent-line-spacing="true"/>
      <style:text-properties fo:font-size="18pt"/>
    </style:style>
    <style:style style:name="P133" style:family="paragraph">
      <loext:graphic-properties draw:fill="bitmap" draw:fill-image-name="msFillBitmap_20_156" style:repeat="stretch"/>
      <style:paragraph-properties fo:text-align="center" style:font-independent-line-spacing="true"/>
      <style:text-properties fo:font-size="18pt"/>
    </style:style>
    <style:style style:name="P134" style:family="paragraph">
      <loext:graphic-properties draw:fill="bitmap" draw:fill-image-name="msFillBitmap_20_157" style:repeat="stretch"/>
      <style:paragraph-properties fo:text-align="center" style:font-independent-line-spacing="true"/>
      <style:text-properties fo:font-size="18pt"/>
    </style:style>
    <style:style style:name="P135" style:family="paragraph">
      <loext:graphic-properties draw:fill="bitmap" draw:fill-image-name="msFillBitmap_20_158" style:repeat="stretch"/>
      <style:paragraph-properties fo:text-align="center" style:font-independent-line-spacing="true"/>
      <style:text-properties fo:font-size="18pt"/>
    </style:style>
    <style:style style:name="P136" style:family="paragraph">
      <loext:graphic-properties draw:fill="bitmap" draw:fill-image-name="msFillBitmap_20_159" style:repeat="stretch"/>
      <style:paragraph-properties fo:text-align="center" style:font-independent-line-spacing="true"/>
      <style:text-properties fo:font-size="18pt"/>
    </style:style>
    <style:style style:name="P137" style:family="paragraph">
      <loext:graphic-properties draw:fill="bitmap" draw:fill-image-name="msFillBitmap_20_160" style:repeat="stretch"/>
      <style:paragraph-properties fo:text-align="center" style:font-independent-line-spacing="true"/>
      <style:text-properties fo:font-size="18pt"/>
    </style:style>
    <style:style style:name="P138" style:family="paragraph">
      <loext:graphic-properties draw:fill="bitmap" draw:fill-image-name="msFillBitmap_20_161" style:repeat="stretch"/>
      <style:paragraph-properties fo:text-align="center" style:font-independent-line-spacing="true"/>
      <style:text-properties fo:font-size="18pt"/>
    </style:style>
    <style:style style:name="P139" style:family="paragraph">
      <loext:graphic-properties draw:fill="bitmap" draw:fill-image-name="msFillBitmap_20_162" style:repeat="stretch"/>
      <style:paragraph-properties fo:text-align="center" style:font-independent-line-spacing="true"/>
      <style:text-properties fo:font-size="18pt"/>
    </style:style>
    <style:style style:name="P140" style:family="paragraph">
      <loext:graphic-properties draw:fill="bitmap" draw:fill-image-name="msFillBitmap_20_163" style:repeat="stretch"/>
      <style:paragraph-properties fo:text-align="center" style:font-independent-line-spacing="true"/>
      <style:text-properties fo:font-size="18pt"/>
    </style:style>
    <style:style style:name="P141" style:family="paragraph">
      <loext:graphic-properties draw:fill="bitmap" draw:fill-image-name="msFillBitmap_20_164" style:repeat="stretch"/>
      <style:paragraph-properties fo:text-align="center" style:font-independent-line-spacing="true"/>
      <style:text-properties fo:font-size="18pt"/>
    </style:style>
    <style:style style:name="P142" style:family="paragraph">
      <loext:graphic-properties draw:fill="bitmap" draw:fill-image-name="msFillBitmap_20_165" style:repeat="stretch"/>
      <style:paragraph-properties fo:text-align="center" style:font-independent-line-spacing="true"/>
      <style:text-properties fo:font-size="18pt"/>
    </style:style>
    <style:style style:name="P143" style:family="paragraph">
      <loext:graphic-properties draw:fill="bitmap" draw:fill-image-name="msFillBitmap_20_166" style:repeat="stretch"/>
      <style:paragraph-properties fo:text-align="center" style:font-independent-line-spacing="true"/>
      <style:text-properties fo:font-size="18pt"/>
    </style:style>
    <style:style style:name="P144" style:family="paragraph">
      <loext:graphic-properties draw:fill="bitmap" draw:fill-image-name="msFillBitmap_20_167" style:repeat="stretch"/>
      <style:paragraph-properties fo:text-align="center" style:font-independent-line-spacing="true"/>
      <style:text-properties fo:font-size="18pt"/>
    </style:style>
    <style:style style:name="P145" style:family="paragraph">
      <loext:graphic-properties draw:fill="bitmap" draw:fill-image-name="msFillBitmap_20_168" style:repeat="stretch"/>
      <style:paragraph-properties fo:text-align="center" style:font-independent-line-spacing="true"/>
      <style:text-properties fo:font-size="18pt"/>
    </style:style>
    <style:style style:name="P146" style:family="paragraph">
      <loext:graphic-properties draw:fill="bitmap" draw:fill-image-name="msFillBitmap_20_169" style:repeat="stretch"/>
      <style:paragraph-properties fo:text-align="center" style:font-independent-line-spacing="true"/>
      <style:text-properties fo:font-size="18pt"/>
    </style:style>
    <style:style style:name="P147" style:family="paragraph">
      <loext:graphic-properties draw:fill="bitmap" draw:fill-image-name="msFillBitmap_20_170" style:repeat="stretch"/>
      <style:paragraph-properties fo:text-align="center" style:font-independent-line-spacing="true"/>
      <style:text-properties fo:font-size="18pt"/>
    </style:style>
    <style:style style:name="P148" style:family="paragraph">
      <loext:graphic-properties draw:fill="bitmap" draw:fill-image-name="msFillBitmap_20_171" style:repeat="stretch"/>
      <style:paragraph-properties fo:text-align="center" style:font-independent-line-spacing="true"/>
      <style:text-properties fo:font-size="18pt"/>
    </style:style>
    <style:style style:name="P149" style:family="paragraph">
      <loext:graphic-properties draw:fill="bitmap" draw:fill-image-name="msFillBitmap_20_172" style:repeat="stretch"/>
      <style:paragraph-properties fo:text-align="center" style:font-independent-line-spacing="true"/>
      <style:text-properties fo:font-size="18pt"/>
    </style:style>
    <style:style style:name="P150" style:family="paragraph">
      <loext:graphic-properties draw:fill="bitmap" draw:fill-image-name="msFillBitmap_20_173" style:repeat="stretch"/>
      <style:paragraph-properties fo:text-align="center" style:font-independent-line-spacing="true"/>
      <style:text-properties fo:font-size="18pt"/>
    </style:style>
    <style:style style:name="P151" style:family="paragraph">
      <loext:graphic-properties draw:fill="bitmap" draw:fill-image-name="msFillBitmap_20_174" style:repeat="stretch"/>
      <style:paragraph-properties fo:text-align="center" style:font-independent-line-spacing="true"/>
      <style:text-properties fo:font-size="18pt"/>
    </style:style>
    <style:style style:name="P152" style:family="paragraph">
      <loext:graphic-properties draw:fill="bitmap" draw:fill-image-name="msFillBitmap_20_175" style:repeat="stretch"/>
      <style:paragraph-properties fo:text-align="center" style:font-independent-line-spacing="true"/>
      <style:text-properties fo:font-size="18pt"/>
    </style:style>
    <style:style style:name="P153" style:family="paragraph">
      <loext:graphic-properties draw:fill="bitmap" draw:fill-image-name="msFillBitmap_20_176" style:repeat="stretch"/>
      <style:paragraph-properties fo:text-align="center" style:font-independent-line-spacing="true"/>
      <style:text-properties fo:font-size="18pt"/>
    </style:style>
    <style:style style:name="P154" style:family="paragraph">
      <loext:graphic-properties draw:fill="bitmap" draw:fill-image-name="msFillBitmap_20_177" style:repeat="stretch"/>
      <style:paragraph-properties fo:text-align="center" style:font-independent-line-spacing="true"/>
      <style:text-properties fo:font-size="18pt"/>
    </style:style>
    <style:style style:name="P155" style:family="paragraph">
      <loext:graphic-properties draw:fill="bitmap" draw:fill-image-name="msFillBitmap_20_179" style:repeat="stretch"/>
      <style:paragraph-properties fo:text-align="center" style:font-independent-line-spacing="true"/>
      <style:text-properties fo:font-size="18pt"/>
    </style:style>
    <style:style style:name="P156" style:family="paragraph">
      <loext:graphic-properties draw:fill="bitmap" draw:fill-image-name="msFillBitmap_20_180" style:repeat="stretch"/>
      <style:paragraph-properties fo:text-align="center" style:font-independent-line-spacing="true"/>
      <style:text-properties fo:font-size="18pt"/>
    </style:style>
    <style:style style:name="P157" style:family="paragraph">
      <loext:graphic-properties draw:fill="bitmap" draw:fill-image-name="msFillBitmap_20_181" style:repeat="stretch"/>
      <style:paragraph-properties fo:text-align="center" style:font-independent-line-spacing="true"/>
      <style:text-properties fo:font-size="18pt"/>
    </style:style>
    <style:style style:name="P158" style:family="paragraph">
      <loext:graphic-properties draw:fill="bitmap" draw:fill-image-name="msFillBitmap_20_182" style:repeat="stretch"/>
      <style:paragraph-properties fo:text-align="center" style:font-independent-line-spacing="true"/>
      <style:text-properties fo:font-size="18pt"/>
    </style:style>
    <style:style style:name="P159" style:family="paragraph">
      <loext:graphic-properties draw:fill="bitmap" draw:fill-image-name="msFillBitmap_20_183" style:repeat="stretch"/>
      <style:paragraph-properties fo:text-align="center" style:font-independent-line-spacing="true"/>
      <style:text-properties fo:font-size="18pt"/>
    </style:style>
    <style:style style:name="P16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1" style:family="paragraph">
      <loext:graphic-properties draw:fill="none" draw:fill-color="#ffffff"/>
      <style:paragraph-properties fo:margin-left="0cm" fo:margin-right="0cm" fo:margin-top="0cm" fo:margin-bottom="0cm" fo:line-height="100%" fo:text-align="start" fo:text-indent="0cm" style:punctuation-wrap="hanging" style:writing-mode="lr-tb"/>
      <style:text-properties fo:hyphenate="false"/>
    </style:style>
    <style:style style:name="P162" style:family="paragraph">
      <loext:graphic-properties draw:fill="bitmap" draw:fill-image-name="msFillBitmap_20_185" style:repeat="stretch"/>
      <style:paragraph-properties fo:text-align="center" style:font-independent-line-spacing="true"/>
      <style:text-properties fo:font-size="18pt"/>
    </style:style>
    <style:style style:name="P163" style:family="paragraph">
      <loext:graphic-properties draw:fill="bitmap" draw:fill-image-name="msFillBitmap_20_186" style:repeat="stretch"/>
      <style:paragraph-properties fo:text-align="center" style:font-independent-line-spacing="true"/>
      <style:text-properties fo:font-size="18pt"/>
    </style:style>
    <style:style style:name="P164" style:family="paragraph">
      <loext:graphic-properties draw:fill="bitmap" draw:fill-image-name="msFillBitmap_20_187" style:repeat="stretch"/>
      <style:paragraph-properties fo:text-align="center" style:font-independent-line-spacing="true"/>
      <style:text-properties fo:font-size="18pt"/>
    </style:style>
    <style:style style:name="P165" style:family="paragraph">
      <loext:graphic-properties draw:fill="bitmap" draw:fill-image-name="msFillBitmap_20_188" style:repeat="stretch"/>
      <style:paragraph-properties fo:text-align="center" style:font-independent-line-spacing="true"/>
      <style:text-properties fo:font-size="18pt"/>
    </style:style>
    <style:style style:name="P166" style:family="paragraph">
      <loext:graphic-properties draw:fill="bitmap" draw:fill-image-name="msFillBitmap_20_189" style:repeat="stretch"/>
      <style:paragraph-properties fo:text-align="center" style:font-independent-line-spacing="true"/>
      <style:text-properties fo:font-size="18pt"/>
    </style:style>
    <style:style style:name="P167" style:family="paragraph">
      <loext:graphic-properties draw:fill="bitmap" draw:fill-image-name="msFillBitmap_20_190" style:repeat="stretch"/>
      <style:paragraph-properties fo:text-align="center" style:font-independent-line-spacing="true"/>
      <style:text-properties fo:font-size="18pt"/>
    </style:style>
    <style:style style:name="P168" style:family="paragraph">
      <loext:graphic-properties draw:fill="bitmap" draw:fill-image-name="msFillBitmap_20_191" style:repeat="stretch"/>
      <style:paragraph-properties fo:text-align="center" style:font-independent-line-spacing="true"/>
      <style:text-properties fo:font-size="18pt"/>
    </style:style>
    <style:style style:name="P169" style:family="paragraph">
      <loext:graphic-properties draw:fill="bitmap" draw:fill-image-name="msFillBitmap_20_192" style:repeat="stretch"/>
      <style:paragraph-properties fo:text-align="center" style:font-independent-line-spacing="true"/>
      <style:text-properties fo:font-size="18pt"/>
    </style:style>
    <style:style style:name="P170" style:family="paragraph">
      <loext:graphic-properties draw:fill="bitmap" draw:fill-image-name="msFillBitmap_20_193" style:repeat="stretch"/>
      <style:paragraph-properties fo:text-align="center" style:font-independent-line-spacing="true"/>
      <style:text-properties fo:font-size="18pt"/>
    </style:style>
    <style:style style:name="P171" style:family="paragraph">
      <loext:graphic-properties draw:fill="bitmap" draw:fill-image-name="msFillBitmap_20_194" style:repeat="stretch"/>
      <style:paragraph-properties fo:text-align="center" style:font-independent-line-spacing="true"/>
      <style:text-properties fo:font-size="18pt"/>
    </style:style>
    <style:style style:name="P172" style:family="paragraph">
      <loext:graphic-properties draw:fill="bitmap" draw:fill-image-name="msFillBitmap_20_195" style:repeat="stretch"/>
      <style:paragraph-properties fo:text-align="center" style:font-independent-line-spacing="true"/>
      <style:text-properties fo:font-size="18pt"/>
    </style:style>
    <style:style style:name="P17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74" style:family="paragraph">
      <loext:graphic-properties draw:fill="bitmap" draw:fill-image-name="msFillBitmap_20_19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5" style:family="paragraph">
      <loext:graphic-properties draw:fill="bitmap" draw:fill-image-name="msFillBitmap_20_197" style:repeat="stretch"/>
      <style:paragraph-properties fo:text-align="center" style:font-independent-line-spacing="true"/>
      <style:text-properties fo:font-size="18pt"/>
    </style:style>
    <style:style style:name="P176" style:family="paragraph">
      <loext:graphic-properties draw:fill="bitmap" draw:fill-image-name="msFillBitmap_20_198" style:repeat="stretch"/>
      <style:paragraph-properties fo:text-align="center" style:font-independent-line-spacing="true"/>
      <style:text-properties fo:font-size="18pt"/>
    </style:style>
    <style:style style:name="P177" style:family="paragraph">
      <loext:graphic-properties draw:fill="bitmap" draw:fill-image-name="msFillBitmap_20_199" style:repeat="stretch"/>
      <style:paragraph-properties fo:text-align="center" style:font-independent-line-spacing="true"/>
      <style:text-properties fo:font-size="18pt"/>
    </style:style>
    <style:style style:name="P178" style:family="paragraph">
      <loext:graphic-properties draw:fill="bitmap" draw:fill-image-name="msFillBitmap_20_200" style:repeat="stretch"/>
      <style:paragraph-properties fo:text-align="center" style:font-independent-line-spacing="true"/>
      <style:text-properties fo:font-size="18pt"/>
    </style:style>
    <style:style style:name="P179" style:family="paragraph">
      <loext:graphic-properties draw:fill="bitmap" draw:fill-image-name="msFillBitmap_20_201" style:repeat="stretch"/>
      <style:paragraph-properties fo:text-align="center" style:font-independent-line-spacing="true"/>
      <style:text-properties fo:font-size="18pt"/>
    </style:style>
    <style:style style:name="P180" style:family="paragraph">
      <loext:graphic-properties draw:fill="bitmap" draw:fill-image-name="msFillBitmap_20_202" style:repeat="stretch"/>
      <style:paragraph-properties fo:text-align="center" style:font-independent-line-spacing="true"/>
      <style:text-properties fo:font-size="18pt"/>
    </style:style>
    <style:style style:name="P181" style:family="paragraph">
      <loext:graphic-properties draw:fill="bitmap" draw:fill-image-name="msFillBitmap_20_203" style:repeat="stretch"/>
      <style:paragraph-properties fo:text-align="center" style:font-independent-line-spacing="true"/>
      <style:text-properties fo:font-size="18pt"/>
    </style:style>
    <style:style style:name="P182" style:family="paragraph">
      <loext:graphic-properties draw:fill="bitmap" draw:fill-image-name="msFillBitmap_20_204" style:repeat="stretch"/>
      <style:paragraph-properties fo:text-align="center" style:font-independent-line-spacing="true"/>
      <style:text-properties fo:font-size="18pt"/>
    </style:style>
    <style:style style:name="P183" style:family="paragraph">
      <loext:graphic-properties draw:fill="bitmap" draw:fill-image-name="msFillBitmap_20_205" style:repeat="stretch"/>
      <style:paragraph-properties fo:text-align="center" style:font-independent-line-spacing="true"/>
      <style:text-properties fo:font-size="18pt"/>
    </style:style>
    <style:style style:name="P184" style:family="paragraph">
      <loext:graphic-properties draw:fill="bitmap" draw:fill-image-name="msFillBitmap_20_206" style:repeat="stretch"/>
      <style:paragraph-properties fo:text-align="center" style:font-independent-line-spacing="true"/>
      <style:text-properties fo:font-size="18pt"/>
    </style:style>
    <style:style style:name="P185" style:family="paragraph">
      <loext:graphic-properties draw:fill="bitmap" draw:fill-image-name="msFillBitmap_20_207" style:repeat="stretch"/>
      <style:paragraph-properties fo:text-align="center" style:font-independent-line-spacing="true"/>
      <style:text-properties fo:font-size="18pt"/>
    </style:style>
    <style:style style:name="P186" style:family="paragraph">
      <loext:graphic-properties draw:fill="bitmap" draw:fill-image-name="msFillBitmap_20_208" style:repeat="stretch"/>
      <style:paragraph-properties fo:text-align="center" style:font-independent-line-spacing="true"/>
      <style:text-properties fo:font-size="18pt"/>
    </style:style>
    <style:style style:name="P187" style:family="paragraph">
      <loext:graphic-properties draw:fill="bitmap" draw:fill-image-name="msFillBitmap_20_209" style:repeat="stretch"/>
      <style:paragraph-properties fo:text-align="center" style:font-independent-line-spacing="true"/>
      <style:text-properties fo:font-size="18pt"/>
    </style:style>
    <style:style style:name="P188" style:family="paragraph">
      <loext:graphic-properties draw:fill="bitmap" draw:fill-image-name="msFillBitmap_20_210" style:repeat="stretch"/>
      <style:paragraph-properties fo:text-align="center" style:font-independent-line-spacing="true"/>
      <style:text-properties fo:font-size="18pt"/>
    </style:style>
    <style:style style:name="P189" style:family="paragraph">
      <loext:graphic-properties draw:fill="bitmap" draw:fill-image-name="msFillBitmap_20_211" style:repeat="stretch"/>
      <style:paragraph-properties fo:text-align="center" style:font-independent-line-spacing="true"/>
      <style:text-properties fo:font-size="18pt"/>
    </style:style>
    <style:style style:name="P190" style:family="paragraph">
      <loext:graphic-properties draw:fill="bitmap" draw:fill-image-name="msFillBitmap_20_212" style:repeat="stretch"/>
      <style:paragraph-properties fo:text-align="center" style:font-independent-line-spacing="true"/>
      <style:text-properties fo:font-size="18pt"/>
    </style:style>
    <style:style style:name="P191" style:family="paragraph">
      <loext:graphic-properties draw:fill="bitmap" draw:fill-image-name="msFillBitmap_20_213" style:repeat="stretch"/>
      <style:paragraph-properties fo:text-align="center" style:font-independent-line-spacing="true"/>
      <style:text-properties fo:font-size="18pt"/>
    </style:style>
    <style:style style:name="P192" style:family="paragraph">
      <loext:graphic-properties draw:fill="bitmap" draw:fill-image-name="msFillBitmap_20_214" style:repeat="stretch"/>
      <style:paragraph-properties fo:text-align="center" style:font-independent-line-spacing="true"/>
      <style:text-properties fo:font-size="18pt"/>
    </style:style>
    <style:style style:name="P193" style:family="paragraph">
      <loext:graphic-properties draw:fill="bitmap" draw:fill-image-name="msFillBitmap_20_215" style:repeat="stretch"/>
      <style:paragraph-properties fo:text-align="center" style:font-independent-line-spacing="true"/>
      <style:text-properties fo:font-size="18pt"/>
    </style:style>
    <style:style style:name="P194" style:family="paragraph">
      <loext:graphic-properties draw:fill="bitmap" draw:fill-image-name="msFillBitmap_20_216" style:repeat="stretch"/>
      <style:paragraph-properties fo:text-align="center" style:font-independent-line-spacing="true"/>
      <style:text-properties fo:font-size="18pt"/>
    </style:style>
    <style:style style:name="P195" style:family="paragraph">
      <loext:graphic-properties draw:fill="bitmap" draw:fill-image-name="msFillBitmap_20_217" style:repeat="stretch"/>
      <style:paragraph-properties fo:text-align="center" style:font-independent-line-spacing="true"/>
      <style:text-properties fo:font-size="18pt"/>
    </style:style>
    <style:style style:name="P196" style:family="paragraph">
      <loext:graphic-properties draw:fill="bitmap" draw:fill-image-name="msFillBitmap_20_218" style:repeat="stretch"/>
      <style:paragraph-properties fo:text-align="center" style:font-independent-line-spacing="true"/>
      <style:text-properties fo:font-size="18pt"/>
    </style:style>
    <style:style style:name="P197" style:family="paragraph">
      <loext:graphic-properties draw:fill="bitmap" draw:fill-image-name="msFillBitmap_20_219" style:repeat="stretch"/>
      <style:paragraph-properties fo:text-align="center" style:font-independent-line-spacing="true"/>
      <style:text-properties fo:font-size="18pt"/>
    </style:style>
    <style:style style:name="P198" style:family="paragraph">
      <loext:graphic-properties draw:fill="bitmap" draw:fill-image-name="msFillBitmap_20_220" style:repeat="stretch"/>
      <style:paragraph-properties fo:text-align="center" style:font-independent-line-spacing="true"/>
      <style:text-properties fo:font-size="18pt"/>
    </style:style>
    <style:style style:name="P199" style:family="paragraph">
      <loext:graphic-properties draw:fill="bitmap" draw:fill-image-name="msFillBitmap_20_221" style:repeat="stretch"/>
      <style:paragraph-properties fo:text-align="center" style:font-independent-line-spacing="true"/>
      <style:text-properties fo:font-size="18pt"/>
    </style:style>
    <style:style style:name="P200" style:family="paragraph">
      <loext:graphic-properties draw:fill="bitmap" draw:fill-image-name="msFillBitmap_20_222" style:repeat="stretch"/>
      <style:paragraph-properties fo:text-align="center" style:font-independent-line-spacing="true"/>
      <style:text-properties fo:font-size="18pt"/>
    </style:style>
    <style:style style:name="P201" style:family="paragraph">
      <loext:graphic-properties draw:fill="bitmap" draw:fill-image-name="msFillBitmap_20_223" style:repeat="stretch"/>
      <style:paragraph-properties fo:text-align="center" style:font-independent-line-spacing="true"/>
      <style:text-properties fo:font-size="18pt"/>
    </style:style>
    <style:style style:name="P202" style:family="paragraph">
      <loext:graphic-properties draw:fill="bitmap" draw:fill-image-name="msFillBitmap_20_224" style:repeat="stretch"/>
      <style:paragraph-properties fo:text-align="center" style:font-independent-line-spacing="true"/>
      <style:text-properties fo:font-size="18pt"/>
    </style:style>
    <style:style style:name="P203" style:family="paragraph">
      <loext:graphic-properties draw:fill="bitmap" draw:fill-image-name="msFillBitmap_20_225" style:repeat="stretch"/>
      <style:paragraph-properties fo:text-align="center" style:font-independent-line-spacing="true"/>
      <style:text-properties fo:font-size="18pt"/>
    </style:style>
    <style:style style:name="P204" style:family="paragraph">
      <loext:graphic-properties draw:fill="bitmap" draw:fill-image-name="msFillBitmap_20_226" style:repeat="stretch"/>
      <style:paragraph-properties fo:text-align="center" style:font-independent-line-spacing="true"/>
      <style:text-properties fo:font-size="18pt"/>
    </style:style>
    <style:style style:name="P205" style:family="paragraph">
      <loext:graphic-properties draw:fill="bitmap" draw:fill-image-name="msFillBitmap_20_227" style:repeat="stretch"/>
      <style:paragraph-properties fo:text-align="center" style:font-independent-line-spacing="true"/>
      <style:text-properties fo:font-size="18pt"/>
    </style:style>
    <style:style style:name="P206" style:family="paragraph">
      <loext:graphic-properties draw:fill="bitmap" draw:fill-image-name="msFillBitmap_20_228" style:repeat="stretch"/>
      <style:paragraph-properties fo:text-align="center" style:font-independent-line-spacing="true"/>
      <style:text-properties fo:font-size="18pt"/>
    </style:style>
    <style:style style:name="P207" style:family="paragraph">
      <loext:graphic-properties draw:fill="bitmap" draw:fill-image-name="msFillBitmap_20_229" style:repeat="stretch"/>
      <style:paragraph-properties fo:text-align="center" style:font-independent-line-spacing="true"/>
      <style:text-properties fo:font-size="18pt"/>
    </style:style>
    <style:style style:name="P208" style:family="paragraph">
      <loext:graphic-properties draw:fill="bitmap" draw:fill-image-name="msFillBitmap_20_230" style:repeat="stretch"/>
      <style:paragraph-properties fo:text-align="center" style:font-independent-line-spacing="true"/>
      <style:text-properties fo:font-size="18pt"/>
    </style:style>
    <style:style style:name="P209" style:family="paragraph">
      <loext:graphic-properties draw:fill="bitmap" draw:fill-image-name="msFillBitmap_20_231" style:repeat="stretch"/>
      <style:paragraph-properties fo:text-align="center" style:font-independent-line-spacing="true"/>
      <style:text-properties fo:font-size="18pt"/>
    </style:style>
    <style:style style:name="P210" style:family="paragraph">
      <loext:graphic-properties draw:fill="bitmap" draw:fill-image-name="msFillBitmap_20_232" style:repeat="stretch"/>
      <style:paragraph-properties fo:text-align="center" style:font-independent-line-spacing="true"/>
      <style:text-properties fo:font-size="18pt"/>
    </style:style>
    <style:style style:name="P211" style:family="paragraph">
      <loext:graphic-properties draw:fill="bitmap" draw:fill-image-name="msFillBitmap_20_233" style:repeat="stretch"/>
      <style:paragraph-properties fo:text-align="center" style:font-independent-line-spacing="true"/>
      <style:text-properties fo:font-size="18pt"/>
    </style:style>
    <style:style style:name="P212" style:family="paragraph">
      <loext:graphic-properties draw:fill="bitmap" draw:fill-image-name="msFillBitmap_20_234" style:repeat="stretch"/>
      <style:paragraph-properties fo:text-align="center" style:font-independent-line-spacing="true"/>
      <style:text-properties fo:font-size="18pt"/>
    </style:style>
    <style:style style:name="P213" style:family="paragraph">
      <loext:graphic-properties draw:fill="bitmap" draw:fill-image-name="msFillBitmap_20_235" style:repeat="stretch"/>
      <style:paragraph-properties fo:text-align="center" style:font-independent-line-spacing="true"/>
      <style:text-properties fo:font-size="18pt"/>
    </style:style>
    <style:style style:name="P214" style:family="paragraph">
      <loext:graphic-properties draw:fill="bitmap" draw:fill-image-name="msFillBitmap_20_236" style:repeat="stretch"/>
      <style:paragraph-properties fo:text-align="center" style:font-independent-line-spacing="true"/>
      <style:text-properties fo:font-size="18pt"/>
    </style:style>
    <style:style style:name="P215" style:family="paragraph">
      <loext:graphic-properties draw:fill="bitmap" draw:fill-image-name="msFillBitmap_20_237" style:repeat="stretch"/>
      <style:paragraph-properties fo:text-align="center" style:font-independent-line-spacing="true"/>
      <style:text-properties fo:font-size="18pt"/>
    </style:style>
    <style:style style:name="P216" style:family="paragraph">
      <loext:graphic-properties draw:fill="bitmap" draw:fill-image-name="msFillBitmap_20_238" style:repeat="stretch"/>
      <style:paragraph-properties fo:text-align="center" style:font-independent-line-spacing="true"/>
      <style:text-properties fo:font-size="18pt"/>
    </style:style>
    <style:style style:name="P217" style:family="paragraph">
      <loext:graphic-properties draw:fill="bitmap" draw:fill-image-name="msFillBitmap_20_239" style:repeat="stretch"/>
      <style:paragraph-properties fo:text-align="center" style:font-independent-line-spacing="true"/>
      <style:text-properties fo:font-size="18pt"/>
    </style:style>
    <style:style style:name="P218" style:family="paragraph">
      <loext:graphic-properties draw:fill="bitmap" draw:fill-image-name="msFillBitmap_20_240" style:repeat="stretch"/>
      <style:paragraph-properties fo:text-align="center" style:font-independent-line-spacing="true"/>
      <style:text-properties fo:font-size="18pt"/>
    </style:style>
    <style:style style:name="P219" style:family="paragraph">
      <loext:graphic-properties draw:fill="bitmap" draw:fill-image-name="msFillBitmap_20_241" style:repeat="stretch"/>
      <style:paragraph-properties fo:text-align="center" style:font-independent-line-spacing="true"/>
      <style:text-properties fo:font-size="18pt"/>
    </style:style>
    <style:style style:name="P220" style:family="paragraph">
      <loext:graphic-properties draw:fill="bitmap" draw:fill-image-name="msFillBitmap_20_242" style:repeat="stretch"/>
      <style:paragraph-properties fo:text-align="center" style:font-independent-line-spacing="true"/>
      <style:text-properties fo:font-size="18pt"/>
    </style:style>
    <style:style style:name="P221" style:family="paragraph">
      <loext:graphic-properties draw:fill="bitmap" draw:fill-image-name="msFillBitmap_20_243" style:repeat="stretch"/>
      <style:paragraph-properties fo:text-align="center" style:font-independent-line-spacing="true"/>
      <style:text-properties fo:font-size="18pt"/>
    </style:style>
    <style:style style:name="P222" style:family="paragraph">
      <loext:graphic-properties draw:fill="bitmap" draw:fill-image-name="msFillBitmap_20_244" style:repeat="stretch"/>
      <style:paragraph-properties fo:text-align="center" style:font-independent-line-spacing="true"/>
      <style:text-properties fo:font-size="18pt"/>
    </style:style>
    <style:style style:name="P223" style:family="paragraph">
      <loext:graphic-properties draw:fill="bitmap" draw:fill-image-name="msFillBitmap_20_245" style:repeat="stretch"/>
      <style:paragraph-properties fo:text-align="center" style:font-independent-line-spacing="true"/>
      <style:text-properties fo:font-size="18pt"/>
    </style:style>
    <style:style style:name="P224" style:family="paragraph">
      <loext:graphic-properties draw:fill="bitmap" draw:fill-image-name="msFillBitmap_20_246" style:repeat="stretch"/>
      <style:paragraph-properties fo:text-align="center" style:font-independent-line-spacing="true"/>
      <style:text-properties fo:font-size="18pt"/>
    </style:style>
    <style:style style:name="P225" style:family="paragraph">
      <loext:graphic-properties draw:fill="bitmap" draw:fill-image-name="msFillBitmap_20_247" style:repeat="stretch"/>
      <style:paragraph-properties fo:text-align="center" style:font-independent-line-spacing="true"/>
      <style:text-properties fo:font-size="18pt"/>
    </style:style>
    <style:style style:name="P226" style:family="paragraph">
      <loext:graphic-properties draw:fill="bitmap" draw:fill-image-name="msFillBitmap_20_248" style:repeat="stretch"/>
      <style:paragraph-properties fo:text-align="center" style:font-independent-line-spacing="true"/>
      <style:text-properties fo:font-size="18pt"/>
    </style:style>
    <style:style style:name="P227" style:family="paragraph">
      <loext:graphic-properties draw:fill="bitmap" draw:fill-image-name="msFillBitmap_20_24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8" style:family="paragraph">
      <loext:graphic-properties draw:fill="bitmap" draw:fill-image-name="msFillBitmap_20_25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9" style:family="paragraph">
      <loext:graphic-properties draw:fill="bitmap" draw:fill-image-name="msFillBitmap_20_25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0" style:family="paragraph">
      <loext:graphic-properties draw:fill="bitmap" draw:fill-image-name="msFillBitmap_20_25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1" style:family="paragraph">
      <loext:graphic-properties draw:fill="bitmap" draw:fill-image-name="msFillBitmap_20_25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2" style:family="paragraph">
      <loext:graphic-properties draw:fill="bitmap" draw:fill-image-name="msFillBitmap_20_25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3" style:family="paragraph">
      <loext:graphic-properties draw:fill="bitmap" draw:fill-image-name="msFillBitmap_20_25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4" style:family="paragraph">
      <loext:graphic-properties draw:fill="bitmap" draw:fill-image-name="msFillBitmap_20_25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5" style:family="paragraph">
      <loext:graphic-properties draw:fill="bitmap" draw:fill-image-name="msFillBitmap_20_25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6" style:family="paragraph">
      <loext:graphic-properties draw:fill="bitmap" draw:fill-image-name="msFillBitmap_20_25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7" style:family="paragraph">
      <loext:graphic-properties draw:fill="bitmap" draw:fill-image-name="msFillBitmap_20_25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8" style:family="paragraph">
      <loext:graphic-properties draw:fill="bitmap" draw:fill-image-name="msFillBitmap_20_26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9" style:family="paragraph">
      <loext:graphic-properties draw:fill="bitmap" draw:fill-image-name="msFillBitmap_20_26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0" style:family="paragraph">
      <loext:graphic-properties draw:fill="bitmap" draw:fill-image-name="msFillBitmap_20_26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1" style:family="paragraph">
      <loext:graphic-properties draw:fill="bitmap" draw:fill-image-name="msFillBitmap_20_26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2" style:family="paragraph">
      <loext:graphic-properties draw:fill="bitmap" draw:fill-image-name="msFillBitmap_20_26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3" style:family="paragraph">
      <loext:graphic-properties draw:fill="bitmap" draw:fill-image-name="msFillBitmap_20_26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4" style:family="paragraph">
      <loext:graphic-properties draw:fill="bitmap" draw:fill-image-name="msFillBitmap_20_26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5" style:family="paragraph">
      <loext:graphic-properties draw:fill="none" draw:fill-color="#ffffff"/>
    </style:style>
    <style:style style:name="P246" style:family="paragraph">
      <loext:graphic-properties draw:fill="none" draw:fill-color="#ffffff"/>
      <style:paragraph-properties style:writing-mode="lr-tb"/>
      <style:text-properties fo:font-weight="bold"/>
    </style:style>
    <style:style style:name="P247" style:family="paragraph">
      <loext:graphic-properties draw:fill="none" draw:fill-color="#ffffff"/>
      <style:paragraph-properties style:writing-mode="lr-tb"/>
      <style:text-properties fo:font-size="36pt" fo:font-weight="bold" style:font-size-asian="36pt" style:font-size-complex="36pt"/>
    </style:style>
    <style:style style:name="P248" style:family="paragraph">
      <style:paragraph-properties fo:margin-left="0cm" fo:margin-right="0cm" fo:margin-top="0cm" fo:margin-bottom="0cm" fo:line-height="100%" fo:text-indent="0cm"/>
    </style:style>
    <style:style style:name="P249" style:family="paragraph">
      <loext:graphic-properties draw:fill="none" draw:fill-color="#ffffff"/>
      <style:paragraph-properties fo:margin-left="0cm" fo:margin-right="0cm" fo:margin-top="0cm" fo:margin-bottom="0cm" fo:line-height="100%" fo:text-indent="0cm"/>
    </style:style>
    <style:style style:name="T1" style:family="text">
      <style:text-properties fo:font-size="24pt" style:font-size-asian="32pt" style:font-size-complex="32pt"/>
    </style:style>
    <style:style style:name="T2" style:family="text">
      <style:text-properties fo:font-variant="normal" fo:text-transform="none" fo:color="#000000" style:text-line-through-style="none" style:text-line-through-type="none" style:text-position="0% 100%" style:font-name="Times New Roman1" fo:font-size="17.5pt" fo:letter-spacing="normal" fo:language="en" fo:country="US" fo:font-style="normal" style:text-underline-style="none" fo:font-weight="normal" style:font-size-asian="17.5pt" style:font-style-asian="normal" style:font-weight-asian="normal" style:font-name-complex="Times New Roman1" style:font-size-complex="17.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8pt" fo:letter-spacing="-0.002cm"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4pt" fo:letter-spacing="-0.049cm"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bold" style:font-size-asian="18pt" style:font-style-asian="normal" style:font-weight-asian="bold" style:font-name-complex="Calibri"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18pt" fo:letter-spacing="-0.042cm" fo:language="en" fo:country="US" fo:font-style="normal" style:text-underline-style="none" fo:font-weight="bold" style:font-size-asian="18pt" style:font-style-asian="normal" style:font-weight-asian="bold" style:font-name-complex="Calibri"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0.046cm"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4pt" fo:letter-spacing="-0.002cm"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4pt" fo:letter-spacing="-0.005cm"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4pt" fo:letter-spacing="-0.004cm"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1" fo:font-size="24pt" fo:letter-spacing="normal" fo:language="en" fo:country="US"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1" fo:font-size="33.5pt" fo:letter-spacing="normal" fo:language="en" fo:country="US" fo:font-style="normal" style:text-underline-style="none" fo:font-weight="normal" style:font-size-asian="33.5pt" style:font-style-asian="normal" style:font-weight-asian="normal" style:font-name-complex="Times New Roman1" style:font-size-complex="33.5pt" style:font-style-complex="normal" style:font-weight-complex="normal"/>
    </style:style>
    <style:style style:name="T14"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44pt" fo:letter-spacing="-0.002cm" fo:font-style="normal" style:text-underline-style="none" fo:font-weight="normal" style:font-size-asian="44pt" style:font-style-asian="normal" style:font-weight-asian="normal" style:font-name-complex="Calibri" style:font-size-complex="4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font-size-asian="14pt" style:font-style-asian="normal" style:font-weight-asian="normal" style:font-name-complex="Lucida Console1" style:font-size-complex="14pt" style:font-style-complex="normal" style:font-weight-complex="normal"/>
    </style:style>
    <style:style style:name="T18" style:family="text">
      <style:text-properties style:font-name="Arial" fo:font-size="14pt" style:font-size-asian="14pt" style:font-size-complex="14pt"/>
    </style:style>
    <style:style style:name="T19" style:family="text">
      <style:text-properties fo:font-variant="normal" fo:text-transform="none" style:text-line-through-style="none" style:text-line-through-type="none" style:text-position="0% 100%" fo:font-size="28.1000003814697pt" fo:letter-spacing="normal"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4pt" fo:letter-spacing="-0.049cm"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4pt" fo:letter-spacing="-0.009cm"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23" style:family="text">
      <style:text-properties fo:font-variant="normal" fo:text-transform="none" fo:color="#ff0000" style:text-line-through-style="none" style:text-line-through-type="none" style:text-position="0% 100%" style:font-name="Calibri" fo:font-size="14pt" fo:letter-spacing="-0.004cm" fo:language="en" fo:country="US" fo:font-style="normal" style:text-underline-style="none" fo:font-weight="bold" style:font-size-asian="14pt" style:font-style-asian="normal" style:font-weight-asian="bold" style:font-name-complex="Calibri" style:font-size-complex="14pt" style:font-style-complex="normal" style:font-weight-complex="bold"/>
    </style:style>
    <style:style style:name="T24" style:family="text">
      <style:text-properties fo:font-variant="normal" fo:text-transform="none" fo:color="#ff0000" style:text-line-through-style="none" style:text-line-through-type="none" style:text-position="0% 100%" style:font-name="Calibri" fo:font-size="14pt" fo:letter-spacing="normal" fo:language="en" fo:country="US" fo:font-style="normal" style:text-underline-style="none" fo:font-weight="bold" style:font-size-asian="14pt" style:font-style-asian="normal" style:font-weight-asian="bold" style:font-name-complex="Calibri" style:font-size-complex="14pt" style:font-style-complex="normal" style:font-weight-complex="bold"/>
    </style:style>
    <style:style style:name="T25" style:family="text">
      <style:text-properties fo:font-variant="normal" fo:text-transform="none" fo:color="#ff0000" style:text-line-through-style="none" style:text-line-through-type="none" style:text-position="0% 100%" style:font-name="Calibri" fo:font-size="14pt" fo:letter-spacing="-0.042cm" fo:language="en" fo:country="US" fo:font-style="normal" style:text-underline-style="none" fo:font-weight="bold" style:font-size-asian="14pt" style:font-style-asian="normal" style:font-weight-asian="bold" style:font-name-complex="Calibri"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14pt" fo:letter-spacing="-0.002cm"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4pt" fo:letter-spacing="-0.025cm"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4pt" fo:letter-spacing="-0.005cm"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14pt" fo:letter-spacing="-0.004cm"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4pt" fo:letter-spacing="normal"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5pt" fo:letter-spacing="-0.002cm" fo:language="en" fo:country="US"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5pt" fo:letter-spacing="normal" fo:language="en" fo:country="US"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18pt" fo:letter-spacing="-0.026cm"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18pt" fo:letter-spacing="-0.005cm"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18pt" fo:letter-spacing="-0.016cm"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18pt" fo:letter-spacing="-0.012cm"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9" style:family="text">
      <style:text-properties fo:font-variant="normal" fo:text-transform="none" style:text-line-through-style="none" style:text-line-through-type="none" style:text-position="0% 100%" fo:font-size="20pt" fo:letter-spacing="normal" fo:language="is" fo:country="IS" fo:font-style="normal" style:text-underline-style="none" fo:font-weight="normal"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44pt" fo:font-style="normal" style:text-underline-style="none" fo:font-weight="normal" style:font-size-asian="44pt" style:font-style-asian="normal" style:font-weight-asian="normal" style:font-name-complex="Calibri" style:font-size-complex="4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 fo:font-size="14pt" fo:letter-spacing="-0.009cm" fo:language="en" fo:country="US" fo:font-style="normal" style:text-underline-style="none" fo:font-weight="bold" style:font-size-asian="14pt" style:font-style-asian="normal" style:font-weight-asian="bold" style:font-name-complex="Calibri" style:font-size-complex="1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alibri" fo:font-size="15pt" fo:letter-spacing="-0.004cm" fo:language="en" fo:country="US"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15pt" fo:letter-spacing="-0.016cm" fo:language="en" fo:country="US"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 fo:font-size="18pt" fo:letter-spacing="-0.005cm" fo:language="en" fo:country="US" fo:font-style="normal" style:text-underline-style="none" fo:font-weight="bold" style:font-size-asian="18pt" style:font-style-asian="normal" style:font-weight-asian="bold" style:font-name-complex="Calibri" style:font-size-complex="18pt" style:font-style-complex="normal" style:font-weight-complex="bold"/>
    </style:style>
    <style:style style:name="T45" style:family="text">
      <style:text-properties fo:font-variant="normal" fo:text-transform="none" style:text-line-through-style="none" style:text-line-through-type="none" style:text-position="0% 100%" style:font-name="Liberation Serif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name-complex="Calibri" style:font-size-complex="4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fo:font-size="24pt" fo:letter-spacing="-0.048cm" fo:language="en" fo:country="US"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T48" style:family="text">
      <style:text-properties fo:font-size="31.2000007629395pt"/>
    </style:style>
    <style:style style:name="T49" style:family="text">
      <style:text-properties fo:font-variant="normal" fo:text-transform="none" fo:color="#000000" style:text-line-through-style="none" style:text-line-through-type="none" style:text-position="0% 100%" style:font-name="Calibri" fo:font-size="44pt" fo:letter-spacing="-0.032cm" fo:font-style="normal" style:text-underline-style="none" fo:font-weight="normal" style:font-size-asian="44pt" style:font-style-asian="normal" style:font-weight-asian="normal" style:font-name-complex="Calibri" style:font-size-complex="4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name-complex="Calibri" style:font-size-complex="36pt" style:font-style-complex="normal" style:font-weight-complex="normal"/>
    </style:style>
    <style:style style:name="T52" style:family="text">
      <style:text-properties fo:font-size="36pt" fo:font-weight="bold" style:font-size-asian="36pt" style:font-size-complex="36pt"/>
    </style:style>
    <style:style style:name="T53" style:family="text">
      <style:text-properties style:font-name="FreeSans" style:font-name-asian="FreeSans" style:font-name-complex="Free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952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Bitcoin Theorie für Wallet-Benutzer<text:line-break/>Teil1: Blocks und Bestätigungen</text:p>
          </draw:text-box>
        </draw:frame>
        <draw:frame presentation:style-name="pr2" draw:text-style-name="P2" draw:layer="layout" svg:width="25.199cm" svg:height="9.134cm" svg:x="1.4cm" svg:y="3.685cm" presentation:class="subtitle" presentation:user-transformed="true">
          <draw:text-box>
            <text:p>Es gibt viel zu Wissen über bitcoin. Hier werden wir nur auf Dinge fokussieren die relevant sind für Wallet-Benutzer.<text:line-break/></text:p>
            <text:p><text:span text:style-name="T1">(zumindest, wenn man es genauer wissen will)</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2" draw:layer="layout" svg:width="16.799cm" svg:height="13.364cm" svg:x="2.1cm" svg:y="14.224cm" presentation:class="notes" presentation:placeholder="true" presentation:user-transformed="true">
            <draw:text-box/>
          </draw:frame>
        </presentation:notes>
      </draw:page>
      <draw:page draw:name="Block 0_clipboard0" draw:style-name="dp3" draw:master-page-name="Title_20_and_20_Content" presentation:presentation-page-layout-name="AL2T11">
        <office:forms form:automatic-focus="false" form:apply-design-mode="false"/>
        <draw:custom-shape draw:name="object 2" draw:style-name="gr2" draw:text-style-name="P3" draw:layer="layout" svg:width="4.479cm" svg:height="3.191cm" svg:x="3.05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1" draw:style-name="gr3" draw:text-style-name="P4" draw:layer="layout" svg:width="4.293cm" svg:height="5.025cm" svg:x="3.247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1" draw:style-name="gr4" draw:text-style-name="P5" draw:layer="layout" svg:width="4.188cm" svg:height="2.975cm" svg:x="3.195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1" draw:style-name="gr5" draw:text-style-name="P8" draw:layer="layout" svg:width="4.189cm" svg:height="2.282cm" svg:x="3.195cm" svg:y="2.417cm">
          <text:p text:style-name="P6"><text:span text:style-name="T2"/></text:p>
          <text:p text:style-name="P7"><text:span text:style-name="T3">Genesis</text:span></text:p>
          <text:p text:style-name="P7"><text:span text:style-name="T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1" draw:style-name="gr6" draw:text-style-name="P9" draw:layer="layout" svg:width="4.479cm" svg:height="3.191cm" svg:x="8.78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1" draw:style-name="gr7" draw:text-style-name="P10" draw:layer="layout" svg:width="4.293cm" svg:height="5.025cm" svg:x="8.983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_1" draw:style-name="gr8" draw:text-style-name="P11" draw:layer="layout" svg:width="4.188cm" svg:height="2.975cm" svg:x="8.927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1" draw:style-name="gr9" draw:text-style-name="P12" draw:layer="layout" svg:width="4.189cm" svg:height="2.977cm" svg:x="8.927cm" svg:y="2.417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1_1" draw:style-name="gr10" draw:text-style-name="P14" draw:layer="layout" svg:width="3.32cm" svg:height="1.017cm" svg:x="9.398cm" svg:y="1.4cm">
          <text:p text:style-name="P13"><text:span text:style-name="T4">Block</text:span><text:span text:style-name="T5"> </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_1" draw:style-name="gr11" draw:text-style-name="P14" draw:layer="layout" svg:width="1.472cm" svg:height="0.763cm" svg:x="13.768cm" svg:y="3.302cm">
          <text:p text:style-name="P13"><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1" draw:style-name="gr12" draw:text-style-name="P15" draw:layer="layout" svg:width="1.543cm" svg:height="0.27cm" svg:x="7.384cm" svg:y="3.77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4_1" draw:style-name="gr13" draw:text-style-name="P16" draw:layer="layout" svg:width="4.479cm" svg:height="3.195cm" svg:x="15.399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1" draw:style-name="gr14" draw:text-style-name="P17" draw:layer="layout" svg:width="4.188cm" svg:height="2.975cm" svg:x="15.543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_1" draw:style-name="gr15" draw:text-style-name="P18" draw:layer="layout" svg:width="6.195cm" svg:height="5.025cm" svg:x="14.887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1" draw:style-name="gr9" draw:text-style-name="P12" draw:layer="layout" svg:width="4.189cm" svg:height="2.977cm" svg:x="15.542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8_1" draw:style-name="gr16" draw:text-style-name="P14" draw:layer="layout" svg:width="4.072cm" svg:height="1.017cm" svg:x="15.631cm" svg:y="1.395cm">
          <text:p text:style-name="P13"><text:span text:style-name="T4">Block</text:span><text:span text:style-name="T8">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 draw:style-name="gr17" draw:text-style-name="P19" draw:layer="layout" svg:width="4.479cm" svg:height="3.195cm" svg:x="21.131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1" draw:style-name="gr18" draw:text-style-name="P20" draw:layer="layout" svg:width="4.423cm" svg:height="5.025cm" svg:x="21.265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_1" draw:style-name="gr19" draw:text-style-name="P21" draw:layer="layout" svg:width="4.188cm" svg:height="2.975cm" svg:x="21.276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1" draw:style-name="gr9" draw:text-style-name="P12" draw:layer="layout" svg:width="4.189cm" svg:height="2.977cm" svg:x="21.276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3_1" draw:style-name="gr20" draw:text-style-name="P14" draw:layer="layout" svg:width="3.769cm" svg:height="1.017cm" svg:x="21.631cm" svg:y="1.395cm">
          <text:p text:style-name="P13"><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1" draw:style-name="gr12" draw:text-style-name="P15" draw:layer="layout" svg:width="1.543cm" svg:height="0.27cm" svg:x="19.732cm" svg:y="3.765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5_1" draw:style-name="gr21" draw:text-style-name="P26" draw:layer="layout" svg:width="24.962cm" svg:height="12.076cm" svg:x="1.01cm" svg:y="5.939cm">
          <text:list text:style-name="L2">
            <text:list-header>
              <text:p text:style-name="P22"><text:span text:style-name="T9">Man kann es sich als ein grosses Kassenbuch vorstellen.</text:span></text:p>
              <text:p text:style-name="P22"><text:span text:style-name="T10">Jeder B</text:span><text:span text:style-name="T9">lock </text:span><text:span text:style-name="T4">ist eine Seite in diesem Kassenbuch</text:span><text:span text:style-name="T11">.</text:span></text:p>
            </text:list-header>
          </text:list>
          <text:p text:style-name="P23"><text:span text:style-name="T12"/></text:p>
          <text:p text:style-name="P24"><text:span text:style-name="T10">Jeder kann versuchen eine Seite zu diesem Kassenbuch hinzuzufügen (und bekommt dafür auch eine Belohnung) </text:span></text:p>
          <text:p text:style-name="P13"><text:span text:style-name="T9">… </text:span><text:span text:style-name="T9">aber vorher muss ein Rätsel gelöst werden</text:span></text:p>
          <text:p text:style-name="P13"><text:span text:style-name="T9"/></text:p>
          <text:p text:style-name="P13"><text:span text:style-name="T9">Blocks are created every 10 minutes.</text:span></text:p>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7.087cm" svg:height="10.022cm" svg:x="6.956cm" svg:y="3.712cm" draw:page-number="2" presentation:class="page"/>
          <draw:frame draw:name="Notes Placeholder 2_1" presentation:style-name="pr4" draw:text-style-name="P28" draw:layer="layout" svg:width="16.799cm" svg:height="11.693cm" svg:x="2.1cm" svg:y="14.293cm" presentation:class="notes" presentation:user-transformed="true">
            <draw:text-box>
              <text:p text:style-name="P27"><text:span text:style-name="T14">- Blockchain, eine Kette von Blöcken</text:span></text:p>
              <text:p text:style-name="P27"><text:span text:style-name="T14">- Jeder Block repräsentiert eine Seite in einem Kassenbuch</text:span></text:p>
              <text:p text:style-name="P27"><text:span text:style-name="T14">- Alle 10 Minuten gibts einen neuen Block</text:span></text:p>
              <text:p text:style-name="P27"><text:span text:style-name="T14">- Prinzipiell jeder ist berechtigt einen neuen Block hinzuzufügen</text:span></text:p>
              <text:p text:style-name="P27"><text:span text:style-name="T14">- Aber wenn es mehrere gleichzeitig machen, welches ist der gültige Block</text:span></text:p>
            </draw:text-box>
          </draw:frame>
          <draw:frame draw:name="Slide Number Placeholder 3_1" presentation:style-name="pr5" draw:text-style-name="P30" draw:layer="layout" svg:width="9.099cm" svg:height="1.49cm" svg:x="11.896cm" svg:y="28.207cm" presentation:class="page-number" presentation:user-transformed="true">
            <draw:text-box>
              <text:p text:style-name="P29"><text:span text:style-name="T15"><text:page-number>&lt;number&gt;</text:page-number></text:span></text:p>
            </draw:text-box>
          </draw:frame>
        </presentation:notes>
      </draw:page>
      <draw:page draw:name="Introducing SHA-256" draw:style-name="dp3" draw:master-page-name="Title_20_and_20_Content" presentation:presentation-page-layout-name="AL2T11">
        <office:forms form:automatic-focus="false" form:apply-design-mode="false"/>
        <draw:frame draw:name="object 2_0" presentation:style-name="pr6" draw:text-style-name="P32" draw:layer="layout" svg:width="24.639cm" svg:height="3.252cm" svg:x="1.68cm" svg:y="0.469cm" presentation:class="title" presentation:user-transformed="true">
          <draw:text-box>
            <text:p text:style-name="P31"><text:span text:style-name="T16">SHA-256</text:span></text:p>
          </draw:text-box>
        </draw:frame>
        <draw:custom-shape draw:name="object 3_0" draw:style-name="gr22" draw:text-style-name="P37" draw:layer="layout" svg:width="23.463cm" svg:height="10.701cm" svg:x="1.641cm" svg:y="3.723cm">
          <text:list text:style-name="L4">
            <text:list-item>
              <text:p text:style-name="P33"><text:span text:style-name="T9">Eine kryptographische Einwege Funktion</text:span></text:p>
            </text:list-item>
            <text:list-item>
              <text:p text:style-name="P34"><text:span text:style-name="T4">Nimmt einen Text and produziert</text:span><text:span text:style-name="T11"> ein lange Zeichenfolge, den sha-256 hash</text:span><text:span text:style-name="T9">.</text:span></text:p>
            </text:list-item>
            <text:list-item>
              <text:p text:style-name="P35"><text:span text:style-name="T9">Irgendeine Änderung im Eingabetext resultiert in einem komplett unterschiedlichen Hash.</text:span></text:p>
            </text:list-item>
          </text:list>
          <text:p text:style-name="P36"><text:span text:style-name="T9"/></text:p>
          <text:p text:style-name="P36"><text:span text:style-name="T9"/></text:p>
          <text:p text:style-name="P36"><text:span text:style-name="T9">Es gibt keinen Weg zurück: Niemand kann aus dem Hash den ursprünglichen Inhalt rekonstruieren (daher “Einwe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0" draw:style-name="gr23" draw:text-style-name="P40" draw:layer="layout" svg:width="24.384cm" svg:height="1.185cm" svg:x="2.286cm" svg:y="10.414cm">
          <text:p text:style-name="P38"><text:span text:style-name="T17">sha256(“Cryptoadvance”) = </text:span><text:span text:style-name="T18">6d80f3971db2cc82725872f0f414ad88efda4af3eed21fcb28a578dea939034e</text:span></text:p>
          <text:p text:style-name="P39"><text:span text:style-name="T17">sha256(“CryptOadvance”) = 47bc28f9494eca64223ed7a333b6a22b5e0090a246f07ef45d34f17599519c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_0" draw:style-name="gr1" draw:layer="layout" svg:width="7.087cm" svg:height="10.022cm" svg:x="6.956cm" svg:y="3.712cm" draw:page-number="3" presentation:class="page"/>
          <draw:frame draw:name="Notes Placeholder 2_0" presentation:style-name="pr7" draw:text-style-name="P42" draw:layer="layout" svg:width="16.799cm" svg:height="11.693cm" svg:x="2.1cm" svg:y="14.293cm" presentation:class="notes" presentation:user-transformed="true">
            <draw:text-box>
              <text:p text:style-name="P41"><text:span text:style-name="T19">- Hashfunktionen sind Einwege-Funktionen</text:span></text:p>
              <text:p text:style-name="P41"><text:span text:style-name="T19">- Man steckt etwas rein und bekommt 32 byte output</text:span></text:p>
              <text:p text:style-name="P41"><text:span text:style-name="T19">- Geringe Änderungen im Eingang führen zu stark unterschiedlichem output</text:span></text:p>
              <text:p text:style-name="P41"><text:span text:style-name="T19">- Man kann vom Output nicht mehr auf den Input schließen</text:span></text:p>
            </draw:text-box>
          </draw:frame>
          <draw:frame draw:name="Slide Number Placeholder 3_0" presentation:style-name="pr8" draw:text-style-name="P30" draw:layer="layout" svg:width="9.099cm" svg:height="1.49cm" svg:x="11.896cm" svg:y="28.207cm" presentation:class="page-number" presentation:user-transformed="true">
            <draw:text-box>
              <text:p text:style-name="P29"><text:span text:style-name="T15"><text:page-number>&lt;number&gt;</text:page-number></text:span></text:p>
            </draw:text-box>
          </draw:frame>
        </presentation:notes>
      </draw:page>
      <draw:page draw:name="Block 0_clipboard1" draw:style-name="dp3" draw:master-page-name="Title_20_and_20_Content" presentation:presentation-page-layout-name="AL2T11">
        <office:forms form:automatic-focus="false" form:apply-design-mode="false"/>
        <draw:custom-shape draw:name="object 2_1" draw:style-name="gr24" draw:text-style-name="P43" draw:layer="layout" svg:width="0.732cm" svg:height="0.549cm" svg:x="9.772cm" svg:y="9.4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3" draw:style-name="gr25" draw:text-style-name="P44" draw:layer="layout" svg:width="0.44cm" svg:height="0.33cm" svg:x="9.917cm" svg:y="9.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3" draw:style-name="gr26" draw:text-style-name="P12" draw:layer="layout" svg:width="0.44cm" svg:height="0.33cm" svg:x="9.917cm" svg:y="9.529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5_0" draw:style-name="gr27" draw:text-style-name="P45" draw:layer="layout" svg:width="4.479cm" svg:height="3.191cm" svg:x="3.05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0" draw:style-name="gr28" draw:text-style-name="P46" draw:layer="layout" svg:width="4.293cm" svg:height="5.025cm" svg:x="3.247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0" draw:style-name="gr29" draw:text-style-name="P47" draw:layer="layout" svg:width="4.188cm" svg:height="2.975cm" svg:x="3.195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_0" presentation:style-name="pr9" draw:text-style-name="P49" draw:layer="layout" svg:width="5.817cm" svg:height="2.325cm" svg:x="1.803cm" svg:y="0cm" presentation:class="title" presentation:user-transformed="true">
          <draw:text-box>
            <text:p text:style-name="P48"><text:span text:style-name="T20">Block</text:span><text:span text:style-name="T21"> </text:span><text:span text:style-name="T20">0</text:span></text:p>
          </draw:text-box>
        </draw:frame>
        <draw:custom-shape draw:name="object 9_0" draw:style-name="gr30" draw:text-style-name="P8" draw:layer="layout" svg:width="4.189cm" svg:height="2.282cm" svg:x="3.195cm" svg:y="2.417cm">
          <text:p text:style-name="P6"><text:span text:style-name="T2"/></text:p>
          <text:p text:style-name="P7"><text:span text:style-name="T3">Genesis</text:span></text:p>
          <text:p text:style-name="P7"><text:span text:style-name="T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0" draw:style-name="gr31" draw:text-style-name="P50" draw:layer="layout" svg:width="4.479cm" svg:height="3.191cm" svg:x="8.78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0" draw:style-name="gr32" draw:text-style-name="P51" draw:layer="layout" svg:width="4.293cm" svg:height="5.025cm" svg:x="8.983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_0" draw:style-name="gr33" draw:text-style-name="P52" draw:layer="layout" svg:width="4.188cm" svg:height="2.975cm" svg:x="8.927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0" draw:style-name="gr9" draw:text-style-name="P12" draw:layer="layout" svg:width="4.189cm" svg:height="2.977cm" svg:x="8.927cm" svg:y="2.417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4_0" draw:style-name="gr34" draw:text-style-name="P14" draw:layer="layout" svg:width="3.32cm" svg:height="1.017cm" svg:x="9.634cm" svg:y="1.4cm">
          <text:p text:style-name="P13"><text:span text:style-name="T4">Block</text:span><text:span text:style-name="T5"> </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_0" draw:style-name="gr35" draw:text-style-name="P14" draw:layer="layout" svg:width="0.95cm" svg:height="1.523cm" svg:x="14.022cm" svg:y="3.48cm">
          <text:p text:style-name="P13"><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0" draw:style-name="gr12" draw:text-style-name="P15" draw:layer="layout" svg:width="1.543cm" svg:height="0.27cm" svg:x="7.384cm" svg:y="3.77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7_0" draw:style-name="gr36" draw:text-style-name="P53" draw:layer="layout" svg:width="4.479cm" svg:height="3.195cm" svg:x="15.399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0" draw:style-name="gr37" draw:text-style-name="P54" draw:layer="layout" svg:width="5.179cm" svg:height="5.025cm" svg:x="15.153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0" draw:style-name="gr38" draw:text-style-name="P55" draw:layer="layout" svg:width="4.188cm" svg:height="2.975cm" svg:x="15.543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0" draw:style-name="gr9" draw:text-style-name="P12" draw:layer="layout" svg:width="4.189cm" svg:height="2.977cm" svg:x="15.542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1_0" draw:style-name="gr39" draw:text-style-name="P14" draw:layer="layout" svg:width="4.26cm" svg:height="1.017cm" svg:x="15.69cm" svg:y="1.282cm">
          <text:p text:style-name="P13"><text:span text:style-name="T4">Block</text:span><text:span text:style-name="T8">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0" draw:style-name="gr40" draw:text-style-name="P56" draw:layer="layout" svg:width="4.479cm" svg:height="3.195cm" svg:x="21.131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0" draw:style-name="gr41" draw:text-style-name="P57" draw:layer="layout" svg:width="4.423cm" svg:height="5.025cm" svg:x="21.265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0" draw:style-name="gr42" draw:text-style-name="P58" draw:layer="layout" svg:width="4.188cm" svg:height="2.975cm" svg:x="21.276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0" draw:style-name="gr9" draw:text-style-name="P12" draw:layer="layout" svg:width="4.189cm" svg:height="2.977cm" svg:x="21.276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6_1" draw:style-name="gr43" draw:text-style-name="P14" draw:layer="layout" svg:width="3.691cm" svg:height="1.017cm" svg:x="21.773cm" svg:y="1.394cm">
          <text:p text:style-name="P13"><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_1" draw:style-name="gr12" draw:text-style-name="P15" draw:layer="layout" svg:width="1.543cm" svg:height="0.27cm" svg:x="19.732cm" svg:y="3.765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8_1" draw:style-name="gr44" draw:text-style-name="P59" draw:layer="layout" svg:width="6.901cm" svg:height="4.434cm" svg:x="4.671cm" svg:y="8.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1" draw:style-name="gr45" draw:text-style-name="P60" draw:layer="layout" svg:width="7.074cm" svg:height="4.136cm" svg:x="4.546cm" svg:y="8.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_1" draw:style-name="gr46" draw:text-style-name="P61" draw:layer="layout" svg:width="6.614cm" svg:height="4.217cm" svg:x="4.815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1" draw:style-name="gr47" draw:text-style-name="P12" draw:layer="layout" svg:width="6.615cm" svg:height="4.218cm" svg:x="4.814cm" svg:y="8.619cm">
          <text:p/>
          <draw:enhanced-geometry draw:mirror-horizontal="false" draw:mirror-vertical="false" svg:viewBox="0 0 0 0" drawooo:sub-view-size="2160270 1837054" draw:text-areas="0 0 ?f0 ?f1" draw:type="ooxml-non-primitive" draw:enhanced-path="M 0 1836547 L 2160269 1836547 2160269 0 0 0 0 1836547 Z N">
            <draw:equation draw:name="f0" draw:formula="logwidth"/>
            <draw:equation draw:name="f1" draw:formula="logheight"/>
          </draw:enhanced-geometry>
        </draw:custom-shape>
        <draw:custom-shape draw:name="object 32_1" draw:style-name="gr48" draw:text-style-name="P64" draw:layer="layout" svg:width="5.887cm" svg:height="3.551cm" svg:x="5.057cm" svg:y="8.806cm">
          <text:p text:style-name="P62"><text:span text:style-name="T22">Version</text:span></text:p>
          <text:p text:style-name="P62"><text:span text:style-name="T23">Previous </text:span><text:span text:style-name="T24">Block</text:span><text:span text:style-name="T25"> </text:span><text:span text:style-name="T24">Hash</text:span></text:p>
          <text:p text:style-name="P63"><text:span text:style-name="T26">Merkle</text:span><text:span text:style-name="T27"> </text:span><text:span text:style-name="T28">Root <text:s/></text:span><text:span text:style-name="T26">Time </text:span><text:span text:style-name="T29">Stamp <text:s/></text:span><text:span text:style-name="T30">Bits</text:span></text:p>
          <text:p text:style-name="P63"><text:span text:style-name="T30">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_1" draw:style-name="gr49" draw:text-style-name="P12" draw:layer="layout" svg:width="0.867cm" svg:height="4.218cm" svg:x="11.871cm" svg:y="8.619cm">
          <text:p/>
          <draw:enhanced-geometry draw:mirror-horizontal="false" draw:mirror-vertical="false" svg:viewBox="0 0 0 0" drawooo:sub-view-size="283845 1837054" draw:text-areas="0 0 ?f0 ?f1" draw:type="ooxml-non-primitive" draw:enhanced-path="M 0 0 L 55223 1869 100314 6953 130712 14466 141859 23622 141859 894588 153003 903817 183387 911367 228441 916465 283590 918337 228441 920188 183387 925242 153003 932749 141859 941959 141859 1812925 130712 1822080 100314 1829593 55223 1834677 0 1836547 N">
            <draw:equation draw:name="f0" draw:formula="logwidth"/>
            <draw:equation draw:name="f1" draw:formula="logheight"/>
          </draw:enhanced-geometry>
        </draw:custom-shape>
        <draw:custom-shape draw:name="object 34_1" draw:style-name="gr50" draw:text-style-name="P14" draw:layer="layout" svg:width="11.275cm" svg:height="2.029cm" svg:x="13.254cm" svg:y="8.801cm">
          <text:p text:style-name="P13"><text:span text:style-name="T31">Block Hash </text:span><text:span text:style-name="T32">= </text:span><text:span text:style-name="T31">Sha256( Sha256(Header) </text:span><text:span text:style-name="T32">) </text:span></text:p>
          <text:p text:style-name="P13"><text:span text:style-name="T32"><text:s/></text:span></text:p>
          <text:p text:style-name="P13"><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_1" draw:style-name="gr51" draw:text-style-name="P14" draw:layer="layout" svg:width="3.835cm" svg:height="1.523cm" svg:x="0.98cm" svg:y="9.991cm">
          <text:p text:style-name="P13"><text:span text:style-name="T3">Block</text:span><text:span text:style-name="T34"> </text:span><text:span text:style-name="T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_1" draw:style-name="gr52" draw:text-style-name="P65" draw:layer="layout" svg:width="6.901cm" svg:height="1.872cm" svg:x="4.671cm" svg:y="12.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_1" draw:style-name="gr53" draw:text-style-name="P66" draw:layer="layout" svg:width="4.801cm" svg:height="0.986cm" svg:x="4.546cm" svg:y="13.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_1" draw:style-name="gr54" draw:text-style-name="P67" draw:layer="layout" svg:width="6.614cm" svg:height="1.653cm" svg:x="4.815cm" svg:y="13.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_1" draw:style-name="gr55" draw:text-style-name="P69" draw:layer="layout" svg:width="6.615cm" svg:height="1.327cm" svg:x="4.814cm" svg:y="13.003cm">
          <text:p text:style-name="P68"><text:span text:style-name="T35">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1" draw:style-name="gr56" draw:text-style-name="P14" draw:layer="layout" svg:width="2.779cm" svg:height="0.763cm" svg:x="0.98cm" svg:y="13.134cm">
          <text:p text:style-name="P13"><text:span text:style-name="T36">P</text:span><text:span text:style-name="T37">a</text:span><text:span text:style-name="T33">y</text:span><text:span text:style-name="T3">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1" draw:style-name="gr57" draw:text-style-name="P12" draw:layer="layout" svg:width="0.867cm" svg:height="1.652cm" svg:x="11.871cm" svg:y="13.003cm">
          <text:p/>
          <draw:enhanced-geometry draw:mirror-horizontal="false" draw:mirror-vertical="false" svg:viewBox="0 0 0 0" drawooo:sub-view-size="283845 720089" draw:text-areas="0 0 ?f0 ?f1" draw:type="ooxml-non-primitive" draw:enhanced-path="M 0 0 L 55223 1851 100314 6905 130712 14412 141859 23621 141859 336372 153003 345574 183387 353091 228441 358160 283590 360019 228441 361876 183387 366941 153003 374453 141859 383654 141859 696417 130712 705617 100314 713130 55223 718194 0 720051 N">
            <draw:equation draw:name="f0" draw:formula="logwidth"/>
            <draw:equation draw:name="f1" draw:formula="logheight"/>
          </draw:enhanced-geometry>
        </draw:custom-shape>
        <draw:custom-shape draw:name="object 42_1" draw:style-name="gr58" draw:text-style-name="P14" draw:layer="layout" svg:width="8.627cm" svg:height="1.525cm" svg:x="13.217cm" svg:y="13.406cm">
          <text:p text:style-name="P13"><text:span text:style-name="T35">Kann viele oder wenige Transaktionen enthal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_1" draw:style-name="gr59" draw:text-style-name="P14" draw:layer="layout" svg:width="12.486cm" svg:height="2.031cm" svg:x="1.524cm" svg:y="6.095cm">
          <text:p text:style-name="P13"><text:span text:style-name="T9">Wie wird ein neuer Block erzeu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1" draw:style-name="gr60" draw:text-style-name="P15" draw:layer="layout" svg:width="14.913cm" svg:height="3.247cm" svg:x="8.636cm" svg:y="5.389cm">
          <text:p/>
          <draw:enhanced-geometry draw:mirror-horizontal="false" draw:mirror-vertical="false" svg:viewBox="0 0 0 0" drawooo:sub-view-size="3481704 1442720 3481704 1442720 3481704 1442720 3481704 1442720 3481704 1442720 3481704 1442720 3481704 1442720 3481704 1442720 3481704 1442720" draw:text-areas="0 0 ?f0 ?f1" draw:type="ooxml-non-primitive" draw:enhanced-path="M 3410077 844296 L 5715 844296 0 850011 0 1442720 25400 1442720 25400 869696 12700 869696 25400 856996 3410077 856996 3410077 844296 Z N M 25400 856996 L 12700 869696 25400 869696 25400 856996 Z N M 3435477 844296 L 3422777 844296 3410077 856996 25400 856996 25400 869696 3429762 869696 3435477 863980 3435477 844296 Z N M 3422840 50455 L 3410204 72117 3410077 856996 3422777 844296 3435477 844296 3435477 72117 3422840 50455 Z N M 3422777 0 L 3367405 95123 3363849 101091 3365881 108965 3371977 112395 3377946 115950 3385819 113919 3410077 72335 3410077 25273 3437522 25273 3422777 0 Z N M 3437522 25273 L 3435477 25273 3435603 72335 3459861 113919 3467608 115950 3479673 108965 3481705 101091 3478276 95123 3437522 25273 Z N M 3435477 25273 L 3410077 25273 3410077 72335 3422840 50455 3411855 31623 3435477 31623 3435477 25273 Z N M 3435477 31623 L 3433826 31623 3422840 50455 3435477 72117 3435477 31623 Z N M 3433826 31623 L 3411855 31623 3422840 50455 3433826 31623 Z N">
            <draw:equation draw:name="f0" draw:formula="logwidth"/>
            <draw:equation draw:name="f1" draw:formula="logheight"/>
          </draw:enhanced-geometry>
        </draw:custom-shape>
        <presentation:notes draw:style-name="dp4">
          <draw:page-thumbnail draw:name="Slide Image Placeholder 1_1" draw:style-name="gr1" draw:layer="layout" svg:width="7.087cm" svg:height="10.022cm" svg:x="6.956cm" svg:y="3.712cm" draw:page-number="4" presentation:class="page"/>
          <draw:frame draw:name="Notes Placeholder 2_3" presentation:style-name="pr10" draw:text-style-name="P28" draw:layer="layout" svg:width="16.799cm" svg:height="11.693cm" svg:x="2.1cm" svg:y="14.293cm" presentation:class="notes" presentation:user-transformed="true">
            <draw:text-box>
              <text:p text:style-name="P27"><text:span text:style-name="T14">Wie schaut ein Block aus</text:span></text:p>
              <text:p text:style-name="P27"><text:span text:style-name="T14">- Kopf und payload, payload sind alle die Transaktionen</text:span></text:p>
              <text:p text:style-name="P27"><text:span text:style-name="T14">- Der Kopf enthält den hash vom vorherigen Block</text:span></text:p>
              <text:p text:style-name="P27"><text:span text:style-name="T14">- Der ganze Block wird in die Hashfunktion geworfen und erhält einen Hash</text:span></text:p>
              <text:p text:style-name="P27"><text:span text:style-name="T38">- Der Hash muss allerdings Kriterien genügen</text:span></text:p>
              <text:p text:style-name="P27"><text:span text:style-name="T39"/></text:p>
              <text:p text:style-name="P27"><text:span text:style-name="T14">H</text:span><text:span text:style-name="T39">ere is a catch</text:span></text:p>
            </draw:text-box>
          </draw:frame>
          <draw:frame draw:name="Slide Number Placeholder 3_3" presentation:style-name="pr11" draw:text-style-name="P30" draw:layer="layout" svg:width="9.099cm" svg:height="1.49cm" svg:x="11.896cm" svg:y="28.207cm" presentation:class="page-number" presentation:user-transformed="true">
            <draw:text-box>
              <text:p text:style-name="P29"><text:span text:style-name="T15"><text:page-number>&lt;number&gt;</text:page-number></text:span></text:p>
            </draw:text-box>
          </draw:frame>
        </presentation:notes>
      </draw:page>
      <draw:page draw:name="The Difficulty Adapts" draw:style-name="dp3" draw:master-page-name="Title_20_Only" presentation:presentation-page-layout-name="AL2T11">
        <office:forms form:automatic-focus="false" form:apply-design-mode="false"/>
        <draw:frame draw:name="object 2_3" presentation:style-name="pr12" draw:text-style-name="P71" draw:layer="layout" svg:width="24.639cm" svg:height="2.814cm" svg:x="1.68cm" svg:y="0.469cm" presentation:class="title" presentation:user-transformed="true">
          <draw:text-box>
            <text:p text:style-name="P70"><text:span text:style-name="T40">Anatomie eines Blocks</text:span></text:p>
          </draw:text-box>
        </draw:frame>
        <draw:custom-shape draw:name="object 4" draw:style-name="gr61" draw:text-style-name="P72" draw:layer="layout" svg:width="6cm" svg:height="4.716cm" svg:x="3.91cm" svg:y="3.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2" draw:text-style-name="P76" draw:layer="layout" svg:width="6cm" svg:height="4.605cm" svg:x="3.91cm" svg:y="3.412cm">
          <text:p text:style-name="P73"><text:span text:style-name="T41">Header</text:span></text:p>
          <text:p text:style-name="P73"><text:span text:style-name="T22">Version</text:span></text:p>
          <text:p text:style-name="P74"><text:span text:style-name="T42">Previous </text:span><text:span text:style-name="T31">Block</text:span><text:span text:style-name="T43"> </text:span><text:span text:style-name="T31">Hash</text:span></text:p>
          <text:p text:style-name="P75"><text:span text:style-name="T26">Merkle </text:span><text:span text:style-name="T28">Root <text:s/></text:span><text:span text:style-name="T26">Time </text:span><text:span text:style-name="T29">Stamp <text:s/></text:span><text:span text:style-name="T30">Bits</text:span></text:p>
          <text:p text:style-name="P75"><text:span text:style-name="T26">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3" draw:text-style-name="P12" draw:layer="layout" svg:width="0.787cm" svg:height="4.461cm" svg:x="10.311cm" svg:y="3.413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custom-shape draw:name="object 10" draw:style-name="gr64" draw:text-style-name="P77" draw:layer="layout" svg:width="6cm" svg:height="6.564cm" svg:x="3.906cm" svg:y="8.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5" draw:text-style-name="P79" draw:layer="layout" svg:width="6cm" svg:height="5.987cm" svg:x="3.906cm" svg:y="8.676cm">
          <text:p text:style-name="P78"><text:span text:style-name="T44">Transactions</text:span></text:p>
          <text:p text:style-name="P78"><text:span text:style-name="T28">- 2btc von Alice zu Mallory</text:span></text:p>
          <text:p text:style-name="P78"><text:span text:style-name="T28">- 1btc von Mallory zu Bob</text:span></text:p>
          <text:p text:style-name="P78"><text:span text:style-name="T28">- weitere Transak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2" draw:style-name="gr66" draw:text-style-name="P12" draw:layer="layout" svg:width="0.787cm" svg:height="6.872cm" svg:x="10.252cm" svg:y="8.368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frame draw:style-name="gr67" draw:text-style-name="P80" draw:layer="layout" svg:width="14.732cm" svg:height="3.806cm" svg:x="11.938cm" svg:y="3.509cm">
          <draw:text-box>
            <text:p>The Block-Kopf enthält administrative Details:</text:p>
            <text:p>* Eine Verknüpfung zum vorherigen Block(Hash)</text:p>
            <text:p>* Die Merkel-root als eine Art Container für die Transaktionen</text:p>
            <text:p>* proof of work (Beweis für die Arbeitsleistung)</text:p>
          </draw:text-box>
        </draw:frame>
        <draw:frame draw:style-name="gr68" draw:text-style-name="P80" draw:layer="layout" svg:width="12.7cm" svg:height="5.228cm" svg:x="12.192cm" svg:y="8.436cm">
          <draw:text-box>
            <text:p>Wenn der Block einmal generiert wurde, sind die Transaktionen darin unveränderbar (sonst würden sich die Hashes ändern).</text:p>
            <text:p/>
            <text:p>Aber was, wenn zwei Personen gleichzeitig einen neuen Block finden?</text:p>
          </draw:text-box>
        </draw:frame>
        <presentation:notes draw:style-name="dp4">
          <draw:page-thumbnail draw:name="Slide Image Placeholder 1_3" draw:style-name="gr1" draw:layer="layout" svg:width="7.087cm" svg:height="10.022cm" svg:x="6.956cm" svg:y="3.712cm" draw:page-number="5" presentation:class="page"/>
          <draw:frame draw:name="Notes Placeholder 2_5" presentation:style-name="pr13" draw:text-style-name="P28" draw:layer="layout" svg:width="16.799cm" svg:height="11.693cm" svg:x="2.1cm" svg:y="14.293cm" presentation:class="notes" presentation:user-transformed="true">
            <draw:text-box>
              <text:p text:style-name="P27"><text:span text:style-name="T14">Zu jedem Zeitpunkt ist das Kriterium für den Hash des Blocks, dass er, vereinfacht gesagt eine Anzahl von Nullen am Anfang haben muss</text:span></text:p>
              <text:p text:style-name="P27"><text:span text:style-name="T45"/></text:p>
              <text:p text:style-name="P27"><text:span text:style-name="T45"/></text:p>
            </draw:text-box>
          </draw:frame>
          <draw:frame draw:name="Slide Number Placeholder 3_5" presentation:style-name="pr14" draw:text-style-name="P30" draw:layer="layout" svg:width="9.099cm" svg:height="1.49cm" svg:x="11.896cm" svg:y="28.207cm" presentation:class="page-number" presentation:user-transformed="true">
            <draw:text-box>
              <text:p text:style-name="P29"><text:span text:style-name="T15"><text:page-number>&lt;number&gt;</text:page-number></text:span></text:p>
            </draw:text-box>
          </draw:frame>
        </presentation:notes>
      </draw:page>
      <draw:page draw:name="page6" draw:style-name="dp3" draw:master-page-name="Title_20_Only" presentation:presentation-page-layout-name="AL2T11">
        <office:forms form:automatic-focus="false" form:apply-design-mode="false"/>
        <draw:frame draw:name="Title 1" presentation:style-name="pr15" draw:text-style-name="P81" draw:layer="layout" svg:width="24.639cm" svg:height="2.799cm" svg:x="1.68cm" svg:y="0.469cm" presentation:class="title" presentation:user-transformed="true">
          <draw:text-box>
            <text:p text:style-name="P27"><text:span text:style-name="T46">Was wenn zwei Blöcke zur gleichen Zeit gefunden werden?</text:span></text:p>
          </draw:text-box>
        </draw:frame>
        <draw:custom-shape draw:name="object 2_4" draw:style-name="gr69" draw:text-style-name="P83" draw:layer="layout" svg:width="1.748cm" svg:height="0.763cm" svg:x="2.033cm" svg:y="9.019cm">
          <text:p text:style-name="P82"><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70" draw:text-style-name="P84"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4" draw:style-name="gr71" draw:text-style-name="P85" draw:layer="layout" svg:width="4.698cm" svg:height="6.078cm" svg:x="3.946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1" draw:style-name="gr72" draw:text-style-name="P86"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4" draw:style-name="gr73" draw:text-style-name="P12"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 draw:style-name="gr74" draw:text-style-name="P83" draw:layer="layout" svg:width="4.099cm" svg:height="1.017cm" svg:x="4.318cm" svg:y="6.648cm">
          <text:p text:style-name="P82"><text:span text:style-name="T4">Block</text:span><text:span text:style-name="T8"> </text:span><text:span text:style-name="T9">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5" draw:text-style-name="P87"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6" draw:text-style-name="P88" draw:layer="layout" svg:width="4.698cm" svg:height="6.078cm" svg:x="9.1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2" draw:style-name="gr77" draw:text-style-name="P89"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2" draw:style-name="gr73" draw:text-style-name="P12"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 draw:style-name="gr78" draw:text-style-name="P83" draw:layer="layout" svg:width="4.485cm" svg:height="1.017cm" svg:x="9.399cm" svg:y="6.678cm">
          <text:p text:style-name="P82"><text:span text:style-name="T4">Block</text:span><text:span text:style-name="T4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79" draw:text-style-name="P15"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5" draw:style-name="gr80" draw:text-style-name="P90" draw:layer="layout" svg:width="4.063cm" svg:height="3.864cm" svg:x="15.571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81" draw:text-style-name="P91" draw:layer="layout" svg:width="4.436cm" svg:height="6.078cm" svg:x="15.478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82" draw:text-style-name="P92" draw:layer="layout" svg:width="3.799cm" svg:height="3.599cm" svg:x="15.7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73" draw:text-style-name="P12" draw:layer="layout" svg:width="3.8cm" svg:height="3.601cm" svg:x="15.701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 draw:style-name="gr83" draw:text-style-name="P83" draw:layer="layout" svg:width="3.841cm" svg:height="1.017cm" svg:x="16.073cm" svg:y="9.679cm">
          <text:p text:style-name="P82"><text:span text:style-name="T4">Block</text:span><text:span text:style-name="T47">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84" draw:text-style-name="P15" draw:layer="layout" svg:width="2.428cm" svg:height="3.022cm" svg:x="13.301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 draw:style-name="gr85" draw:text-style-name="P93" draw:layer="layout" svg:width="4.063cm" svg:height="3.864cm" svg:x="15.571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86" draw:text-style-name="P94" draw:layer="layout" svg:width="4.224cm" svg:height="6.078cm" svg:x="15.58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87" draw:text-style-name="P95" draw:layer="layout" svg:width="3.799cm" svg:height="3.599cm" svg:x="15.725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73" draw:text-style-name="P12" draw:layer="layout" svg:width="3.8cm" svg:height="3.601cm" svg:x="15.701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 draw:style-name="gr88" draw:text-style-name="P83" draw:layer="layout" svg:width="3.629cm" svg:height="1.017cm" svg:x="16.179cm" svg:y="4.477cm">
          <text:p text:style-name="P82"><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89" draw:text-style-name="P15" draw:layer="layout" svg:width="2.424cm" svg:height="2.227cm" svg:x="13.301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presentation:notes draw:style-name="dp2">
          <draw:page-thumbnail draw:style-name="gr1" draw:layer="layout" svg:width="7.873cm" svg:height="11.135cm" svg:x="6.562cm" svg:y="2.255cm" draw:page-number="6" presentation:class="page"/>
          <draw:frame presentation:style-name="pr16" draw:text-style-name="P96" draw:layer="layout" svg:width="16.799cm" svg:height="13.363cm" svg:x="2.1cm" svg:y="14.106cm" presentation:class="notes" presentation:user-transformed="true">
            <draw:text-box>
              <text:p text:style-name="P1"><text:span text:style-name="T48">Aber was wenn zwei Blöcke parallel gefunden wurden?</text:span></text:p>
            </draw:text-box>
          </draw:frame>
        </presentation:notes>
      </draw:page>
      <draw:page draw:name="Block Propagation_clipboard0" draw:style-name="dp3" draw:master-page-name="Title_20_Only" presentation:presentation-page-layout-name="AL2T11">
        <office:forms form:automatic-focus="false" form:apply-design-mode="false"/>
        <draw:frame draw:name="object 2_5" presentation:style-name="pr17" draw:text-style-name="P98" draw:layer="layout" svg:width="24.639cm" svg:height="3.252cm" svg:x="1.68cm" svg:y="0.469cm" presentation:class="title" presentation:user-transformed="true">
          <draw:text-box>
            <text:p text:style-name="P97"><text:span text:style-name="T46">Block</text:span><text:span text:style-name="T49"> Verbreitung</text:span></text:p>
          </draw:text-box>
        </draw:frame>
        <draw:custom-shape draw:name="object 3_4" draw:style-name="gr90" draw:text-style-name="P99" draw:layer="layout" svg:width="1.326cm" svg:height="1.326cm" svg:x="11.52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5" draw:style-name="gr91" draw:text-style-name="P100" draw:layer="layout" svg:width="1.116cm" svg:height="1.116cm" svg:x="11.62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2" draw:style-name="gr92" draw:text-style-name="P12" draw:layer="layout" svg:width="1.117cm" svg:height="1.117cm" svg:x="11.625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_5" draw:style-name="gr93" draw:text-style-name="P101" draw:layer="layout" svg:width="1.327cm" svg:height="1.326cm" svg:x="13.914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2" draw:style-name="gr94" draw:text-style-name="P102" draw:layer="layout" svg:width="1.116cm" svg:height="1.116cm" svg:x="14.018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2" draw:style-name="gr92" draw:text-style-name="P12" draw:layer="layout" svg:width="1.117cm" svg:height="1.117cm" svg:x="14.018cm" svg:y="4.02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_2" draw:style-name="gr95" draw:text-style-name="P103" draw:layer="layout" svg:width="1.326cm" svg:height="1.326cm" svg:x="16.305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4" draw:style-name="gr96" draw:text-style-name="P104" draw:layer="layout" svg:width="1.116cm" svg:height="1.116cm" svg:x="16.411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4" draw:style-name="gr92" draw:text-style-name="P12" draw:layer="layout" svg:width="1.117cm" svg:height="1.117cm" svg:x="16.411cm" svg:y="4.02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_2" draw:style-name="gr97" draw:text-style-name="P105" draw:layer="layout" svg:width="1.327cm" svg:height="1.326cm" svg:x="18.699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2" draw:style-name="gr98" draw:text-style-name="P106" draw:layer="layout" svg:width="1.116cm" svg:height="1.116cm" svg:x="18.80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99" draw:text-style-name="P12" draw:layer="layout" svg:width="1.116cm" svg:height="1.117cm" svg:x="18.805cm" svg:y="4.026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_2" draw:style-name="gr100" draw:text-style-name="P107" draw:layer="layout" svg:width="1.327cm" svg:height="1.326cm" svg:x="9.126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2" draw:style-name="gr101" draw:text-style-name="P108" draw:layer="layout" svg:width="1.116cm" svg:height="1.116cm" svg:x="9.231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2" draw:style-name="gr92" draw:text-style-name="P12" draw:layer="layout" svg:width="1.117cm" svg:height="1.117cm" svg:x="9.231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_2" draw:style-name="gr102" draw:text-style-name="P109" draw:layer="layout" svg:width="1.326cm" svg:height="1.326cm" svg:x="12.797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2" draw:style-name="gr103" draw:text-style-name="P110" draw:layer="layout" svg:width="1.116cm" svg:height="1.116cm" svg:x="12.901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2" draw:style-name="gr92" draw:text-style-name="P12" draw:layer="layout" svg:width="1.117cm" svg:height="1.117cm" svg:x="12.901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_2" draw:style-name="gr104" draw:text-style-name="P111" draw:layer="layout" svg:width="1.326cm" svg:height="1.326cm" svg:x="15.191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2" draw:style-name="gr105" draw:text-style-name="P112" draw:layer="layout" svg:width="1.116cm" svg:height="1.116cm" svg:x="15.294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2" draw:style-name="gr92" draw:text-style-name="P12" draw:layer="layout" svg:width="1.117cm" svg:height="1.117cm" svg:x="15.294cm" svg:y="6.42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 draw:style-name="gr106" draw:text-style-name="P113" draw:layer="layout" svg:width="1.327cm" svg:height="1.326cm" svg:x="17.581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07" draw:text-style-name="P114" draw:layer="layout" svg:width="1.116cm" svg:height="1.116cm" svg:x="17.688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92" draw:text-style-name="P12" draw:layer="layout" svg:width="1.117cm" svg:height="1.117cm" svg:x="17.688cm" svg:y="6.42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 draw:style-name="gr108" draw:text-style-name="P115" draw:layer="layout" svg:width="1.326cm" svg:height="1.326cm" svg:x="19.976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09" draw:text-style-name="P116" draw:layer="layout" svg:width="1.116cm" svg:height="1.116cm" svg:x="20.081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92" draw:text-style-name="P12" draw:layer="layout" svg:width="1.117cm" svg:height="1.117cm" svg:x="20.081cm" svg:y="6.42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 draw:style-name="gr110" draw:text-style-name="P117" draw:layer="layout" svg:width="1.327cm" svg:height="1.326cm" svg:x="10.402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111" draw:text-style-name="P118" draw:layer="layout" svg:width="1.116cm" svg:height="1.116cm" svg:x="10.508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92" draw:text-style-name="P12" draw:layer="layout" svg:width="1.117cm" svg:height="1.117cm" svg:x="10.508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 draw:style-name="gr112" draw:text-style-name="P119" draw:layer="layout" svg:width="1.326cm" svg:height="1.326cm" svg:x="8.009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113" draw:text-style-name="P120" draw:layer="layout" svg:width="1.116cm" svg:height="1.116cm" svg:x="8.115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99" draw:text-style-name="P12" draw:layer="layout" svg:width="1.116cm" svg:height="1.117cm" svg:x="8.115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 draw:style-name="gr114" draw:text-style-name="P121" draw:layer="layout" svg:width="1.326cm" svg:height="1.326cm" svg:x="5.618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115" draw:text-style-name="P122" draw:layer="layout" svg:width="1.116cm" svg:height="1.116cm" svg:x="5.722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99" draw:text-style-name="P12" draw:layer="layout" svg:width="1.116cm" svg:height="1.117cm" svg:x="5.722cm" svg:y="6.42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 draw:style-name="gr116" draw:text-style-name="P123" draw:layer="layout" svg:width="1.326cm" svg:height="1.327cm" svg:x="11.52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117" draw:text-style-name="P124" draw:layer="layout" svg:width="1.116cm" svg:height="1.116cm" svg:x="11.625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92" draw:text-style-name="P12" draw:layer="layout" svg:width="1.117cm" svg:height="1.117cm" svg:x="11.625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 draw:style-name="gr118" draw:text-style-name="P125" draw:layer="layout" svg:width="1.327cm" svg:height="1.327cm" svg:x="13.914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19" draw:text-style-name="P126" draw:layer="layout" svg:width="1.116cm" svg:height="1.116cm" svg:x="14.018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92" draw:text-style-name="P12" draw:layer="layout" svg:width="1.117cm" svg:height="1.117cm" svg:x="14.018cm" svg:y="8.813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 draw:style-name="gr120" draw:text-style-name="P127" draw:layer="layout" svg:width="1.326cm" svg:height="1.327cm" svg:x="16.305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21" draw:text-style-name="P128" draw:layer="layout" svg:width="1.116cm" svg:height="1.116cm" svg:x="16.411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92" draw:text-style-name="P12" draw:layer="layout" svg:width="1.117cm" svg:height="1.117cm" svg:x="16.411cm" svg:y="8.813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 draw:style-name="gr122" draw:text-style-name="P129" draw:layer="layout" svg:width="1.327cm" svg:height="1.327cm" svg:x="18.699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123" draw:text-style-name="P130" draw:layer="layout" svg:width="1.116cm" svg:height="1.116cm" svg:x="18.805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99" draw:text-style-name="P12" draw:layer="layout" svg:width="1.116cm" svg:height="1.117cm" svg:x="18.805cm" svg:y="8.813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 draw:style-name="gr124" draw:text-style-name="P131" draw:layer="layout" svg:width="1.327cm" svg:height="1.327cm" svg:x="9.126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25" draw:text-style-name="P132" draw:layer="layout" svg:width="1.116cm" svg:height="1.116cm" svg:x="9.231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92" draw:text-style-name="P12" draw:layer="layout" svg:width="1.117cm" svg:height="1.117cm" svg:x="9.231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 draw:style-name="gr126" draw:text-style-name="P133" draw:layer="layout" svg:width="1.327cm" svg:height="1.327cm" svg:x="6.732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127" draw:text-style-name="P134" draw:layer="layout" svg:width="1.116cm" svg:height="1.116cm" svg:x="6.838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92" draw:text-style-name="P12" draw:layer="layout" svg:width="1.117cm" svg:height="1.117cm" svg:x="6.838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 draw:style-name="gr128" draw:text-style-name="P135" draw:layer="layout" svg:width="1.326cm" svg:height="1.326cm" svg:x="12.797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129" draw:text-style-name="P136" draw:layer="layout" svg:width="1.116cm" svg:height="1.116cm" svg:x="12.901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30" draw:text-style-name="P12" draw:layer="layout" svg:width="1.117cm" svg:height="1.116cm" svg:x="12.901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 draw:style-name="gr131" draw:text-style-name="P137" draw:layer="layout" svg:width="1.326cm" svg:height="1.326cm" svg:x="15.191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132" draw:text-style-name="P138" draw:layer="layout" svg:width="1.116cm" svg:height="1.116cm" svg:x="15.294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130" draw:text-style-name="P12" draw:layer="layout" svg:width="1.117cm" svg:height="1.116cm" svg:x="15.294cm" svg:y="11.207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 draw:style-name="gr133" draw:text-style-name="P139" draw:layer="layout" svg:width="1.327cm" svg:height="1.326cm" svg:x="17.581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134" draw:text-style-name="P140" draw:layer="layout" svg:width="1.116cm" svg:height="1.116cm" svg:x="17.688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130" draw:text-style-name="P12" draw:layer="layout" svg:width="1.117cm" svg:height="1.116cm" svg:x="17.688cm" svg:y="11.207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 draw:style-name="gr135" draw:text-style-name="P141" draw:layer="layout" svg:width="1.326cm" svg:height="1.326cm" svg:x="19.976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136" draw:text-style-name="P142" draw:layer="layout" svg:width="1.116cm" svg:height="1.116cm" svg:x="20.081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130" draw:text-style-name="P12" draw:layer="layout" svg:width="1.117cm" svg:height="1.116cm" svg:x="20.081cm" svg:y="11.207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 draw:style-name="gr137" draw:text-style-name="P143" draw:layer="layout" svg:width="1.327cm" svg:height="1.326cm" svg:x="10.402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138" draw:text-style-name="P144" draw:layer="layout" svg:width="1.116cm" svg:height="1.116cm" svg:x="10.508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130" draw:text-style-name="P12" draw:layer="layout" svg:width="1.117cm" svg:height="1.116cm" svg:x="10.508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 draw:style-name="gr139" draw:text-style-name="P145" draw:layer="layout" svg:width="1.326cm" svg:height="1.326cm" svg:x="8.009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140" draw:text-style-name="P146" draw:layer="layout" svg:width="1.116cm" svg:height="1.116cm" svg:x="8.115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 draw:style-name="gr141" draw:text-style-name="P12" draw:layer="layout" svg:width="1.116cm" svg:height="1.116cm" svg:x="8.115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 draw:style-name="gr142" draw:text-style-name="P147" draw:layer="layout" svg:width="1.326cm" svg:height="1.326cm" svg:x="5.618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143" draw:text-style-name="P148" draw:layer="layout" svg:width="1.116cm" svg:height="1.116cm" svg:x="5.722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141" draw:text-style-name="P12" draw:layer="layout" svg:width="1.116cm" svg:height="1.116cm" svg:x="5.722cm" svg:y="11.207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 draw:style-name="gr144" draw:text-style-name="P149" draw:layer="layout" svg:width="1.326cm" svg:height="1.326cm" svg:x="11.52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145" draw:text-style-name="P150" draw:layer="layout" svg:width="1.116cm" svg:height="1.115cm" svg:x="11.625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130" draw:text-style-name="P12" draw:layer="layout" svg:width="1.117cm" svg:height="1.116cm" svg:x="11.625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 draw:style-name="gr146" draw:text-style-name="P151" draw:layer="layout" svg:width="1.327cm" svg:height="1.326cm" svg:x="13.914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147" draw:text-style-name="P152" draw:layer="layout" svg:width="1.116cm" svg:height="1.115cm" svg:x="14.018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130" draw:text-style-name="P12" draw:layer="layout" svg:width="1.117cm" svg:height="1.116cm" svg:x="14.018cm" svg:y="13.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 draw:style-name="gr148" draw:text-style-name="P153" draw:layer="layout" svg:width="1.326cm" svg:height="1.326cm" svg:x="16.305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149" draw:text-style-name="P154" draw:layer="layout" svg:width="1.116cm" svg:height="1.115cm" svg:x="16.411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130" draw:text-style-name="P12" draw:layer="layout" svg:width="1.117cm" svg:height="1.116cm" svg:x="16.411cm" svg:y="13.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1" draw:style-name="gr150" draw:text-style-name="P155" draw:layer="layout" svg:width="1.116cm" svg:height="1.115cm" svg:x="18.805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141" draw:text-style-name="P12" draw:layer="layout" svg:width="1.116cm" svg:height="1.116cm" svg:x="18.805cm" svg:y="13.6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 draw:style-name="gr151" draw:text-style-name="P156" draw:layer="layout" svg:width="1.327cm" svg:height="1.326cm" svg:x="9.126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152" draw:text-style-name="P157" draw:layer="layout" svg:width="1.116cm" svg:height="1.115cm" svg:x="9.231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30" draw:text-style-name="P12" draw:layer="layout" svg:width="1.117cm" svg:height="1.116cm" svg:x="9.231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 draw:style-name="gr153" draw:text-style-name="P158" draw:layer="layout" svg:width="1.327cm" svg:height="1.326cm" svg:x="6.732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54" draw:text-style-name="P159" draw:layer="layout" svg:width="1.116cm" svg:height="1.115cm" svg:x="6.838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30" draw:text-style-name="P12" draw:layer="layout" svg:width="1.117cm" svg:height="1.116cm" svg:x="6.838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frame draw:style-name="gr155" draw:text-style-name="P161" draw:layer="layout" svg:width="1.524cm" svg:height="0.988cm" svg:x="18.796cm" svg:y="13.716cm">
          <draw:text-box>
            <text:p text:style-name="P160"><text:span text:style-name="T50">N‘‘</text:span></text:p>
          </draw:text-box>
        </draw:frame>
        <draw:custom-shape draw:name="object 15_4" draw:style-name="gr100" draw:text-style-name="P107" draw:layer="layout" svg:width="1.327cm" svg:height="1.326cm" svg:x="6.039cm" svg:y="4.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4" draw:style-name="gr101" draw:text-style-name="P108" draw:layer="layout" svg:width="1.116cm" svg:height="1.116cm" svg:x="6.144cm" svg:y="4.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4" draw:style-name="gr92" draw:text-style-name="P12" draw:layer="layout" svg:width="1.117cm" svg:height="1.117cm" svg:x="6.144cm" svg:y="4.06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frame draw:style-name="gr156" draw:text-style-name="P161" draw:layer="layout" svg:width="1.524cm" svg:height="0.988cm" svg:x="6.144cm" svg:y="4.191cm">
          <draw:text-box>
            <text:p text:style-name="P160"><text:span text:style-name="T50">N‘</text:span></text:p>
          </draw:text-box>
        </draw:frame>
        <presentation:notes draw:style-name="dp4">
          <draw:page-thumbnail draw:name="Slide Image Placeholder 1_4" draw:style-name="gr1" draw:layer="layout" svg:width="7.087cm" svg:height="10.022cm" svg:x="6.956cm" svg:y="3.712cm" draw:page-number="7" presentation:class="page"/>
          <draw:frame draw:name="Notes Placeholder 2_4" presentation:style-name="pr18" draw:text-style-name="P28" draw:layer="layout" svg:width="16.799cm" svg:height="11.693cm" svg:x="2.1cm" svg:y="14.293cm" presentation:class="notes" presentation:user-transformed="true">
            <draw:text-box>
              <text:p text:style-name="P27"><text:span text:style-name="T14">Die Lösung (der neue Block) muss im Netzwerk veröffentlich werden</text:span></text:p>
              <text:p text:style-name="P27"><text:span text:style-name="T14">Sobald eine neue Lösung gefunden wurde, arbeiten die Miner an einem neuen Block</text:span></text:p>
              <text:p text:style-name="P27"><text:span text:style-name="T14">Die längste (most proof of work) ist gültig</text:span></text:p>
              <text:p text:style-name="P27"><text:span text:style-name="T14"/></text:p>
            </draw:text-box>
          </draw:frame>
          <draw:frame draw:name="Slide Number Placeholder 3_4" presentation:style-name="pr19" draw:text-style-name="P30" draw:layer="layout" svg:width="9.099cm" svg:height="1.49cm" svg:x="11.896cm" svg:y="28.207cm" presentation:class="page-number" presentation:user-transformed="true">
            <draw:text-box>
              <text:p text:style-name="P29"><text:span text:style-name="T15"><text:page-number>&lt;number&gt;</text:page-number></text:span></text:p>
            </draw:text-box>
          </draw:frame>
        </presentation:notes>
      </draw:page>
      <draw:page draw:name="page8" draw:style-name="dp3" draw:master-page-name="Title_20_Only" presentation:presentation-page-layout-name="AL2T11">
        <office:forms form:automatic-focus="false" form:apply-design-mode="false"/>
        <draw:frame presentation:style-name="pr20" draw:text-style-name="P1" draw:layer="layout" svg:width="24.639cm" svg:height="2.799cm" svg:x="1.778cm" svg:y="0.508cm" presentation:class="title" presentation:placeholder="true" presentation:user-transformed="true">
          <draw:text-box/>
        </draw:frame>
        <draw:custom-shape draw:name="object 3_5" draw:style-name="gr157" draw:text-style-name="P162" draw:layer="layout" svg:width="1.379cm" svg:height="1.378cm" svg:x="11.17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6" draw:style-name="gr158" draw:text-style-name="P163" draw:layer="layout" svg:width="1.159cm" svg:height="1.16cm" svg:x="11.286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4" draw:style-name="gr159" draw:text-style-name="P12" draw:layer="layout" svg:width="1.16cm" svg:height="1.16cm" svg:x="11.286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_6" draw:style-name="gr160" draw:text-style-name="P164" draw:layer="layout" svg:width="1.38cm" svg:height="1.378cm" svg:x="13.66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4" draw:style-name="gr161" draw:text-style-name="P165" draw:layer="layout" svg:width="1.159cm" svg:height="1.16cm" svg:x="13.773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4" draw:style-name="gr159" draw:text-style-name="P12" draw:layer="layout" svg:width="1.16cm" svg:height="1.16cm" svg:x="13.773cm" svg:y="3.86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_4" draw:style-name="gr162" draw:text-style-name="P166" draw:layer="layout" svg:width="1.378cm" svg:height="1.378cm" svg:x="16.14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5" draw:style-name="gr163" draw:text-style-name="P167" draw:layer="layout" svg:width="1.16cm" svg:height="1.16cm" svg:x="16.259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5" draw:style-name="gr164" draw:text-style-name="P12" draw:layer="layout" svg:width="1.161cm" svg:height="1.16cm" svg:x="16.259cm" svg:y="3.86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_4" draw:style-name="gr165" draw:text-style-name="P168" draw:layer="layout" svg:width="1.379cm" svg:height="1.378cm" svg:x="18.63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4" draw:style-name="gr166" draw:text-style-name="P169" draw:layer="layout" svg:width="1.161cm" svg:height="1.16cm" svg:x="18.746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_2" draw:style-name="gr164" draw:text-style-name="P12" draw:layer="layout" svg:width="1.161cm" svg:height="1.16cm" svg:x="18.746cm" svg:y="3.866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_3" draw:style-name="gr167" draw:text-style-name="P170" draw:layer="layout" svg:width="1.378cm" svg:height="1.378cm" svg:x="8.68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3" draw:style-name="gr168" draw:text-style-name="P171" draw:layer="layout" svg:width="1.16cm" svg:height="1.16cm" svg:x="8.798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3" draw:style-name="gr164" draw:text-style-name="P12" draw:layer="layout" svg:width="1.161cm" svg:height="1.16cm" svg:x="8.798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_5" draw:style-name="gr169" draw:text-style-name="P172" draw:layer="layout" svg:width="1.378cm" svg:height="1.378cm" svg:x="6.201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4" draw:style-name="gr170" draw:text-style-name="P174" draw:layer="layout" svg:width="1.16cm" svg:height="1.16cm" svg:x="6.311cm" svg:y="3.866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3" draw:style-name="gr164" draw:text-style-name="P12" draw:layer="layout" svg:width="1.161cm" svg:height="1.16cm" svg:x="6.311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_3" draw:style-name="gr171" draw:text-style-name="P175" draw:layer="layout" svg:width="1.379cm" svg:height="1.379cm" svg:x="12.503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3" draw:style-name="gr172" draw:text-style-name="P176" draw:layer="layout" svg:width="1.16cm" svg:height="1.159cm" svg:x="12.612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3" draw:style-name="gr164" draw:text-style-name="P12" draw:layer="layout" svg:width="1.161cm" svg:height="1.16cm" svg:x="12.612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_3" draw:style-name="gr173" draw:text-style-name="P177" draw:layer="layout" svg:width="1.378cm" svg:height="1.379cm" svg:x="14.991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3" draw:style-name="gr174" draw:text-style-name="P178" draw:layer="layout" svg:width="1.159cm" svg:height="1.159cm" svg:x="15.099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0" draw:style-name="gr159" draw:text-style-name="P12" draw:layer="layout" svg:width="1.16cm" svg:height="1.16cm" svg:x="15.099cm" svg:y="6.35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_0" draw:style-name="gr175" draw:text-style-name="P179" draw:layer="layout" svg:width="1.379cm" svg:height="1.379cm" svg:x="17.475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_0" draw:style-name="gr176" draw:text-style-name="P180" draw:layer="layout" svg:width="1.16cm" svg:height="1.159cm" svg:x="17.586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0" draw:style-name="gr159" draw:text-style-name="P12" draw:layer="layout" svg:width="1.16cm" svg:height="1.16cm" svg:x="17.586cm" svg:y="6.35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_0" draw:style-name="gr177" draw:text-style-name="P181" draw:layer="layout" svg:width="1.378cm" svg:height="1.379cm" svg:x="19.964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0" draw:style-name="gr178" draw:text-style-name="P182" draw:layer="layout" svg:width="1.16cm" svg:height="1.159cm" svg:x="20.07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_0" draw:style-name="gr159" draw:text-style-name="P12" draw:layer="layout" svg:width="1.16cm" svg:height="1.16cm" svg:x="20.073cm" svg:y="6.35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_0" draw:style-name="gr179" draw:text-style-name="P183" draw:layer="layout" svg:width="1.378cm" svg:height="1.379cm" svg:x="10.015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_0" draw:style-name="gr180" draw:text-style-name="P184" draw:layer="layout" svg:width="1.16cm" svg:height="1.159cm" svg:x="10.125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_0" draw:style-name="gr164" draw:text-style-name="P12" draw:layer="layout" svg:width="1.161cm" svg:height="1.16cm" svg:x="10.125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_0" draw:style-name="gr181" draw:text-style-name="P185" draw:layer="layout" svg:width="1.378cm" svg:height="1.379cm" svg:x="7.528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_0" draw:style-name="gr182" draw:text-style-name="P186" draw:layer="layout" svg:width="1.16cm" svg:height="1.159cm" svg:x="7.638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_0" draw:style-name="gr159" draw:text-style-name="P12" draw:layer="layout" svg:width="1.16cm" svg:height="1.16cm" svg:x="7.638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_0" draw:style-name="gr183" draw:text-style-name="P187" draw:layer="layout" svg:width="1.378cm" svg:height="1.379cm" svg:x="5.043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0" draw:style-name="gr184" draw:text-style-name="P188" draw:layer="layout" svg:width="1.159cm" svg:height="1.159cm" svg:x="5.151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0" draw:style-name="gr159" draw:text-style-name="P12" draw:layer="layout" svg:width="1.16cm" svg:height="1.16cm" svg:x="5.151cm" svg:y="6.354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_0" draw:style-name="gr185" draw:text-style-name="P189" draw:layer="layout" svg:width="1.379cm" svg:height="1.378cm" svg:x="11.176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_0" draw:style-name="gr186" draw:text-style-name="P190" draw:layer="layout" svg:width="1.159cm" svg:height="1.16cm" svg:x="11.286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0" draw:style-name="gr159" draw:text-style-name="P12" draw:layer="layout" svg:width="1.16cm" svg:height="1.16cm" svg:x="11.286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_0" draw:style-name="gr187" draw:text-style-name="P191" draw:layer="layout" svg:width="1.38cm" svg:height="1.378cm" svg:x="13.664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_0" draw:style-name="gr188" draw:text-style-name="P192" draw:layer="layout" svg:width="1.159cm" svg:height="1.16cm" svg:x="13.773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_0" draw:style-name="gr159" draw:text-style-name="P12" draw:layer="layout" svg:width="1.16cm" svg:height="1.16cm" svg:x="13.773cm" svg:y="8.84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_0" draw:style-name="gr189" draw:text-style-name="P193" draw:layer="layout" svg:width="1.378cm" svg:height="1.378cm" svg:x="16.149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_0" draw:style-name="gr190" draw:text-style-name="P194" draw:layer="layout" svg:width="1.16cm" svg:height="1.16cm" svg:x="16.259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_0" draw:style-name="gr164" draw:text-style-name="P12" draw:layer="layout" svg:width="1.161cm" svg:height="1.16cm" svg:x="16.259cm" svg:y="8.84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_0" draw:style-name="gr191" draw:text-style-name="P195" draw:layer="layout" svg:width="1.379cm" svg:height="1.378cm" svg:x="18.637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_0" draw:style-name="gr192" draw:text-style-name="P196" draw:layer="layout" svg:width="1.161cm" svg:height="1.16cm" svg:x="18.746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_0" draw:style-name="gr164" draw:text-style-name="P12" draw:layer="layout" svg:width="1.161cm" svg:height="1.16cm" svg:x="18.746cm" svg:y="8.84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_0" draw:style-name="gr193" draw:text-style-name="P197" draw:layer="layout" svg:width="1.378cm" svg:height="1.378cm" svg:x="8.689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_0" draw:style-name="gr194" draw:text-style-name="P198" draw:layer="layout" svg:width="1.16cm" svg:height="1.16cm" svg:x="8.798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_0" draw:style-name="gr164" draw:text-style-name="P12" draw:layer="layout" svg:width="1.161cm" svg:height="1.16cm" svg:x="8.798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_0" draw:style-name="gr195" draw:text-style-name="P199" draw:layer="layout" svg:width="1.378cm" svg:height="1.378cm" svg:x="6.201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_0" draw:style-name="gr196" draw:text-style-name="P200" draw:layer="layout" svg:width="1.16cm" svg:height="1.16cm" svg:x="6.311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_0" draw:style-name="gr164" draw:text-style-name="P12" draw:layer="layout" svg:width="1.161cm" svg:height="1.16cm" svg:x="6.311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_0" draw:style-name="gr197" draw:text-style-name="P201" draw:layer="layout" svg:width="1.379cm" svg:height="1.38cm" svg:x="12.503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_0" draw:style-name="gr198" draw:text-style-name="P202" draw:layer="layout" svg:width="1.16cm" svg:height="1.16cm" svg:x="12.612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_0" draw:style-name="gr199" draw:text-style-name="P12" draw:layer="layout" svg:width="1.161cm" svg:height="1.161cm" svg:x="12.612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_0" draw:style-name="gr200" draw:text-style-name="P203" draw:layer="layout" svg:width="1.378cm" svg:height="1.38cm" svg:x="14.991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_0" draw:style-name="gr201" draw:text-style-name="P204" draw:layer="layout" svg:width="1.159cm" svg:height="1.16cm" svg:x="15.099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_0" draw:style-name="gr202" draw:text-style-name="P12" draw:layer="layout" svg:width="1.16cm" svg:height="1.161cm" svg:x="15.099cm" svg:y="11.328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_0" draw:style-name="gr203" draw:text-style-name="P205" draw:layer="layout" svg:width="1.379cm" svg:height="1.38cm" svg:x="17.475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_0" draw:style-name="gr204" draw:text-style-name="P206" draw:layer="layout" svg:width="1.16cm" svg:height="1.16cm" svg:x="17.586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_0" draw:style-name="gr202" draw:text-style-name="P12" draw:layer="layout" svg:width="1.16cm" svg:height="1.161cm" svg:x="17.586cm" svg:y="11.328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_0" draw:style-name="gr205" draw:text-style-name="P207" draw:layer="layout" svg:width="1.378cm" svg:height="1.38cm" svg:x="19.964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_0" draw:style-name="gr206" draw:text-style-name="P208" draw:layer="layout" svg:width="1.16cm" svg:height="1.16cm" svg:x="20.073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_0" draw:style-name="gr202" draw:text-style-name="P12" draw:layer="layout" svg:width="1.16cm" svg:height="1.161cm" svg:x="20.073cm" svg:y="11.328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_0" draw:style-name="gr207" draw:text-style-name="P209" draw:layer="layout" svg:width="1.378cm" svg:height="1.38cm" svg:x="10.015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_0" draw:style-name="gr208" draw:text-style-name="P210" draw:layer="layout" svg:width="1.16cm" svg:height="1.16cm" svg:x="10.125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_0" draw:style-name="gr199" draw:text-style-name="P12" draw:layer="layout" svg:width="1.161cm" svg:height="1.161cm" svg:x="10.125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_0" draw:style-name="gr209" draw:text-style-name="P211" draw:layer="layout" svg:width="1.378cm" svg:height="1.38cm" svg:x="7.528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_0" draw:style-name="gr210" draw:text-style-name="P212" draw:layer="layout" svg:width="1.16cm" svg:height="1.16cm" svg:x="7.638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_0" draw:style-name="gr202" draw:text-style-name="P12" draw:layer="layout" svg:width="1.16cm" svg:height="1.161cm" svg:x="7.638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_0" draw:style-name="gr211" draw:text-style-name="P213" draw:layer="layout" svg:width="1.378cm" svg:height="1.38cm" svg:x="5.043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_0" draw:style-name="gr212" draw:text-style-name="P214" draw:layer="layout" svg:width="1.159cm" svg:height="1.16cm" svg:x="5.151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_0" draw:style-name="gr202" draw:text-style-name="P12" draw:layer="layout" svg:width="1.16cm" svg:height="1.161cm" svg:x="5.151cm" svg:y="11.328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_0" draw:style-name="gr213" draw:text-style-name="P215" draw:layer="layout" svg:width="1.379cm" svg:height="1.378cm" svg:x="11.176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_0" draw:style-name="gr214" draw:text-style-name="P216" draw:layer="layout" svg:width="1.159cm" svg:height="1.16cm" svg:x="11.332cm" svg:y="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_0" draw:style-name="gr202" draw:text-style-name="P12" draw:layer="layout" svg:width="1.16cm" svg:height="1.161cm" svg:x="11.286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_0" draw:style-name="gr215" draw:text-style-name="P217" draw:layer="layout" svg:width="1.38cm" svg:height="1.378cm" svg:x="13.664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_0" draw:style-name="gr216" draw:text-style-name="P218" draw:layer="layout" svg:width="1.159cm" svg:height="1.16cm" svg:x="13.773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_0" draw:style-name="gr202" draw:text-style-name="P12" draw:layer="layout" svg:width="1.16cm" svg:height="1.161cm" svg:x="13.773cm" svg:y="13.814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_0" draw:style-name="gr217" draw:text-style-name="P219" draw:layer="layout" svg:width="1.378cm" svg:height="1.378cm" svg:x="16.149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_0" draw:style-name="gr218" draw:text-style-name="P220" draw:layer="layout" svg:width="1.16cm" svg:height="1.16cm" svg:x="16.259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_0" draw:style-name="gr199" draw:text-style-name="P12" draw:layer="layout" svg:width="1.161cm" svg:height="1.161cm" svg:x="16.259cm" svg:y="13.814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_0" draw:style-name="gr219" draw:text-style-name="P221" draw:layer="layout" svg:width="1.379cm" svg:height="1.378cm" svg:x="18.637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_0" draw:style-name="gr220" draw:text-style-name="P222" draw:layer="layout" svg:width="1.161cm" svg:height="1.16cm" svg:x="18.746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_0" draw:style-name="gr199" draw:text-style-name="P12" draw:layer="layout" svg:width="1.161cm" svg:height="1.161cm" svg:x="18.746cm" svg:y="13.814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_0" draw:style-name="gr221" draw:text-style-name="P223" draw:layer="layout" svg:width="1.378cm" svg:height="1.378cm" svg:x="8.689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_0" draw:style-name="gr222" draw:text-style-name="P224" draw:layer="layout" svg:width="1.16cm" svg:height="1.16cm" svg:x="8.798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_0" draw:style-name="gr199" draw:text-style-name="P12" draw:layer="layout" svg:width="1.161cm" svg:height="1.161cm" svg:x="8.798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_0" draw:style-name="gr223" draw:text-style-name="P225" draw:layer="layout" svg:width="1.378cm" svg:height="1.378cm" svg:x="6.201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_0" draw:style-name="gr224" draw:text-style-name="P226" draw:layer="layout" svg:width="1.16cm" svg:height="1.16cm" svg:x="6.311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_0" draw:style-name="gr199" draw:text-style-name="P12" draw:layer="layout" svg:width="1.161cm" svg:height="1.161cm" svg:x="6.311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_6" draw:style-name="gr225" draw:text-style-name="P227" draw:layer="layout" svg:width="0.93cm" svg:height="0.859cm" svg:x="19.136cm" svg:y="14.018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5" draw:style-name="gr226" draw:text-style-name="P228" draw:layer="layout" svg:width="1.159cm" svg:height="1.16cm" svg:x="8.852cm" svg:y="3.839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6" draw:style-name="gr227" draw:text-style-name="P229" draw:layer="layout" svg:width="1.16cm" svg:height="1.16cm" svg:x="5.122cm" svg:y="6.325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7" draw:style-name="gr228" draw:text-style-name="P230" draw:layer="layout" svg:width="1.16cm" svg:height="1.16cm" svg:x="7.691cm" svg:y="6.325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8" draw:style-name="gr229" draw:text-style-name="P231" draw:layer="layout" svg:width="1.16cm" svg:height="1.16cm" svg:x="10.142cm" svg:y="6.405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9" draw:style-name="gr230" draw:text-style-name="P232" draw:layer="layout" svg:width="1.159cm" svg:height="1.16cm" svg:x="6.364cm" svg:y="8.84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0" draw:style-name="gr231" draw:text-style-name="P233" draw:layer="layout" svg:width="1.16cm" svg:height="1.16cm" svg:x="8.85cm" svg:y="8.84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1" draw:style-name="gr232" draw:text-style-name="P234" draw:layer="layout" svg:width="1.159cm" svg:height="1.16cm" svg:x="11.286cm" svg:y="3.917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2" draw:style-name="gr233" draw:text-style-name="P235" draw:layer="layout" svg:width="1.159cm" svg:height="1.16cm" svg:x="13.773cm" svg:y="3.866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3" draw:style-name="gr234" draw:text-style-name="P236" draw:layer="layout" svg:width="1.16cm" svg:height="1.16cm" svg:x="5.079cm" svg:y="11.371cm">
          <text:p text:style-name="P173"><text:span text:style-name="T50"><text:s text:c="3"/></text:span><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7" draw:style-name="gr235" draw:text-style-name="P237" draw:layer="layout" svg:width="1.167cm" svg:height="0.859cm" svg:x="20.423cm" svg:y="11.629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8" draw:style-name="gr236" draw:text-style-name="P238" draw:layer="layout" svg:width="1.119cm" svg:height="0.859cm" svg:x="16.661cm" svg:y="14.101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9" draw:style-name="gr237" draw:text-style-name="P239" draw:layer="layout" svg:width="1.083cm" svg:height="0.858cm" svg:x="17.967cm" svg:y="11.531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0" draw:style-name="gr238" draw:text-style-name="P240" draw:layer="layout" svg:width="0.936cm" svg:height="0.858cm" svg:x="19.13cm" svg:y="9.142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1" draw:style-name="gr239" draw:text-style-name="P241" draw:layer="layout" svg:width="1.079cm" svg:height="0.859cm" svg:x="14.161cm" svg:y="14.04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2" draw:style-name="gr240" draw:text-style-name="P242" draw:layer="layout" svg:width="0.912cm" svg:height="0.859cm" svg:x="15.457cm" svg:y="11.614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3" draw:style-name="gr241" draw:text-style-name="P243" draw:layer="layout" svg:width="1.034cm" svg:height="0.859cm" svg:x="11.666cm" svg:y="14.101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4" draw:style-name="gr242" draw:text-style-name="P244" draw:layer="layout" svg:width="0.913cm" svg:height="0.859cm" svg:x="20.423cm" svg:y="6.655cm">
          <text:p text:style-name="P173"><text:span text:style-name="T5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7.873cm" svg:height="11.135cm" svg:x="6.562cm" svg:y="2.255cm" draw:page-number="8" presentation:class="page"/>
          <draw:frame presentation:style-name="pr16" draw:text-style-name="P2" draw:layer="layout" svg:width="16.799cm" svg:height="13.363cm" svg:x="2.1cm" svg:y="14.106cm" presentation:class="notes" presentation:user-transformed="true">
            <draw:text-box>
              <text:p text:style-name="P1">Das Netzwerk arbeitet jetzt an zwei verschiedenen Versionen der Blockchain</text:p>
            </draw:text-box>
          </draw:frame>
        </presentation:notes>
      </draw:page>
      <draw:page draw:name="page9" draw:style-name="dp3" draw:master-page-name="Title_20_Only" presentation:presentation-page-layout-name="AL2T11">
        <office:forms form:automatic-focus="false" form:apply-design-mode="false"/>
        <draw:frame draw:name="Title 1_0" presentation:style-name="pr21" draw:text-style-name="P81" draw:layer="layout" svg:width="24.639cm" svg:height="2.799cm" svg:x="1.68cm" svg:y="0.469cm" presentation:class="title" presentation:user-transformed="true">
          <draw:text-box>
            <text:p text:style-name="P27"><text:span text:style-name="T46">Die längste Kette gewinnt</text:span></text:p>
          </draw:text-box>
        </draw:frame>
        <draw:custom-shape draw:name="object 2_6" draw:style-name="gr243" draw:text-style-name="P83" draw:layer="layout" svg:width="1.748cm" svg:height="0.763cm" svg:x="2.033cm" svg:y="9.019cm">
          <text:p text:style-name="P82"><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7" draw:style-name="gr70" draw:text-style-name="P84"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8" draw:style-name="gr71" draw:text-style-name="P85" draw:layer="layout" svg:width="4.698cm" svg:height="6.078cm" svg:x="3.946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6" draw:style-name="gr72" draw:text-style-name="P86"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8" draw:style-name="gr73" draw:text-style-name="P12"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_6" draw:style-name="gr244" draw:text-style-name="P83" draw:layer="layout" svg:width="4.099cm" svg:height="1.017cm" svg:x="4.318cm" svg:y="6.648cm">
          <text:p text:style-name="P82"><text:span text:style-name="T4">Block</text:span><text:span text:style-name="T8"> </text:span><text:span text:style-name="T9">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6" draw:style-name="gr75" draw:text-style-name="P87"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_6" draw:style-name="gr76" draw:text-style-name="P88" draw:layer="layout" svg:width="4.698cm" svg:height="6.078cm" svg:x="9.1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7" draw:style-name="gr77" draw:text-style-name="P89"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7" draw:style-name="gr73" draw:text-style-name="P12"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_6" draw:style-name="gr245" draw:text-style-name="P83" draw:layer="layout" svg:width="4.485cm" svg:height="1.017cm" svg:x="9.399cm" svg:y="6.678cm">
          <text:p text:style-name="P82"><text:span text:style-name="T4">Block</text:span><text:span text:style-name="T4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6" draw:style-name="gr79" draw:text-style-name="P15"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5_5" draw:style-name="gr80" draw:text-style-name="P90" draw:layer="layout" svg:width="4.063cm" svg:height="3.864cm" svg:x="15.571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5" draw:style-name="gr81" draw:text-style-name="P91" draw:layer="layout" svg:width="4.436cm" svg:height="6.078cm" svg:x="15.478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5" draw:style-name="gr82" draw:text-style-name="P92" draw:layer="layout" svg:width="3.799cm" svg:height="3.599cm" svg:x="15.7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5" draw:style-name="gr73" draw:text-style-name="P12" draw:layer="layout" svg:width="3.8cm" svg:height="3.601cm" svg:x="15.701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_14" draw:style-name="gr246" draw:text-style-name="P83" draw:layer="layout" svg:width="3.841cm" svg:height="1.017cm" svg:x="16.073cm" svg:y="9.679cm">
          <text:p text:style-name="P82"><text:span text:style-name="T4">Block</text:span><text:span text:style-name="T47">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5" draw:style-name="gr84" draw:text-style-name="P15" draw:layer="layout" svg:width="2.428cm" svg:height="3.022cm" svg:x="13.301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_5" draw:style-name="gr85" draw:text-style-name="P93" draw:layer="layout" svg:width="4.063cm" svg:height="3.864cm" svg:x="15.571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5" draw:style-name="gr86" draw:text-style-name="P94" draw:layer="layout" svg:width="4.224cm" svg:height="6.078cm" svg:x="15.58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5" draw:style-name="gr87" draw:text-style-name="P95" draw:layer="layout" svg:width="3.799cm" svg:height="3.599cm" svg:x="15.725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5" draw:style-name="gr73" draw:text-style-name="P12" draw:layer="layout" svg:width="3.8cm" svg:height="3.601cm" svg:x="15.701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_5" draw:style-name="gr247" draw:text-style-name="P83" draw:layer="layout" svg:width="3.629cm" svg:height="1.017cm" svg:x="16.179cm" svg:y="4.477cm">
          <text:p text:style-name="P82"><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4" draw:style-name="gr89" draw:text-style-name="P15" draw:layer="layout" svg:width="2.424cm" svg:height="2.227cm" svg:x="13.301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draw:custom-shape draw:name="object 10_8" draw:style-name="gr77" draw:text-style-name="P89" draw:layer="layout" svg:width="3.799cm" svg:height="3.599cm" svg:x="20.902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7" draw:style-name="gr79" draw:text-style-name="P15" draw:layer="layout" svg:width="1.4cm" svg:height="0.327cm" svg:x="19.501cm" svg:y="12.304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2_7" draw:style-name="gr248" draw:text-style-name="P83" draw:layer="layout" svg:width="4.485cm" svg:height="1.017cm" svg:x="20.902cm" svg:y="9.652cm">
          <text:p text:style-name="P82"><text:span text:style-name="T4">Block</text:span><text:span text:style-name="T4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9" draw:text-style-name="P245" draw:layer="layout" svg:width="9.906cm" svg:height="0.962cm" svg:x="3.048cm" svg:y="13.516cm">
          <draw:text-box>
            <text:p>Warum ist das wichtig?</text:p>
          </draw:text-box>
        </draw:frame>
        <presentation:notes draw:style-name="dp2">
          <draw:page-thumbnail draw:style-name="gr1" draw:layer="layout" svg:width="7.873cm" svg:height="11.135cm" svg:x="6.562cm" svg:y="2.255cm" draw:page-number="9" presentation:class="page"/>
          <draw:frame presentation:style-name="pr16" draw:text-style-name="P96" draw:layer="layout" svg:width="16.799cm" svg:height="13.363cm" svg:x="2.1cm" svg:y="14.106cm" presentation:class="notes" presentation:user-transformed="true">
            <draw:text-box>
              <text:p text:style-name="P1"><text:span text:style-name="T48">Sobald ein neuer Block gefunden wurde (N+1), geben die Miner für Block N’ auf und arbeiten daran den Block N+2 zu finden</text:span></text:p>
            </draw:text-box>
          </draw:frame>
        </presentation:notes>
      </draw:page>
      <draw:page draw:name="page10" draw:style-name="dp3" draw:master-page-name="Title_20_Only" presentation:presentation-page-layout-name="AL3T3">
        <office:forms form:automatic-focus="false" form:apply-design-mode="false"/>
        <draw:frame presentation:style-name="pr22" draw:text-style-name="P1" draw:layer="layout" svg:width="24.639cm" svg:height="2.799cm" svg:x="1.68cm" svg:y="0.469cm" presentation:class="title" presentation:user-transformed="true">
          <draw:text-box>
            <text:p>Die Anzahl der Bestätigungen wichtig für den Empfänger einer Transaktion</text:p>
          </draw:text-box>
        </draw:frame>
        <draw:frame presentation:style-name="pr23" draw:text-style-name="P1" draw:layer="layout" svg:width="12.297cm" svg:height="9.134cm" svg:x="1.4cm" svg:y="3.684cm" presentation:class="outline">
          <draw:text-box>
            <text:list text:style-name="L5">
              <text:list-item>
                <text:p>Wenn man Geld empfängt, ab wann kann man sicher sein, dass das Geld auch wirklich da ist?</text:p>
              </text:list-item>
              <text:list-item>
                <text:p>Bei Visa kann man teilweise noch nach 2 Wochen Transaktionen zurückbuchen (als Sender)</text:p>
              </text:list-item>
              <text:list-item>
                <text:p>Ohne eine Bestätigung gibt es keine Sicherheit dass die Zahlung Bestand haben wird</text:p>
              </text:list-item>
              <text:list-item>
                <text:p>Mit einer Bestätigung gibt es immernoch das Risiko einer (Kettenaufteilung / “chain-split”).</text:p>
              </text:list-item>
              <text:list-item>
                <text:p>Mit jedem weiteren Block sinkt die Wahrscheinlichkeit dass die Zahlung rückabgewickelt werden kann</text:p>
              </text:list-item>
              <text:list-item>
                <text:p>Mit 6 Bestätigungen (also ca. 1h) kann man die Zahlung als final ansehen.</text:p>
              </text:list-item>
            </text:list>
          </draw:text-box>
        </draw:frame>
        <draw:frame presentation:style-name="pr23" draw:text-style-name="P1" draw:layer="layout" svg:width="12.297cm" svg:height="9.134cm" svg:x="14.313cm" svg:y="3.684cm" presentation:class="outline">
          <draw:text-box>
            <text:list text:style-name="L5">
              <text:list-item>
                <text:p>Folglich geben zusätzliche Bestätigungen Sicherheit für die Zahlung</text:p>
              </text:list-item>
              <text:list-item>
                <text:p>Um einen Kaffee zu bezahlt zu bekommen mag man evtl. mit keiner Bestätigung zufrieden sein (abgesehen davon, dass für solche niedrigen Beträge das Lightning Netzwerk genutzt wird)</text:p>
              </text:list-item>
              <text:list-item>
                <text:p>Für größere Transaktionen sollte man evtl. schon 6 Bestätigungen abwarten </text:p>
              </text:list-item>
            </text:list>
          </draw:text-box>
        </draw:frame>
        <presentation:notes draw:style-name="dp2">
          <draw:page-thumbnail draw:style-name="gr1" draw:layer="layout" svg:width="7.873cm" svg:height="11.135cm" svg:x="6.562cm" svg:y="2.255cm" draw:page-number="10" presentation:class="page"/>
          <draw:frame presentation:style-name="pr24" draw:text-style-name="P2" draw:layer="layout" svg:width="16.799cm" svg:height="14.418cm" svg:x="1.997cm" svg:y="14.106cm" presentation:class="notes" presentation:user-transformed="true">
            <draw:text-box>
              <text:p text:style-name="P1">Warum ist das wichtig?</text:p>
              <text:p text:style-name="P1">- Die Anzahl der der Bestätigungen gibt größer werdende Sicherheit, dass die Zahlung nicht mehr rückabgewickelt werden kann</text:p>
              <text:p text:style-name="P1">- 0 confirmations kann niemand sagen ob die Zahlung überhaupt jemals gültig wird</text:p>
              <text:p text:style-name="P1">- 1 Confirmation ist schon mal gut</text:p>
              <text:p text:style-name="P1">- 6 Confirmations und es ist quasi unmöglich dass die Zahlung noch verschwindet</text:p>
              <text:p text:style-name="P1"/>
            </draw:text-box>
          </draw:frame>
        </presentation:notes>
      </draw:page>
      <draw:page draw:name="page11" draw:style-name="dp3" draw:master-page-name="Title_20_Only" presentation:presentation-page-layout-name="AL2T11">
        <office:forms form:automatic-focus="false" form:apply-design-mode="false"/>
        <draw:frame draw:name="Title 1_1" presentation:style-name="pr25" draw:text-style-name="P81" draw:layer="layout" svg:width="24.639cm" svg:height="2.799cm" svg:x="1.68cm" svg:y="0.469cm" presentation:class="title" presentation:user-transformed="true">
          <draw:text-box>
            <text:p text:style-name="P27"><text:span text:style-name="T51">Welche Transaktionen kommen in den nächsten Block?</text:span></text:p>
          </draw:text-box>
        </draw:frame>
        <draw:custom-shape draw:name="object 2_2" draw:style-name="gr250" draw:text-style-name="P83" draw:layer="layout" svg:width="1.748cm" svg:height="0.763cm" svg:x="2.033cm" svg:y="9.019cm">
          <text:p text:style-name="P82"><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2" draw:style-name="gr70" draw:text-style-name="P84"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3" draw:style-name="gr72" draw:text-style-name="P86"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3" draw:style-name="gr73" draw:text-style-name="P12"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_3" draw:style-name="gr251" draw:text-style-name="P83" draw:layer="layout" svg:width="4.099cm" svg:height="1.017cm" svg:x="4.318cm" svg:y="6.648cm">
          <text:p text:style-name="P82"><text:span text:style-name="T4">Block</text:span><text:span text:style-name="T8"> </text:span><text:span text:style-name="T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3" draw:style-name="gr75" draw:text-style-name="P87"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3" draw:style-name="gr77" draw:text-style-name="P89"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3" draw:style-name="gr73" draw:text-style-name="P12"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_3" draw:style-name="gr252" draw:text-style-name="P83" draw:layer="layout" svg:width="4.485cm" svg:height="1.017cm" svg:x="9.399cm" svg:y="6.678cm">
          <text:p text:style-name="P82"><text:span text:style-name="T4">Block</text:span><text:span text:style-name="T4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3" draw:style-name="gr79" draw:text-style-name="P15"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style-name="gr253" draw:text-style-name="P246" draw:layer="layout" svg:width="10.668cm" svg:height="6.65cm" svg:x="15.494cm" svg:y="5.796cm">
          <draw:text-box>
            <text:p/>
            <text:list text:style-name="L1">
              <text:list-item>
                <text:p>Transaktionen beinhalten Gebühren</text:p>
              </text:list-item>
              <text:list-item>
                <text:p>Ein Bitcoin Miner wird diejenigen Transaktionen auswählen, die die höchsten Gebühren versprechen</text:p>
              </text:list-item>
              <text:list-item>
                <text:p>Wenn viele Transaktionen das um Aufnahme buhlen, muss die Gebühr höher gewählt werden</text:p>
              </text:list-item>
            </text:list>
          </draw:text-box>
        </draw:frame>
        <draw:frame draw:style-name="gr254" draw:text-style-name="P247" draw:layer="layout" svg:width="1.277cm" svg:height="1.673cm" svg:x="10.915cm" svg:y="8.636cm">
          <draw:text-box>
            <text:p><text:span text:style-name="T52">?</text:span></text:p>
          </draw:text-box>
        </draw:frame>
        <draw:frame draw:style-name="gr255" draw:text-style-name="P249" draw:layer="layout" svg:width="15.748cm" svg:height="1.673cm" svg:x="2.794cm" svg:y="13.208cm">
          <draw:text-box>
            <text:list text:style-name="L1">
              <text:list-header>
                <text:p text:style-name="P248"><text:span text:style-name="T53">►</text:span> Die Gebühr sollte bewusst gewählt werden</text:p>
              </text:list-header>
            </text:list>
          </draw:text-box>
        </draw:frame>
        <presentation:notes draw:style-name="dp2">
          <draw:page-thumbnail draw:style-name="gr1" draw:layer="layout" svg:width="7.873cm" svg:height="11.135cm" svg:x="6.562cm" svg:y="2.255cm" draw:page-number="11" presentation:class="page"/>
          <draw:frame presentation:style-name="pr16" draw:text-style-name="P96" draw:layer="layout" svg:width="16.799cm" svg:height="13.363cm" svg:x="2.1cm" svg:y="14.106cm" presentation:class="notes">
            <draw:text-box>
              <text:p text:style-name="P1"><text:span text:style-name="T48">- Welche Transaktionen kommen denn in einen Block</text:span></text:p>
              <text:p text:style-name="P1"><text:span text:style-name="T48">- Die mit den höchsten Gebühren</text:span></text:p>
              <text:p text:style-name="P1"><text:span text:style-name="T48">- Welche is die passende Gebühr?</text:span></text:p>
              <text:p text:style-name="P1"><text:span text:style-name="T48">- Das kommt auf die Gesamtheit der Transaktionen an, die in den Block wollen</text:span></text:p>
            </draw:text-box>
          </draw:frame>
        </presentation:notes>
      </draw:page>
      <draw:page draw:name="page12" draw:style-name="dp3" draw:master-page-name="Title_20_Only" presentation:presentation-page-layout-name="AL4T1">
        <office:forms form:automatic-focus="false" form:apply-design-mode="false"/>
        <draw:frame presentation:style-name="pr22" draw:text-style-name="P1" draw:layer="layout" svg:width="24.639cm" svg:height="2.799cm" svg:x="1.68cm" svg:y="0.469cm" presentation:class="title" presentation:user-transformed="true">
          <draw:text-box>
            <text:p>Zusammenfassung</text:p>
          </draw:text-box>
        </draw:frame>
        <draw:frame presentation:style-name="pr23" draw:text-style-name="P1" draw:layer="layout" svg:width="25.199cm" svg:height="9.134cm" svg:x="1.4cm" svg:y="3.684cm" presentation:class="outline">
          <draw:text-box>
            <text:list text:style-name="L5">
              <text:list-item>
                <text:p>Transaktionen werden je nach der an die Transaktion angehängten Gebühr in Blöcke aufgenommen.</text:p>
              </text:list-item>
              <text:list-item>
                <text:p>Transaktionen mit niedriger Gebühr dauern länger als solche mit hoher Gebühr (oder werden vielleicht nie bestätigt).</text:p>
              </text:list-item>
              <text:list-item>
                <text:p>Die Anzahl der Bestätigungen ist entscheidend, um das Vertrauen in die Abwicklung einer Transaktion zu erhöhen.</text:p>
              </text:list-item>
              <text:list-item>
                <text:p>Je nach Betrag benötigt man mehr Bestätigungen, um die Transaktion als abgeschlossen zu betrachten.</text:p>
              </text:list-item>
              <text:list-item>
                <text:p>In der Regel sind 6 Bestätigungen für die meisten Beträge ausreichend.</text:p>
              </text:list-item>
            </text:list>
          </draw:text-box>
        </draw:frame>
        <presentation:notes draw:style-name="dp2">
          <draw:page-thumbnail draw:style-name="gr1" draw:layer="layout" svg:width="7.873cm" svg:height="11.135cm" svg:x="6.562cm" svg:y="2.255cm" draw:page-number="12" presentation:class="page"/>
          <draw:frame presentation:style-name="pr16" draw:text-style-name="P2" draw:layer="layout" svg:width="16.799cm" svg:height="13.363cm" svg:x="2.1cm" svg:y="14.106cm" presentation:class="notes">
            <draw:text-box>
              <text:p text:style-name="P1">- Transaktionen werden in Blöcke aufgenommen abhängig von der Gebühr die sie an den Miner abtreten</text:p>
              <text:p text:style-name="P1">- Transaktionen mit geringeren Gebühren brauchen länger oder werden evtl. Nie aufgenommen</text:p>
              <text:p text:style-name="P1">- Die Anzahl der Bestätigungen ist wichtig um die Sicherheit zu erlangen, dass die Zahlung nicht rückabgewickelt wird</text:p>
              <text:p text:style-name="P1">- 6 Transaktionen reichen in der Regel</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Calibri" svg:font-family="Calibri"/>
    <style:font-face style:name="Lucida Console1" svg:font-family="'Lucida Console'"/>
    <style:font-face style:name="Times New Roman1" svg:font-family="'Times New Roman'"/>
    <style:font-face style:name="FreeSans" svg:font-family="FreeSans" style:font-family-generic="swiss"/>
    <style:font-face style:name="+mn-cs" svg:font-family="+mn-cs" style:font-pitch="variable"/>
    <style:font-face style:name="+mn-ea" svg:font-family="+mn-ea" style:font-pitch="variable"/>
    <style:font-face style:name="+mn-lt" svg:font-family="+mn-lt" style:font-pitch="variable"/>
    <style:font-face style:name="Calibri2"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Lucida Console" svg:font-family="'Lucida Console'" style:font-pitch="variable"/>
    <style:font-face style:name="Times New Roman" svg:font-family="'Times New Roman'" style:font-pitch="variable"/>
    <style:font-face style:name="Calibri1" svg:font-family="Calibri"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0" draw:display-name="msFillBitmap 10" xlink:href="Pictures/1000020100000172000001DFC81ED4DE289A79FE.png" xlink:type="simple" xlink:show="embed" xlink:actuate="onLoad"/>
    <draw:fill-image draw:name="msFillBitmap_20_106" draw:display-name="msFillBitmap 106" xlink:href="Pictures/10000201000001ED0000007392CC9B2C0956DE51.png" xlink:type="simple" xlink:show="embed" xlink:actuate="onLoad"/>
    <draw:fill-image draw:name="msFillBitmap_20_107" draw:display-name="msFillBitmap 107" xlink:href="Pictures/10000201000001E60000005E44AC4F5F264FFC8A.png" xlink:type="simple" xlink:show="embed" xlink:actuate="onLoad"/>
    <draw:fill-image draw:name="msFillBitmap_20_108" draw:display-name="msFillBitmap 108" xlink:href="Pictures/10000201000001400000013068E0A37C96BC5136.png" xlink:type="simple" xlink:show="embed" xlink:actuate="onLoad"/>
    <draw:fill-image draw:name="msFillBitmap_20_109" draw:display-name="msFillBitmap 109" xlink:href="Pictures/1000020100000172000001DFFC520EA58E070E1A.png" xlink:type="simple" xlink:show="embed" xlink:actuate="onLoad"/>
    <draw:fill-image draw:name="msFillBitmap_20_11" draw:display-name="msFillBitmap 11" xlink:href="Pictures/10000201000000D7000000CC135AF5DC5D8109F0.png" xlink:type="simple" xlink:show="embed" xlink:actuate="onLoad"/>
    <draw:fill-image draw:name="msFillBitmap_20_110" draw:display-name="msFillBitmap 110" xlink:href="Pictures/10000201000000D7000000CCBCED97C0B2FD3DB8.png" xlink:type="simple" xlink:show="embed" xlink:actuate="onLoad"/>
    <draw:fill-image draw:name="msFillBitmap_20_111" draw:display-name="msFillBitmap 111" xlink:href="Pictures/100002010000014000000130327BFEF61CCD7118.png" xlink:type="simple" xlink:show="embed" xlink:actuate="onLoad"/>
    <draw:fill-image draw:name="msFillBitmap_20_112" draw:display-name="msFillBitmap 112" xlink:href="Pictures/1000020100000172000001DFF29803069918E5BF.png" xlink:type="simple" xlink:show="embed" xlink:actuate="onLoad"/>
    <draw:fill-image draw:name="msFillBitmap_20_113" draw:display-name="msFillBitmap 113" xlink:href="Pictures/10000201000000D7000000CCBCED97C0B2FD3DB8.png" xlink:type="simple" xlink:show="embed" xlink:actuate="onLoad"/>
    <draw:fill-image draw:name="msFillBitmap_20_114" draw:display-name="msFillBitmap 114" xlink:href="Pictures/100002010000014000000130AA9D5E4300A10599.png" xlink:type="simple" xlink:show="embed" xlink:actuate="onLoad"/>
    <draw:fill-image draw:name="msFillBitmap_20_115" draw:display-name="msFillBitmap 115" xlink:href="Pictures/100002010000015D000001DF00371C6764270363.png" xlink:type="simple" xlink:show="embed" xlink:actuate="onLoad"/>
    <draw:fill-image draw:name="msFillBitmap_20_116" draw:display-name="msFillBitmap 116" xlink:href="Pictures/10000201000000D7000000CC48EB0A2387658B69.png" xlink:type="simple" xlink:show="embed" xlink:actuate="onLoad"/>
    <draw:fill-image draw:name="msFillBitmap_20_117" draw:display-name="msFillBitmap 117" xlink:href="Pictures/1000020100000140000001303A27B0F97EB85EEF.png" xlink:type="simple" xlink:show="embed" xlink:actuate="onLoad"/>
    <draw:fill-image draw:name="msFillBitmap_20_118" draw:display-name="msFillBitmap 118" xlink:href="Pictures/100002010000014D000001DF9EC6CF8746CAE665.png" xlink:type="simple" xlink:show="embed" xlink:actuate="onLoad"/>
    <draw:fill-image draw:name="msFillBitmap_20_119" draw:display-name="msFillBitmap 119" xlink:href="Pictures/10000201000000D7000000CC48EB0A2387658B69.png" xlink:type="simple" xlink:show="embed" xlink:actuate="onLoad"/>
    <draw:fill-image draw:name="msFillBitmap_20_12" draw:display-name="msFillBitmap 12" xlink:href="Pictures/1000020100000140000001305C84151BDEDEF2AA.png" xlink:type="simple" xlink:show="embed" xlink:actuate="onLoad"/>
    <draw:fill-image draw:name="msFillBitmap_20_120" draw:display-name="msFillBitmap 120" xlink:href="Pictures/1000020100000083000000835BC58C107840570F.png" xlink:type="simple" xlink:show="embed" xlink:actuate="onLoad"/>
    <draw:fill-image draw:name="msFillBitmap_20_121" draw:display-name="msFillBitmap 121" xlink:href="Pictures/100002010000004F0000004F276FF06B46AC1006.png" xlink:type="simple" xlink:show="embed" xlink:actuate="onLoad"/>
    <draw:fill-image draw:name="msFillBitmap_20_122" draw:display-name="msFillBitmap 122" xlink:href="Pictures/100002010000008300000083FFD9895E5527E9EE.png" xlink:type="simple" xlink:show="embed" xlink:actuate="onLoad"/>
    <draw:fill-image draw:name="msFillBitmap_20_123" draw:display-name="msFillBitmap 123" xlink:href="Pictures/100002010000004F0000004FBD6894AA200EF39B.png" xlink:type="simple" xlink:show="embed" xlink:actuate="onLoad"/>
    <draw:fill-image draw:name="msFillBitmap_20_124" draw:display-name="msFillBitmap 124" xlink:href="Pictures/100002010000008300000083CEB7F07E1C1F6349.png" xlink:type="simple" xlink:show="embed" xlink:actuate="onLoad"/>
    <draw:fill-image draw:name="msFillBitmap_20_125" draw:display-name="msFillBitmap 125" xlink:href="Pictures/100002010000004F0000004FBD6894AA200EF39B.png" xlink:type="simple" xlink:show="embed" xlink:actuate="onLoad"/>
    <draw:fill-image draw:name="msFillBitmap_20_126" draw:display-name="msFillBitmap 126" xlink:href="Pictures/100002010000008300000083AFB2E138CD83AF1B.png" xlink:type="simple" xlink:show="embed" xlink:actuate="onLoad"/>
    <draw:fill-image draw:name="msFillBitmap_20_127" draw:display-name="msFillBitmap 127" xlink:href="Pictures/100002010000004F0000004FBD6894AA200EF39B.png" xlink:type="simple" xlink:show="embed" xlink:actuate="onLoad"/>
    <draw:fill-image draw:name="msFillBitmap_20_128" draw:display-name="msFillBitmap 128" xlink:href="Pictures/100002010000008300000083AFB2E138CD83AF1B.png" xlink:type="simple" xlink:show="embed" xlink:actuate="onLoad"/>
    <draw:fill-image draw:name="msFillBitmap_20_129" draw:display-name="msFillBitmap 129" xlink:href="Pictures/100002010000004F0000004F276FF06B46AC1006.png" xlink:type="simple" xlink:show="embed" xlink:actuate="onLoad"/>
    <draw:fill-image draw:name="msFillBitmap_20_13" draw:display-name="msFillBitmap 13" xlink:href="Pictures/100002010000013C000001DF24C4E7E183A9900C.png" xlink:type="simple" xlink:show="embed" xlink:actuate="onLoad"/>
    <draw:fill-image draw:name="msFillBitmap_20_132" draw:display-name="msFillBitmap 132" xlink:href="Pictures/1000020100000083000000830374C8D515339EDA.png" xlink:type="simple" xlink:show="embed" xlink:actuate="onLoad"/>
    <draw:fill-image draw:name="msFillBitmap_20_133" draw:display-name="msFillBitmap 133" xlink:href="Pictures/100002010000004F0000004F694AD1DCE00DB2CC.png" xlink:type="simple" xlink:show="embed" xlink:actuate="onLoad"/>
    <draw:fill-image draw:name="msFillBitmap_20_134" draw:display-name="msFillBitmap 134" xlink:href="Pictures/100002010000008300000083A919D68CFB8994ED.png" xlink:type="simple" xlink:show="embed" xlink:actuate="onLoad"/>
    <draw:fill-image draw:name="msFillBitmap_20_135" draw:display-name="msFillBitmap 135" xlink:href="Pictures/100002010000004F0000004FBD6894AA200EF39B.png" xlink:type="simple" xlink:show="embed" xlink:actuate="onLoad"/>
    <draw:fill-image draw:name="msFillBitmap_20_136" draw:display-name="msFillBitmap 136" xlink:href="Pictures/1000020100000083000000830FF265ED1DFF5158.png" xlink:type="simple" xlink:show="embed" xlink:actuate="onLoad"/>
    <draw:fill-image draw:name="msFillBitmap_20_137" draw:display-name="msFillBitmap 137" xlink:href="Pictures/100002010000004F0000004FBD6894AA200EF39B.png" xlink:type="simple" xlink:show="embed" xlink:actuate="onLoad"/>
    <draw:fill-image draw:name="msFillBitmap_20_138" draw:display-name="msFillBitmap 138" xlink:href="Pictures/1000020100000083000000831108D9C7792D8198.png" xlink:type="simple" xlink:show="embed" xlink:actuate="onLoad"/>
    <draw:fill-image draw:name="msFillBitmap_20_139" draw:display-name="msFillBitmap 139" xlink:href="Pictures/100002010000004F0000004FBD6894AA200EF39B.png" xlink:type="simple" xlink:show="embed" xlink:actuate="onLoad"/>
    <draw:fill-image draw:name="msFillBitmap_20_14" draw:display-name="msFillBitmap 14" xlink:href="Pictures/10000201000000D7000000CC135AF5DC5D8109F0.png" xlink:type="simple" xlink:show="embed" xlink:actuate="onLoad"/>
    <draw:fill-image draw:name="msFillBitmap_20_140" draw:display-name="msFillBitmap 140" xlink:href="Pictures/1000020100000083000000831108D9C7792D8198.png" xlink:type="simple" xlink:show="embed" xlink:actuate="onLoad"/>
    <draw:fill-image draw:name="msFillBitmap_20_141" draw:display-name="msFillBitmap 141" xlink:href="Pictures/100002010000004F0000004F276FF06B46AC1006.png" xlink:type="simple" xlink:show="embed" xlink:actuate="onLoad"/>
    <draw:fill-image draw:name="msFillBitmap_20_142" draw:display-name="msFillBitmap 142" xlink:href="Pictures/10000201000000830000008389EAF6CD53A9D1AC.png" xlink:type="simple" xlink:show="embed" xlink:actuate="onLoad"/>
    <draw:fill-image draw:name="msFillBitmap_20_143" draw:display-name="msFillBitmap 143" xlink:href="Pictures/100002010000004F0000004F276FF06B46AC1006.png" xlink:type="simple" xlink:show="embed" xlink:actuate="onLoad"/>
    <draw:fill-image draw:name="msFillBitmap_20_144" draw:display-name="msFillBitmap 144" xlink:href="Pictures/100002010000008300000083CCFE9302CA959AD1.png" xlink:type="simple" xlink:show="embed" xlink:actuate="onLoad"/>
    <draw:fill-image draw:name="msFillBitmap_20_145" draw:display-name="msFillBitmap 145" xlink:href="Pictures/100002010000004F0000004F276FF06B46AC1006.png" xlink:type="simple" xlink:show="embed" xlink:actuate="onLoad"/>
    <draw:fill-image draw:name="msFillBitmap_20_146" draw:display-name="msFillBitmap 146" xlink:href="Pictures/10000201000000830000008380E9B97DDBE53D40.png" xlink:type="simple" xlink:show="embed" xlink:actuate="onLoad"/>
    <draw:fill-image draw:name="msFillBitmap_20_147" draw:display-name="msFillBitmap 147" xlink:href="Pictures/100002010000004F0000004FB20626AE166159DA.png" xlink:type="simple" xlink:show="embed" xlink:actuate="onLoad"/>
    <draw:fill-image draw:name="msFillBitmap_20_148" draw:display-name="msFillBitmap 148" xlink:href="Pictures/1000020100000083000000830BA6EAEC574658F6.png" xlink:type="simple" xlink:show="embed" xlink:actuate="onLoad"/>
    <draw:fill-image draw:name="msFillBitmap_20_149" draw:display-name="msFillBitmap 149" xlink:href="Pictures/100002010000004F0000004FB20626AE166159DA.png" xlink:type="simple" xlink:show="embed" xlink:actuate="onLoad"/>
    <draw:fill-image draw:name="msFillBitmap_20_15" draw:display-name="msFillBitmap 15" xlink:href="Pictures/100002010000003400000034FBDF25CBE14B1F2A.png" xlink:type="simple" xlink:show="embed" xlink:actuate="onLoad"/>
    <draw:fill-image draw:name="msFillBitmap_20_150" draw:display-name="msFillBitmap 150" xlink:href="Pictures/10000201000000830000008304D9DDA9F9DA4673.png" xlink:type="simple" xlink:show="embed" xlink:actuate="onLoad"/>
    <draw:fill-image draw:name="msFillBitmap_20_151" draw:display-name="msFillBitmap 151" xlink:href="Pictures/100002010000004F0000004FB20626AE166159DA.png" xlink:type="simple" xlink:show="embed" xlink:actuate="onLoad"/>
    <draw:fill-image draw:name="msFillBitmap_20_152" draw:display-name="msFillBitmap 152" xlink:href="Pictures/100002010000008300000083DF7D5346D32EC17E.png" xlink:type="simple" xlink:show="embed" xlink:actuate="onLoad"/>
    <draw:fill-image draw:name="msFillBitmap_20_153" draw:display-name="msFillBitmap 153" xlink:href="Pictures/100002010000004F0000004FB20626AE166159DA.png" xlink:type="simple" xlink:show="embed" xlink:actuate="onLoad"/>
    <draw:fill-image draw:name="msFillBitmap_20_154" draw:display-name="msFillBitmap 154" xlink:href="Pictures/100002010000008300000083DF7D5346D32EC17E.png" xlink:type="simple" xlink:show="embed" xlink:actuate="onLoad"/>
    <draw:fill-image draw:name="msFillBitmap_20_155" draw:display-name="msFillBitmap 155" xlink:href="Pictures/100002010000004F0000004FB20626AE166159DA.png" xlink:type="simple" xlink:show="embed" xlink:actuate="onLoad"/>
    <draw:fill-image draw:name="msFillBitmap_20_156" draw:display-name="msFillBitmap 156" xlink:href="Pictures/10000201000000830000008347B1F22527B6FC96.png" xlink:type="simple" xlink:show="embed" xlink:actuate="onLoad"/>
    <draw:fill-image draw:name="msFillBitmap_20_157" draw:display-name="msFillBitmap 157" xlink:href="Pictures/100002010000004F0000004FB20626AE166159DA.png" xlink:type="simple" xlink:show="embed" xlink:actuate="onLoad"/>
    <draw:fill-image draw:name="msFillBitmap_20_158" draw:display-name="msFillBitmap 158" xlink:href="Pictures/100002010000008300000083508BC860AE6C63B5.png" xlink:type="simple" xlink:show="embed" xlink:actuate="onLoad"/>
    <draw:fill-image draw:name="msFillBitmap_20_159" draw:display-name="msFillBitmap 159" xlink:href="Pictures/100002010000004F0000004FFC230719B0C0FB10.png" xlink:type="simple" xlink:show="embed" xlink:actuate="onLoad"/>
    <draw:fill-image draw:name="msFillBitmap_20_16" draw:display-name="msFillBitmap 16" xlink:href="Pictures/100002010000001600000016C59FE7136CC1FC5C.png" xlink:type="simple" xlink:show="embed" xlink:actuate="onLoad"/>
    <draw:fill-image draw:name="msFillBitmap_20_160" draw:display-name="msFillBitmap 160" xlink:href="Pictures/1000020100000083000000837A8894380C5F7929.png" xlink:type="simple" xlink:show="embed" xlink:actuate="onLoad"/>
    <draw:fill-image draw:name="msFillBitmap_20_161" draw:display-name="msFillBitmap 161" xlink:href="Pictures/100002010000004F0000004FB20626AE166159DA.png" xlink:type="simple" xlink:show="embed" xlink:actuate="onLoad"/>
    <draw:fill-image draw:name="msFillBitmap_20_162" draw:display-name="msFillBitmap 162" xlink:href="Pictures/100002010000008300000083E8CF1AF70ACABD89.png" xlink:type="simple" xlink:show="embed" xlink:actuate="onLoad"/>
    <draw:fill-image draw:name="msFillBitmap_20_163" draw:display-name="msFillBitmap 163" xlink:href="Pictures/100002010000004F0000004FB20626AE166159DA.png" xlink:type="simple" xlink:show="embed" xlink:actuate="onLoad"/>
    <draw:fill-image draw:name="msFillBitmap_20_164" draw:display-name="msFillBitmap 164" xlink:href="Pictures/1000020100000083000000836C0B06DD5C2D9C80.png" xlink:type="simple" xlink:show="embed" xlink:actuate="onLoad"/>
    <draw:fill-image draw:name="msFillBitmap_20_165" draw:display-name="msFillBitmap 165" xlink:href="Pictures/100002010000004F0000004FB20626AE166159DA.png" xlink:type="simple" xlink:show="embed" xlink:actuate="onLoad"/>
    <draw:fill-image draw:name="msFillBitmap_20_166" draw:display-name="msFillBitmap 166" xlink:href="Pictures/1000020100000083000000836C0B06DD5C2D9C80.png" xlink:type="simple" xlink:show="embed" xlink:actuate="onLoad"/>
    <draw:fill-image draw:name="msFillBitmap_20_167" draw:display-name="msFillBitmap 167" xlink:href="Pictures/100002010000004F0000004FB20626AE166159DA.png" xlink:type="simple" xlink:show="embed" xlink:actuate="onLoad"/>
    <draw:fill-image draw:name="msFillBitmap_20_168" draw:display-name="msFillBitmap 168" xlink:href="Pictures/1000020100000083000000835333BF6BD70CCE1A.png" xlink:type="simple" xlink:show="embed" xlink:actuate="onLoad"/>
    <draw:fill-image draw:name="msFillBitmap_20_169" draw:display-name="msFillBitmap 169" xlink:href="Pictures/100002010000004F0000004FB20626AE166159DA.png" xlink:type="simple" xlink:show="embed" xlink:actuate="onLoad"/>
    <draw:fill-image draw:name="msFillBitmap_20_17" draw:display-name="msFillBitmap 17" xlink:href="Pictures/10000201000001400000013076C31E2EE570CEE8.png" xlink:type="simple" xlink:show="embed" xlink:actuate="onLoad"/>
    <draw:fill-image draw:name="msFillBitmap_20_170" draw:display-name="msFillBitmap 170" xlink:href="Pictures/100002010000008300000083819FDB8A2ADC0617.png" xlink:type="simple" xlink:show="embed" xlink:actuate="onLoad"/>
    <draw:fill-image draw:name="msFillBitmap_20_171" draw:display-name="msFillBitmap 171" xlink:href="Pictures/100002010000004F0000004FB20626AE166159DA.png" xlink:type="simple" xlink:show="embed" xlink:actuate="onLoad"/>
    <draw:fill-image draw:name="msFillBitmap_20_172" draw:display-name="msFillBitmap 172" xlink:href="Pictures/100002010000008300000083461B252680329258.png" xlink:type="simple" xlink:show="embed" xlink:actuate="onLoad"/>
    <draw:fill-image draw:name="msFillBitmap_20_173" draw:display-name="msFillBitmap 173" xlink:href="Pictures/100002010000004F0000004F1249E4126F0D735D.png" xlink:type="simple" xlink:show="embed" xlink:actuate="onLoad"/>
    <draw:fill-image draw:name="msFillBitmap_20_174" draw:display-name="msFillBitmap 174" xlink:href="Pictures/100002010000008300000083EE3698A2BD2B7D9A.png" xlink:type="simple" xlink:show="embed" xlink:actuate="onLoad"/>
    <draw:fill-image draw:name="msFillBitmap_20_175" draw:display-name="msFillBitmap 175" xlink:href="Pictures/100002010000004F0000004F1249E4126F0D735D.png" xlink:type="simple" xlink:show="embed" xlink:actuate="onLoad"/>
    <draw:fill-image draw:name="msFillBitmap_20_176" draw:display-name="msFillBitmap 176" xlink:href="Pictures/100002010000008300000083B7AF454E90456EB8.png" xlink:type="simple" xlink:show="embed" xlink:actuate="onLoad"/>
    <draw:fill-image draw:name="msFillBitmap_20_177" draw:display-name="msFillBitmap 177" xlink:href="Pictures/100002010000004F0000004F94D58131FD033A09.png" xlink:type="simple" xlink:show="embed" xlink:actuate="onLoad"/>
    <draw:fill-image draw:name="msFillBitmap_20_179" draw:display-name="msFillBitmap 179" xlink:href="Pictures/100002010000004F0000004F94D58131FD033A09.png" xlink:type="simple" xlink:show="embed" xlink:actuate="onLoad"/>
    <draw:fill-image draw:name="msFillBitmap_20_18" draw:display-name="msFillBitmap 18" xlink:href="Pictures/1000020100000133000001DFCF5DBCA19663D182.png" xlink:type="simple" xlink:show="embed" xlink:actuate="onLoad"/>
    <draw:fill-image draw:name="msFillBitmap_20_180" draw:display-name="msFillBitmap 180" xlink:href="Pictures/1000020100000083000000838377A5BB0694F08A.png" xlink:type="simple" xlink:show="embed" xlink:actuate="onLoad"/>
    <draw:fill-image draw:name="msFillBitmap_20_181" draw:display-name="msFillBitmap 181" xlink:href="Pictures/100002010000004F0000004F1249E4126F0D735D.png" xlink:type="simple" xlink:show="embed" xlink:actuate="onLoad"/>
    <draw:fill-image draw:name="msFillBitmap_20_182" draw:display-name="msFillBitmap 182" xlink:href="Pictures/100002010000008300000083A6CA7E2A24EAEE2C.png" xlink:type="simple" xlink:show="embed" xlink:actuate="onLoad"/>
    <draw:fill-image draw:name="msFillBitmap_20_183" draw:display-name="msFillBitmap 183" xlink:href="Pictures/100002010000004F0000004F1249E4126F0D735D.png" xlink:type="simple" xlink:show="embed" xlink:actuate="onLoad"/>
    <draw:fill-image draw:name="msFillBitmap_20_185" draw:display-name="msFillBitmap 185" xlink:href="Pictures/1000020100000083000000835BC58C107840570F.png" xlink:type="simple" xlink:show="embed" xlink:actuate="onLoad"/>
    <draw:fill-image draw:name="msFillBitmap_20_186" draw:display-name="msFillBitmap 186" xlink:href="Pictures/100002010000004F0000004F276FF06B46AC1006.png" xlink:type="simple" xlink:show="embed" xlink:actuate="onLoad"/>
    <draw:fill-image draw:name="msFillBitmap_20_187" draw:display-name="msFillBitmap 187" xlink:href="Pictures/100002010000008300000083FFD9895E5527E9EE.png" xlink:type="simple" xlink:show="embed" xlink:actuate="onLoad"/>
    <draw:fill-image draw:name="msFillBitmap_20_188" draw:display-name="msFillBitmap 188" xlink:href="Pictures/100002010000004F0000004FBD6894AA200EF39B.png" xlink:type="simple" xlink:show="embed" xlink:actuate="onLoad"/>
    <draw:fill-image draw:name="msFillBitmap_20_189" draw:display-name="msFillBitmap 189" xlink:href="Pictures/100002010000008300000083CEB7F07E1C1F6349.png" xlink:type="simple" xlink:show="embed" xlink:actuate="onLoad"/>
    <draw:fill-image draw:name="msFillBitmap_20_19" draw:display-name="msFillBitmap 19" xlink:href="Pictures/10000201000000D7000000CC751AEA932F698C28.png" xlink:type="simple" xlink:show="embed" xlink:actuate="onLoad"/>
    <draw:fill-image draw:name="msFillBitmap_20_190" draw:display-name="msFillBitmap 190" xlink:href="Pictures/100002010000004F0000004FBD6894AA200EF39B.png" xlink:type="simple" xlink:show="embed" xlink:actuate="onLoad"/>
    <draw:fill-image draw:name="msFillBitmap_20_191" draw:display-name="msFillBitmap 191" xlink:href="Pictures/100002010000008300000083AFB2E138CD83AF1B.png" xlink:type="simple" xlink:show="embed" xlink:actuate="onLoad"/>
    <draw:fill-image draw:name="msFillBitmap_20_192" draw:display-name="msFillBitmap 192" xlink:href="Pictures/100002010000004F0000004FBD6894AA200EF39B.png" xlink:type="simple" xlink:show="embed" xlink:actuate="onLoad"/>
    <draw:fill-image draw:name="msFillBitmap_20_193" draw:display-name="msFillBitmap 193" xlink:href="Pictures/100002010000008300000083AFB2E138CD83AF1B.png" xlink:type="simple" xlink:show="embed" xlink:actuate="onLoad"/>
    <draw:fill-image draw:name="msFillBitmap_20_194" draw:display-name="msFillBitmap 194" xlink:href="Pictures/100002010000004F0000004F276FF06B46AC1006.png" xlink:type="simple" xlink:show="embed" xlink:actuate="onLoad"/>
    <draw:fill-image draw:name="msFillBitmap_20_195" draw:display-name="msFillBitmap 195" xlink:href="Pictures/100002010000008300000083DD80E91BDC1F13D9.png" xlink:type="simple" xlink:show="embed" xlink:actuate="onLoad"/>
    <draw:fill-image draw:name="msFillBitmap_20_196" draw:display-name="msFillBitmap 196" xlink:href="Pictures/100002010000004F0000004F276FF06B46AC1006.png" xlink:type="simple" xlink:show="embed" xlink:actuate="onLoad"/>
    <draw:fill-image draw:name="msFillBitmap_20_197" draw:display-name="msFillBitmap 197" xlink:href="Pictures/1000020100000083000000830374C8D515339EDA.png" xlink:type="simple" xlink:show="embed" xlink:actuate="onLoad"/>
    <draw:fill-image draw:name="msFillBitmap_20_198" draw:display-name="msFillBitmap 198" xlink:href="Pictures/100002010000004F0000004F694AD1DCE00DB2CC.png" xlink:type="simple" xlink:show="embed" xlink:actuate="onLoad"/>
    <draw:fill-image draw:name="msFillBitmap_20_199" draw:display-name="msFillBitmap 199" xlink:href="Pictures/100002010000008300000083A919D68CFB8994ED.png" xlink:type="simple" xlink:show="embed" xlink:actuate="onLoad"/>
    <draw:fill-image draw:name="msFillBitmap_20_20" draw:display-name="msFillBitmap 20" xlink:href="Pictures/100002010000014000000130A62610B21523AF45.png" xlink:type="simple" xlink:show="embed" xlink:actuate="onLoad"/>
    <draw:fill-image draw:name="msFillBitmap_20_200" draw:display-name="msFillBitmap 200" xlink:href="Pictures/100002010000004F0000004FBD6894AA200EF39B.png" xlink:type="simple" xlink:show="embed" xlink:actuate="onLoad"/>
    <draw:fill-image draw:name="msFillBitmap_20_201" draw:display-name="msFillBitmap 201" xlink:href="Pictures/1000020100000083000000830FF265ED1DFF5158.png" xlink:type="simple" xlink:show="embed" xlink:actuate="onLoad"/>
    <draw:fill-image draw:name="msFillBitmap_20_202" draw:display-name="msFillBitmap 202" xlink:href="Pictures/100002010000004F0000004FBD6894AA200EF39B.png" xlink:type="simple" xlink:show="embed" xlink:actuate="onLoad"/>
    <draw:fill-image draw:name="msFillBitmap_20_203" draw:display-name="msFillBitmap 203" xlink:href="Pictures/1000020100000083000000831108D9C7792D8198.png" xlink:type="simple" xlink:show="embed" xlink:actuate="onLoad"/>
    <draw:fill-image draw:name="msFillBitmap_20_204" draw:display-name="msFillBitmap 204" xlink:href="Pictures/100002010000004F0000004FBD6894AA200EF39B.png" xlink:type="simple" xlink:show="embed" xlink:actuate="onLoad"/>
    <draw:fill-image draw:name="msFillBitmap_20_205" draw:display-name="msFillBitmap 205" xlink:href="Pictures/1000020100000083000000831108D9C7792D8198.png" xlink:type="simple" xlink:show="embed" xlink:actuate="onLoad"/>
    <draw:fill-image draw:name="msFillBitmap_20_206" draw:display-name="msFillBitmap 206" xlink:href="Pictures/100002010000004F0000004F276FF06B46AC1006.png" xlink:type="simple" xlink:show="embed" xlink:actuate="onLoad"/>
    <draw:fill-image draw:name="msFillBitmap_20_207" draw:display-name="msFillBitmap 207" xlink:href="Pictures/10000201000000830000008389EAF6CD53A9D1AC.png" xlink:type="simple" xlink:show="embed" xlink:actuate="onLoad"/>
    <draw:fill-image draw:name="msFillBitmap_20_208" draw:display-name="msFillBitmap 208" xlink:href="Pictures/100002010000004F0000004F276FF06B46AC1006.png" xlink:type="simple" xlink:show="embed" xlink:actuate="onLoad"/>
    <draw:fill-image draw:name="msFillBitmap_20_209" draw:display-name="msFillBitmap 209" xlink:href="Pictures/100002010000008300000083CCFE9302CA959AD1.png" xlink:type="simple" xlink:show="embed" xlink:actuate="onLoad"/>
    <draw:fill-image draw:name="msFillBitmap_20_21" draw:display-name="msFillBitmap 21" xlink:href="Pictures/1000020100000133000001DF078E5C6333A69B16.png" xlink:type="simple" xlink:show="embed" xlink:actuate="onLoad"/>
    <draw:fill-image draw:name="msFillBitmap_20_210" draw:display-name="msFillBitmap 210" xlink:href="Pictures/100002010000004F0000004F276FF06B46AC1006.png" xlink:type="simple" xlink:show="embed" xlink:actuate="onLoad"/>
    <draw:fill-image draw:name="msFillBitmap_20_211" draw:display-name="msFillBitmap 211" xlink:href="Pictures/10000201000000830000008380E9B97DDBE53D40.png" xlink:type="simple" xlink:show="embed" xlink:actuate="onLoad"/>
    <draw:fill-image draw:name="msFillBitmap_20_212" draw:display-name="msFillBitmap 212" xlink:href="Pictures/100002010000004F0000004FB20626AE166159DA.png" xlink:type="simple" xlink:show="embed" xlink:actuate="onLoad"/>
    <draw:fill-image draw:name="msFillBitmap_20_213" draw:display-name="msFillBitmap 213" xlink:href="Pictures/1000020100000083000000830BA6EAEC574658F6.png" xlink:type="simple" xlink:show="embed" xlink:actuate="onLoad"/>
    <draw:fill-image draw:name="msFillBitmap_20_214" draw:display-name="msFillBitmap 214" xlink:href="Pictures/100002010000004F0000004FB20626AE166159DA.png" xlink:type="simple" xlink:show="embed" xlink:actuate="onLoad"/>
    <draw:fill-image draw:name="msFillBitmap_20_215" draw:display-name="msFillBitmap 215" xlink:href="Pictures/10000201000000830000008304D9DDA9F9DA4673.png" xlink:type="simple" xlink:show="embed" xlink:actuate="onLoad"/>
    <draw:fill-image draw:name="msFillBitmap_20_216" draw:display-name="msFillBitmap 216" xlink:href="Pictures/100002010000004F0000004FB20626AE166159DA.png" xlink:type="simple" xlink:show="embed" xlink:actuate="onLoad"/>
    <draw:fill-image draw:name="msFillBitmap_20_217" draw:display-name="msFillBitmap 217" xlink:href="Pictures/100002010000008300000083DF7D5346D32EC17E.png" xlink:type="simple" xlink:show="embed" xlink:actuate="onLoad"/>
    <draw:fill-image draw:name="msFillBitmap_20_218" draw:display-name="msFillBitmap 218" xlink:href="Pictures/100002010000004F0000004FB20626AE166159DA.png" xlink:type="simple" xlink:show="embed" xlink:actuate="onLoad"/>
    <draw:fill-image draw:name="msFillBitmap_20_219" draw:display-name="msFillBitmap 219" xlink:href="Pictures/100002010000008300000083DF7D5346D32EC17E.png" xlink:type="simple" xlink:show="embed" xlink:actuate="onLoad"/>
    <draw:fill-image draw:name="msFillBitmap_20_22" draw:display-name="msFillBitmap 22" xlink:href="Pictures/10000201000000D7000000CC751AEA932F698C28.png" xlink:type="simple" xlink:show="embed" xlink:actuate="onLoad"/>
    <draw:fill-image draw:name="msFillBitmap_20_220" draw:display-name="msFillBitmap 220" xlink:href="Pictures/100002010000004F0000004FB20626AE166159DA.png" xlink:type="simple" xlink:show="embed" xlink:actuate="onLoad"/>
    <draw:fill-image draw:name="msFillBitmap_20_221" draw:display-name="msFillBitmap 221" xlink:href="Pictures/10000201000000830000008347B1F22527B6FC96.png" xlink:type="simple" xlink:show="embed" xlink:actuate="onLoad"/>
    <draw:fill-image draw:name="msFillBitmap_20_222" draw:display-name="msFillBitmap 222" xlink:href="Pictures/100002010000004F0000004FB20626AE166159DA.png" xlink:type="simple" xlink:show="embed" xlink:actuate="onLoad"/>
    <draw:fill-image draw:name="msFillBitmap_20_223" draw:display-name="msFillBitmap 223" xlink:href="Pictures/100002010000008300000083508BC860AE6C63B5.png" xlink:type="simple" xlink:show="embed" xlink:actuate="onLoad"/>
    <draw:fill-image draw:name="msFillBitmap_20_224" draw:display-name="msFillBitmap 224" xlink:href="Pictures/100002010000004F0000004FFC230719B0C0FB10.png" xlink:type="simple" xlink:show="embed" xlink:actuate="onLoad"/>
    <draw:fill-image draw:name="msFillBitmap_20_225" draw:display-name="msFillBitmap 225" xlink:href="Pictures/1000020100000083000000837A8894380C5F7929.png" xlink:type="simple" xlink:show="embed" xlink:actuate="onLoad"/>
    <draw:fill-image draw:name="msFillBitmap_20_226" draw:display-name="msFillBitmap 226" xlink:href="Pictures/100002010000004F0000004FB20626AE166159DA.png" xlink:type="simple" xlink:show="embed" xlink:actuate="onLoad"/>
    <draw:fill-image draw:name="msFillBitmap_20_227" draw:display-name="msFillBitmap 227" xlink:href="Pictures/100002010000008300000083E8CF1AF70ACABD89.png" xlink:type="simple" xlink:show="embed" xlink:actuate="onLoad"/>
    <draw:fill-image draw:name="msFillBitmap_20_228" draw:display-name="msFillBitmap 228" xlink:href="Pictures/100002010000004F0000004FB20626AE166159DA.png" xlink:type="simple" xlink:show="embed" xlink:actuate="onLoad"/>
    <draw:fill-image draw:name="msFillBitmap_20_229" draw:display-name="msFillBitmap 229" xlink:href="Pictures/1000020100000083000000836C0B06DD5C2D9C80.png" xlink:type="simple" xlink:show="embed" xlink:actuate="onLoad"/>
    <draw:fill-image draw:name="msFillBitmap_20_23" draw:display-name="msFillBitmap 23" xlink:href="Pictures/10000201000001400000013041FDB2B5605FD848.png" xlink:type="simple" xlink:show="embed" xlink:actuate="onLoad"/>
    <draw:fill-image draw:name="msFillBitmap_20_230" draw:display-name="msFillBitmap 230" xlink:href="Pictures/100002010000004F0000004FB20626AE166159DA.png" xlink:type="simple" xlink:show="embed" xlink:actuate="onLoad"/>
    <draw:fill-image draw:name="msFillBitmap_20_231" draw:display-name="msFillBitmap 231" xlink:href="Pictures/1000020100000083000000836C0B06DD5C2D9C80.png" xlink:type="simple" xlink:show="embed" xlink:actuate="onLoad"/>
    <draw:fill-image draw:name="msFillBitmap_20_232" draw:display-name="msFillBitmap 232" xlink:href="Pictures/100002010000004F0000004FB20626AE166159DA.png" xlink:type="simple" xlink:show="embed" xlink:actuate="onLoad"/>
    <draw:fill-image draw:name="msFillBitmap_20_233" draw:display-name="msFillBitmap 233" xlink:href="Pictures/1000020100000083000000835333BF6BD70CCE1A.png" xlink:type="simple" xlink:show="embed" xlink:actuate="onLoad"/>
    <draw:fill-image draw:name="msFillBitmap_20_234" draw:display-name="msFillBitmap 234" xlink:href="Pictures/100002010000004F0000004FB20626AE166159DA.png" xlink:type="simple" xlink:show="embed" xlink:actuate="onLoad"/>
    <draw:fill-image draw:name="msFillBitmap_20_235" draw:display-name="msFillBitmap 235" xlink:href="Pictures/100002010000008300000083819FDB8A2ADC0617.png" xlink:type="simple" xlink:show="embed" xlink:actuate="onLoad"/>
    <draw:fill-image draw:name="msFillBitmap_20_236" draw:display-name="msFillBitmap 236" xlink:href="Pictures/100002010000004F0000004FB20626AE166159DA.png" xlink:type="simple" xlink:show="embed" xlink:actuate="onLoad"/>
    <draw:fill-image draw:name="msFillBitmap_20_237" draw:display-name="msFillBitmap 237" xlink:href="Pictures/100002010000008300000083461B252680329258.png" xlink:type="simple" xlink:show="embed" xlink:actuate="onLoad"/>
    <draw:fill-image draw:name="msFillBitmap_20_238" draw:display-name="msFillBitmap 238" xlink:href="Pictures/100002010000004F0000004F1249E4126F0D735D.png" xlink:type="simple" xlink:show="embed" xlink:actuate="onLoad"/>
    <draw:fill-image draw:name="msFillBitmap_20_239" draw:display-name="msFillBitmap 239" xlink:href="Pictures/100002010000008300000083EE3698A2BD2B7D9A.png" xlink:type="simple" xlink:show="embed" xlink:actuate="onLoad"/>
    <draw:fill-image draw:name="msFillBitmap_20_24" draw:display-name="msFillBitmap 24" xlink:href="Pictures/1000020100000172000001DFC81ED4DE289A79FE.png" xlink:type="simple" xlink:show="embed" xlink:actuate="onLoad"/>
    <draw:fill-image draw:name="msFillBitmap_20_240" draw:display-name="msFillBitmap 240" xlink:href="Pictures/100002010000004F0000004F1249E4126F0D735D.png" xlink:type="simple" xlink:show="embed" xlink:actuate="onLoad"/>
    <draw:fill-image draw:name="msFillBitmap_20_241" draw:display-name="msFillBitmap 241" xlink:href="Pictures/100002010000008300000083B7AF454E90456EB8.png" xlink:type="simple" xlink:show="embed" xlink:actuate="onLoad"/>
    <draw:fill-image draw:name="msFillBitmap_20_242" draw:display-name="msFillBitmap 242" xlink:href="Pictures/100002010000004F0000004F94D58131FD033A09.png" xlink:type="simple" xlink:show="embed" xlink:actuate="onLoad"/>
    <draw:fill-image draw:name="msFillBitmap_20_243" draw:display-name="msFillBitmap 243" xlink:href="Pictures/1000020100000083000000838377A5BB0694F08A.png" xlink:type="simple" xlink:show="embed" xlink:actuate="onLoad"/>
    <draw:fill-image draw:name="msFillBitmap_20_244" draw:display-name="msFillBitmap 244" xlink:href="Pictures/100002010000004F0000004F94D58131FD033A09.png" xlink:type="simple" xlink:show="embed" xlink:actuate="onLoad"/>
    <draw:fill-image draw:name="msFillBitmap_20_245" draw:display-name="msFillBitmap 245" xlink:href="Pictures/1000020100000083000000838377A5BB0694F08A.png" xlink:type="simple" xlink:show="embed" xlink:actuate="onLoad"/>
    <draw:fill-image draw:name="msFillBitmap_20_246" draw:display-name="msFillBitmap 246" xlink:href="Pictures/100002010000004F0000004F1249E4126F0D735D.png" xlink:type="simple" xlink:show="embed" xlink:actuate="onLoad"/>
    <draw:fill-image draw:name="msFillBitmap_20_247" draw:display-name="msFillBitmap 247" xlink:href="Pictures/100002010000008300000083A6CA7E2A24EAEE2C.png" xlink:type="simple" xlink:show="embed" xlink:actuate="onLoad"/>
    <draw:fill-image draw:name="msFillBitmap_20_248" draw:display-name="msFillBitmap 248" xlink:href="Pictures/100002010000004F0000004F1249E4126F0D735D.png" xlink:type="simple" xlink:show="embed" xlink:actuate="onLoad"/>
    <draw:fill-image draw:name="msFillBitmap_20_249" draw:display-name="msFillBitmap 249" xlink:href="Pictures/100002010000008300000083DD80E91BDC1F13D9.png" xlink:type="simple" xlink:show="embed" xlink:actuate="onLoad"/>
    <draw:fill-image draw:name="msFillBitmap_20_25" draw:display-name="msFillBitmap 25" xlink:href="Pictures/10000201000000D7000000CC135AF5DC5D8109F0.png" xlink:type="simple" xlink:show="embed" xlink:actuate="onLoad"/>
    <draw:fill-image draw:name="msFillBitmap_20_250" draw:display-name="msFillBitmap 250" xlink:href="Pictures/100002010000004F0000004F276FF06B46AC1006.png" xlink:type="simple" xlink:show="embed" xlink:actuate="onLoad"/>
    <draw:fill-image draw:name="msFillBitmap_20_251" draw:display-name="msFillBitmap 251" xlink:href="Pictures/100002010000004F0000004F276FF06B46AC1006.png" xlink:type="simple" xlink:show="embed" xlink:actuate="onLoad"/>
    <draw:fill-image draw:name="msFillBitmap_20_252" draw:display-name="msFillBitmap 252" xlink:href="Pictures/100002010000004F0000004F276FF06B46AC1006.png" xlink:type="simple" xlink:show="embed" xlink:actuate="onLoad"/>
    <draw:fill-image draw:name="msFillBitmap_20_253" draw:display-name="msFillBitmap 253" xlink:href="Pictures/100002010000004F0000004F276FF06B46AC1006.png" xlink:type="simple" xlink:show="embed" xlink:actuate="onLoad"/>
    <draw:fill-image draw:name="msFillBitmap_20_254" draw:display-name="msFillBitmap 254" xlink:href="Pictures/100002010000004F0000004F276FF06B46AC1006.png" xlink:type="simple" xlink:show="embed" xlink:actuate="onLoad"/>
    <draw:fill-image draw:name="msFillBitmap_20_255" draw:display-name="msFillBitmap 255" xlink:href="Pictures/100002010000004F0000004F276FF06B46AC1006.png" xlink:type="simple" xlink:show="embed" xlink:actuate="onLoad"/>
    <draw:fill-image draw:name="msFillBitmap_20_256" draw:display-name="msFillBitmap 256" xlink:href="Pictures/100002010000004F0000004F276FF06B46AC1006.png" xlink:type="simple" xlink:show="embed" xlink:actuate="onLoad"/>
    <draw:fill-image draw:name="msFillBitmap_20_257" draw:display-name="msFillBitmap 257" xlink:href="Pictures/100002010000004F0000004F276FF06B46AC1006.png" xlink:type="simple" xlink:show="embed" xlink:actuate="onLoad"/>
    <draw:fill-image draw:name="msFillBitmap_20_258" draw:display-name="msFillBitmap 258" xlink:href="Pictures/100002010000004F0000004F276FF06B46AC1006.png" xlink:type="simple" xlink:show="embed" xlink:actuate="onLoad"/>
    <draw:fill-image draw:name="msFillBitmap_20_259" draw:display-name="msFillBitmap 259" xlink:href="Pictures/100002010000008300000083DD80E91BDC1F13D9.png" xlink:type="simple" xlink:show="embed" xlink:actuate="onLoad"/>
    <draw:fill-image draw:name="msFillBitmap_20_26" draw:display-name="msFillBitmap 26" xlink:href="Pictures/1000020100000140000001305C84151BDEDEF2AA.png" xlink:type="simple" xlink:show="embed" xlink:actuate="onLoad"/>
    <draw:fill-image draw:name="msFillBitmap_20_260" draw:display-name="msFillBitmap 260" xlink:href="Pictures/100002010000008300000083DD80E91BDC1F13D9.png" xlink:type="simple" xlink:show="embed" xlink:actuate="onLoad"/>
    <draw:fill-image draw:name="msFillBitmap_20_261" draw:display-name="msFillBitmap 261" xlink:href="Pictures/100002010000008300000083DD80E91BDC1F13D9.png" xlink:type="simple" xlink:show="embed" xlink:actuate="onLoad"/>
    <draw:fill-image draw:name="msFillBitmap_20_262" draw:display-name="msFillBitmap 262" xlink:href="Pictures/100002010000008300000083DD80E91BDC1F13D9.png" xlink:type="simple" xlink:show="embed" xlink:actuate="onLoad"/>
    <draw:fill-image draw:name="msFillBitmap_20_263" draw:display-name="msFillBitmap 263" xlink:href="Pictures/100002010000008300000083DD80E91BDC1F13D9.png" xlink:type="simple" xlink:show="embed" xlink:actuate="onLoad"/>
    <draw:fill-image draw:name="msFillBitmap_20_264" draw:display-name="msFillBitmap 264" xlink:href="Pictures/100002010000008300000083DD80E91BDC1F13D9.png" xlink:type="simple" xlink:show="embed" xlink:actuate="onLoad"/>
    <draw:fill-image draw:name="msFillBitmap_20_265" draw:display-name="msFillBitmap 265" xlink:href="Pictures/100002010000008300000083DD80E91BDC1F13D9.png" xlink:type="simple" xlink:show="embed" xlink:actuate="onLoad"/>
    <draw:fill-image draw:name="msFillBitmap_20_266" draw:display-name="msFillBitmap 266" xlink:href="Pictures/100002010000008300000083DD80E91BDC1F13D9.png" xlink:type="simple" xlink:show="embed" xlink:actuate="onLoad"/>
    <draw:fill-image draw:name="msFillBitmap_20_27" draw:display-name="msFillBitmap 27" xlink:href="Pictures/100002010000013C000001DF24C4E7E183A9900C.png" xlink:type="simple" xlink:show="embed" xlink:actuate="onLoad"/>
    <draw:fill-image draw:name="msFillBitmap_20_28" draw:display-name="msFillBitmap 28" xlink:href="Pictures/10000201000000D7000000CC135AF5DC5D8109F0.png" xlink:type="simple" xlink:show="embed" xlink:actuate="onLoad"/>
    <draw:fill-image draw:name="msFillBitmap_20_29" draw:display-name="msFillBitmap 29" xlink:href="Pictures/10000201000001ED000001A639C47C7D4F80431B.png" xlink:type="simple" xlink:show="embed" xlink:actuate="onLoad"/>
    <draw:fill-image draw:name="msFillBitmap_20_3" draw:display-name="msFillBitmap 3" xlink:href="Pictures/10000201000001400000013076C31E2EE570CEE8.png" xlink:type="simple" xlink:show="embed" xlink:actuate="onLoad"/>
    <draw:fill-image draw:name="msFillBitmap_20_30" draw:display-name="msFillBitmap 30" xlink:href="Pictures/10000201000001F90000018AC747F071D0D6EC8D.png" xlink:type="simple" xlink:show="embed" xlink:actuate="onLoad"/>
    <draw:fill-image draw:name="msFillBitmap_20_31" draw:display-name="msFillBitmap 31" xlink:href="Pictures/1000020100000154000001212ED8DC178CDFDBD0.png" xlink:type="simple" xlink:show="embed" xlink:actuate="onLoad"/>
    <draw:fill-image draw:name="msFillBitmap_20_32" draw:display-name="msFillBitmap 32" xlink:href="Pictures/10000201000001ED000000B2CBF3AA0BED35E6D2.png" xlink:type="simple" xlink:show="embed" xlink:actuate="onLoad"/>
    <draw:fill-image draw:name="msFillBitmap_20_33" draw:display-name="msFillBitmap 33" xlink:href="Pictures/10000201000001570000005E7301EE09CF7E2680.png" xlink:type="simple" xlink:show="embed" xlink:actuate="onLoad"/>
    <draw:fill-image draw:name="msFillBitmap_20_34" draw:display-name="msFillBitmap 34" xlink:href="Pictures/100002010000015400000071C4FC017B88D32AE4.png" xlink:type="simple" xlink:show="embed" xlink:actuate="onLoad"/>
    <draw:fill-image draw:name="msFillBitmap_20_37" draw:display-name="msFillBitmap 37" xlink:href="Pictures/100002010000015400000121B848AEEBEB402EF1.png" xlink:type="simple" xlink:show="embed" xlink:actuate="onLoad"/>
    <draw:fill-image draw:name="msFillBitmap_20_4" draw:display-name="msFillBitmap 4" xlink:href="Pictures/1000020100000133000001DFCF5DBCA19663D182.png" xlink:type="simple" xlink:show="embed" xlink:actuate="onLoad"/>
    <draw:fill-image draw:name="msFillBitmap_20_40" draw:display-name="msFillBitmap 40" xlink:href="Pictures/100002010000015400000071314C0D1169E25D78.png" xlink:type="simple" xlink:show="embed" xlink:actuate="onLoad"/>
    <draw:fill-image draw:name="msFillBitmap_20_5" draw:display-name="msFillBitmap 5" xlink:href="Pictures/10000201000000D7000000CC751AEA932F698C28.png" xlink:type="simple" xlink:show="embed" xlink:actuate="onLoad"/>
    <draw:fill-image draw:name="msFillBitmap_20_6" draw:display-name="msFillBitmap 6" xlink:href="Pictures/100002010000014000000130A62610B21523AF45.png" xlink:type="simple" xlink:show="embed" xlink:actuate="onLoad"/>
    <draw:fill-image draw:name="msFillBitmap_20_7" draw:display-name="msFillBitmap 7" xlink:href="Pictures/1000020100000133000001DF078E5C6333A69B16.png" xlink:type="simple" xlink:show="embed" xlink:actuate="onLoad"/>
    <draw:fill-image draw:name="msFillBitmap_20_8" draw:display-name="msFillBitmap 8" xlink:href="Pictures/10000201000000D7000000CC751AEA932F698C28.png" xlink:type="simple" xlink:show="embed" xlink:actuate="onLoad"/>
    <draw:fill-image draw:name="msFillBitmap_20_9" draw:display-name="msFillBitmap 9" xlink:href="Pictures/10000201000001400000013041FDB2B5605FD848.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gradient" draw:fill-color="#729fcf" draw:fill-gradient-name="Blue_20_Touch"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3.7999992370605pt" style:font-style-asian="normal" style:font-weight-asian="normal" style:font-name-complex="Lohit Devanagari" style:font-family-complex="'Lohit Devanagari'" style:font-family-generic-complex="system" style:font-pitch-complex="variable" style:font-size-complex="43.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082cm" fo:margin-bottom="0cm" fo:text-indent="0cm"/>
      <style:text-properties fo:font-size="16.5pt" style:font-size-asian="20pt" style:font-size-complex="20pt"/>
    </style:style>
    <style:style style:name="Two_20_Content-outline6" style:display-name="Two Content-outline6" style:family="presentation" style:parent-style-name="Two_20_Content-outline5">
      <style:paragraph-properties fo:margin-left="0cm" fo:margin-right="0cm" fo:margin-top="0.082cm" fo:margin-bottom="0cm" fo:text-indent="0cm"/>
      <style:text-properties fo:font-size="16.5pt" style:font-size-asian="20pt" style:font-size-complex="20pt"/>
    </style:style>
    <style:style style:name="Two_20_Content-outline7" style:display-name="Two Content-outline7" style:family="presentation" style:parent-style-name="Two_20_Content-outline6">
      <style:paragraph-properties fo:margin-left="0cm" fo:margin-right="0cm" fo:margin-top="0.082cm" fo:margin-bottom="0cm" fo:text-indent="0cm"/>
      <style:text-properties fo:font-size="16.5pt" style:font-size-asian="20pt" style:font-size-complex="20pt"/>
    </style:style>
    <style:style style:name="Two_20_Content-outline8" style:display-name="Two Content-outline8" style:family="presentation" style:parent-style-name="Two_20_Content-outline7">
      <style:paragraph-properties fo:margin-left="0cm" fo:margin-right="0cm" fo:margin-top="0.082cm" fo:margin-bottom="0cm" fo:text-indent="0cm"/>
      <style:text-properties fo:font-size="16.5pt" style:font-size-asian="20pt" style:font-size-complex="20pt"/>
    </style:style>
    <style:style style:name="Two_20_Content-outline9" style:display-name="Two Content-outline9" style:family="presentation" style:parent-style-name="Two_20_Content-outline8">
      <style:paragraph-properties fo:margin-left="0cm" fo:margin-right="0cm" fo:margin-top="0.082cm" fo:margin-bottom="0cm" fo:text-indent="0cm"/>
      <style:text-properties fo:font-size="16.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211cm" fo:min-width="6.906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987cm" fo:min-width="6.799cm" fo:padding-top="0cm" fo:padding-bottom="0cm" fo:padding-left="0cm" fo:padding-right="0cm" fo:wrap-option="wrap" fo:clip="rect(0cm, 0cm, 0cm, 0cm)"/>
    </style:style>
    <style:style style:name="Mgr5" style:family="graphic" style:parent-style-name="standard">
      <style:graphic-properties draw:stroke="none" svg:stroke-width="0cm" draw:fill="solid" draw:fill-color="#8eb4e2" draw:textarea-vertical-align="top" draw:auto-grow-height="false" draw:fit-to-size="false" style:shrink-to-fit="false" fo:min-height="0.993cm" fo:min-width="6.615cm" fo:padding-top="0cm" fo:padding-bottom="0cm" fo:padding-left="0cm" fo:padding-right="0cm" fo:wrap-option="wrap"/>
    </style:style>
    <style:style style:name="Mgr6" style:family="graphic" style:parent-style-name="standard">
      <style:graphic-properties draw:stroke="solid" svg:stroke-width="0.026cm" svg:stroke-color="#000000" draw:fill="none" draw:textarea-vertical-align="top" draw:auto-grow-height="false" draw:fit-to-size="false" style:shrink-to-fit="false" fo:min-height="0.993cm" fo:min-width="6.616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0.952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0.952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0.952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10" style:family="paragraph">
      <loext:graphic-properties draw:fill="bitmap" draw:fill-image-name="msFillBitmap_20_106" style:repeat="stretch"/>
      <style:paragraph-properties fo:text-align="center" style:font-independent-line-spacing="true"/>
      <style:text-properties fo:font-size="18pt"/>
    </style:style>
    <style:style style:name="MP11" style:family="paragraph">
      <loext:graphic-properties draw:fill="bitmap" draw:fill-image-name="msFillBitmap_20_107" style:repeat="stretch"/>
      <style:paragraph-properties fo:text-align="center" style:font-independent-line-spacing="true"/>
      <style:text-properties fo:font-size="18pt"/>
    </style:style>
    <style:style style:name="MP12" style:family="paragraph">
      <loext:graphic-properties draw:fill="solid" draw:fill-color="#8eb4e2"/>
      <style:paragraph-properties fo:text-align="center" style:font-independent-line-spacing="true"/>
      <style:text-properties fo:font-size="18pt"/>
    </style:style>
    <style:style style:name="MP13"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Holder 2" presentation:style-name="Title_20_and_20_Content-title" draw:layer="backgroundobjects" svg:width="24.639cm" svg:height="2.799cm" svg:x="1.68cm" svg:y="0.469cm" presentation:class="title" presentation:placeholder="true" presentation:user-transformed="true">
        <draw:text-box/>
      </draw:frame>
      <draw:frame draw:name="Holder 3" presentation:style-name="Title_20_and_20_Content-outline1" draw:layer="backgroundobjects" svg:width="24.717cm" svg:height="9.681cm" svg:x="1.641cm" svg:y="3.52cm" presentation:class="outline" presentation:placeholder="true" presentation:user-transformed="true">
        <draw:text-box/>
      </draw:frame>
      <draw:frame draw:name="Holder 4" presentation:style-name="Mpr4" draw:text-style-name="MP7" draw:layer="backgroundobjects" svg:width="8.959cm" svg:height="0.787cm" svg:x="9.52cm" svg:y="14.647cm" presentation:class="footer" presentation:user-transformed="true">
        <draw:text-box>
          <text:p/>
        </draw:text-box>
      </draw:frame>
      <draw:frame draw:name="Holder 5" presentation:style-name="Mpr4" draw:text-style-name="MP7" draw:layer="backgroundobjects" svg:width="6.439cm" svg:height="0.787cm" svg:x="1.4cm" svg:y="14.647cm" presentation:class="date-time" presentation:user-transformed="true">
        <draw:text-box>
          <text:p text:style-name="MP8"><text:span text:style-name="MT2"><text:date style:data-style-name="D1" text:date-value="2023-04-30">4/30/23</text:date></text:span></text:p>
        </draw:text-box>
      </draw:frame>
      <draw:frame draw:name="Holder 6" presentation:style-name="Mpr4"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6.368cm" svg:height="17.362cm" svg:x="0.496cm" svg:y="3.518cm" presentation:class="page"/>
        <draw:frame presentation:style-name="Title_20_and_20_Content-notes" draw:layer="backgroundobjects" svg:width="13.889cm" svg:height="20.835cm" svg:x="1.736cm" svg:y="21.993cm" presentation:class="notes" presentation:placeholder="true">
          <draw:text-box/>
        </draw:frame>
        <draw:frame presentation:style-name="Mpr5" draw:text-style-name="MP2" draw:layer="backgroundobjects" svg:width="7.534cm" svg:height="2.314cm" svg:x="0cm" svg:y="0cm" presentation:class="header">
          <draw:text-box>
            <text:p text:style-name="MP1"><text:span text:style-name="MT1"><presentation:header/></text:span></text:p>
          </draw:text-box>
        </draw:frame>
        <draw:frame presentation:style-name="Mpr5" draw:text-style-name="MP4" draw:layer="backgroundobjects" svg:width="7.534cm" svg:height="2.314cm" svg:x="9.827cm" svg:y="0cm" presentation:class="date-time">
          <draw:text-box>
            <text:p text:style-name="MP3"><text:span text:style-name="MT1"><presentation:date-time/></text:span></text:p>
          </draw:text-box>
        </draw:frame>
        <draw:frame presentation:style-name="Mpr6" draw:text-style-name="MP2" draw:layer="backgroundobjects" svg:width="7.534cm" svg:height="2.314cm" svg:x="0cm" svg:y="43.988cm" presentation:class="footer">
          <draw:text-box>
            <text:p text:style-name="MP1"><text:span text:style-name="MT1"><presentation:footer/></text:span></text:p>
          </draw:text-box>
        </draw:frame>
        <draw:frame presentation:style-name="Mpr6" draw:text-style-name="MP4" draw:layer="backgroundobjects" svg:width="7.534cm" svg:height="2.314cm" svg:x="9.827cm" svg:y="43.988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Holder 2" presentation:style-name="Title_20_Only-title" draw:layer="backgroundobjects" svg:width="24.639cm" svg:height="2.799cm" svg:x="1.68cm" svg:y="0.469cm" presentation:class="title" presentation:placeholder="true" presentation:user-transformed="true">
        <draw:text-box/>
      </draw:frame>
      <draw:frame draw:name="Holder 3" presentation:style-name="Mpr7" draw:text-style-name="MP7" draw:layer="backgroundobjects" svg:width="8.959cm" svg:height="0.787cm" svg:x="9.52cm" svg:y="14.647cm" presentation:class="footer" presentation:user-transformed="true">
        <draw:text-box>
          <text:p/>
        </draw:text-box>
      </draw:frame>
      <draw:frame draw:name="Holder 4" presentation:style-name="Mpr7" draw:text-style-name="MP7" draw:layer="backgroundobjects" svg:width="6.439cm" svg:height="0.787cm" svg:x="1.4cm" svg:y="14.647cm" presentation:class="date-time" presentation:user-transformed="true">
        <draw:text-box>
          <text:p text:style-name="MP8"><text:span text:style-name="MT2"><text:date style:data-style-name="D1" text:date-value="2023-04-30">4/30/23</text:date></text:span></text:p>
        </draw:text-box>
      </draw:frame>
      <draw:frame draw:name="Holder 5" presentation:style-name="Mpr7"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7.873cm" svg:height="11.135cm" svg:x="6.562cm" svg:y="2.255cm" presentation:class="page"/>
        <draw:frame presentation:style-name="Title_20_Only-notes" draw:layer="backgroundobjects" svg:width="16.799cm" svg:height="13.363cm" svg:x="2.1cm" svg:y="14.106cm" presentation:class="notes" presentation:placeholder="true">
          <draw:text-box/>
        </draw:frame>
        <draw:frame presentation:style-name="Mpr8" draw:text-style-name="MP2" draw:layer="backgroundobjects" svg:width="9.113cm" svg:height="1.483cm" svg:x="0cm" svg:y="0cm" presentation:class="header">
          <draw:text-box>
            <text:p text:style-name="MP1"><text:span text:style-name="MT1"><presentation:header/></text:span></text:p>
          </draw:text-box>
        </draw:frame>
        <draw:frame presentation:style-name="Mpr8" draw:text-style-name="MP4" draw:layer="backgroundobjects" svg:width="9.113cm" svg:height="1.483cm" svg:x="11.886cm" svg:y="0cm" presentation:class="date-time">
          <draw:text-box>
            <text:p text:style-name="MP3"><text:span text:style-name="MT1"><presentation:date-time/></text:span></text:p>
          </draw:text-box>
        </draw:frame>
        <draw:frame presentation:style-name="Mpr9" draw:text-style-name="MP2" draw:layer="backgroundobjects" svg:width="9.113cm" svg:height="1.483cm" svg:x="0cm" svg:y="28.215cm" presentation:class="footer">
          <draw:text-box>
            <text:p text:style-name="MP1"><text:span text:style-name="MT1"><presentation:footer/></text:span></text:p>
          </draw:text-box>
        </draw:frame>
        <draw:frame presentation:style-name="Mpr9"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custom-shape draw:name="bk object 16" draw:style-name="Mgr3" draw:text-style-name="MP10" draw:layer="backgroundobjects" svg:width="6.905cm" svg:height="1.21cm" svg:x="17.821cm" svg:y="5.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4" draw:text-style-name="MP11" draw:layer="backgroundobjects" svg:width="6.798cm" svg:height="0.986cm" svg:x="17.957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5" draw:text-style-name="MP12" draw:layer="backgroundobjects" svg:width="6.614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6" draw:text-style-name="MP13" draw:layer="backgroundobjects" svg:width="6.615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title" draw:layer="backgroundobjects" svg:width="24.639cm" svg:height="2.799cm" svg:x="1.68cm" svg:y="0.469cm" presentation:class="title" presentation:placeholder="true" presentation:user-transformed="true">
        <draw:text-box/>
      </draw:frame>
      <draw:frame draw:name="Holder 3" presentation:style-name="Two_20_Content-outline1" draw:layer="backgroundobjects" svg:width="12.179cm" svg:height="9.813cm" svg:x="1.4cm" svg:y="3.622cm" presentation:class="outline" presentation:placeholder="true" presentation:user-transformed="true">
        <draw:text-box/>
      </draw:frame>
      <draw:frame draw:name="Holder 4" presentation:style-name="Two_20_Content-outline1" draw:layer="backgroundobjects" svg:width="12.179cm" svg:height="9.813cm" svg:x="14.42cm" svg:y="3.622cm" presentation:class="outline" presentation:placeholder="true" presentation:user-transformed="true">
        <draw:text-box/>
      </draw:frame>
      <draw:frame draw:name="Holder 5" presentation:style-name="Mpr10" draw:text-style-name="MP7" draw:layer="backgroundobjects" svg:width="8.959cm" svg:height="0.787cm" svg:x="9.52cm" svg:y="14.647cm" presentation:class="footer" presentation:user-transformed="true">
        <draw:text-box>
          <text:p/>
        </draw:text-box>
      </draw:frame>
      <draw:frame draw:name="Holder 6" presentation:style-name="Mpr10" draw:text-style-name="MP7" draw:layer="backgroundobjects" svg:width="6.439cm" svg:height="0.787cm" svg:x="1.4cm" svg:y="14.647cm" presentation:class="date-time" presentation:user-transformed="true">
        <draw:text-box>
          <text:p text:style-name="MP8"><text:span text:style-name="MT2"><text:date style:data-style-name="D1" text:date-value="2023-04-30">4/30/23</text:date></text:span></text:p>
        </draw:text-box>
      </draw:frame>
      <draw:frame draw:name="Holder 7" presentation:style-name="Mpr10"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7.873cm" svg:height="11.135cm" svg:x="6.562cm" svg:y="2.255cm" presentation:class="page"/>
        <draw:frame presentation:style-name="Two_20_Content-notes" draw:layer="backgroundobjects" svg:width="16.799cm" svg:height="13.363cm" svg:x="2.1cm" svg:y="14.106cm" presentation:class="notes" presentation:placeholder="true">
          <draw:text-box/>
        </draw:frame>
        <draw:frame presentation:style-name="Mpr11" draw:text-style-name="MP2" draw:layer="backgroundobjects" svg:width="9.113cm" svg:height="1.483cm" svg:x="0cm" svg:y="0cm" presentation:class="header">
          <draw:text-box>
            <text:p text:style-name="MP1"><text:span text:style-name="MT1"><presentation:header/></text:span></text:p>
          </draw:text-box>
        </draw:frame>
        <draw:frame presentation:style-name="Mpr11" draw:text-style-name="MP4" draw:layer="backgroundobjects" svg:width="9.113cm" svg:height="1.483cm" svg:x="11.886cm" svg:y="0cm" presentation:class="date-time">
          <draw:text-box>
            <text:p text:style-name="MP3"><text:span text:style-name="MT1"><presentation:date-time/></text:span></text:p>
          </draw:text-box>
        </draw:frame>
        <draw:frame presentation:style-name="Mpr12" draw:text-style-name="MP2" draw:layer="backgroundobjects" svg:width="9.113cm" svg:height="1.483cm" svg:x="0cm" svg:y="28.215cm" presentation:class="footer">
          <draw:text-box>
            <text:p text:style-name="MP1"><text:span text:style-name="MT1"><presentation:footer/></text:span></text:p>
          </draw:text-box>
        </draw:frame>
        <draw:frame presentation:style-name="Mpr12"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0:51:59.868087743</meta:creation-date>
    <meta:generator>LibreOffice/6.4.7.2$Linux_X86_64 LibreOffice_project/40$Build-2</meta:generator>
    <dc:date>2023-04-30T21:23:02.036344081</dc:date>
    <meta:editing-duration>PT1H4M24S</meta:editing-duration>
    <meta:editing-cycles>8</meta:editing-cycles>
    <meta:document-statistic meta:object-count="454"/>
  </office:meta>
</office:document-meta>
</file>